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58.2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224.59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7.79pt"/>
    </style:style>
    <style:style style:name="co11" style:family="table-column">
      <style:table-column-properties fo:break-before="auto" style:column-width="129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ce2" style:family="table-cell" style:parent-style-name="Default" style:data-style-name="N61">
      <style:text-properties style:font-name="Liberation Sans" style:font-name-asian="Droid Sans Fallback" style:font-name-complex="Droid Sans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eighthistory correct ms ns conver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ndroid ts begin</text:p>
          </table:table-cell>
          <table:table-cell table:style-name="ce1" office:value-type="float" office:value="1.47776699043E+018" calcext:value-type="float">
            <text:p>1.47776699043E+018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ensor ts begin</text:p>
          </table:table-cell>
          <table:table-cell table:style-name="ce1" office:value-type="float" office:value="18831460974467" calcext:value-type="float">
            <text:p>18831460974467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erver ts begin</text:p>
          </table:table-cell>
          <table:table-cell table:style-name="ce2" office:value-type="float" office:value="1.477766990582E+018" calcext:value-type="float">
            <text:p>1.48E+18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 android-sensor</text:p>
          </table:table-cell>
          <table:table-cell table:formula="of:=[.B2]-[.B3]" office:value-type="float" office:value="1.47774815896903E+018" calcext:value-type="float">
            <text:p>1.47774815896903E+018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 android-server</text:p>
          </table:table-cell>
          <table:table-cell table:formula="of:=[.B4]-[.B2]" office:value-type="float" office:value="151999744" calcext:value-type="float">
            <text:p>151999744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ensor ts</text:p>
          </table:table-cell>
          <table:table-cell/>
          <table:table-cell office:value-type="string" calcext:value-type="string">
            <text:p>server ts</text:p>
          </table:table-cell>
          <table:table-cell table:style-name="Default" office:value-type="string" calcext:value-type="string">
            <text:p>sensor timestamps in reference frame of server</text:p>
          </table:table-cell>
          <table:table-cell table:style-name="Default" office:value-type="string" calcext:value-type="string">
            <text:p>delta server-sensor [ms]</text:p>
          </table:table-cell>
          <table:table-cell/>
          <table:table-cell office:value-type="string" calcext:value-type="string">
            <text:p>jitter: sensor [ms]</text:p>
          </table:table-cell>
          <table:table-cell office:value-type="string" calcext:value-type="string">
            <text:p>jitter: server receipt[ms]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460974467" calcext:value-type="float">
            <text:p>18831460974467</text:p>
          </table:table-cell>
          <table:table-cell office:value-type="float" office:value="3" calcext:value-type="float">
            <text:p>3</text:p>
          </table:table-cell>
          <table:table-cell office:value-type="float" office:value="1.477766990582E+018" calcext:value-type="float">
            <text:p>1.477766990582E+018</text:p>
          </table:table-cell>
          <table:table-cell table:formula="of:=[.D9]+[.$B$5]" office:value-type="float" office:value="1.47776699043E+018" calcext:value-type="float">
            <text:p>1.47776699043E+018</text:p>
          </table:table-cell>
          <table:table-cell table:formula="of:=CEILING(([.F9]-[.G9]) / 1000000)" office:value-type="float" office:value="152" calcext:value-type="float">
            <text:p>152</text:p>
          </table:table-cell>
          <table:table-cell/>
          <table:table-cell table:formula="of:=CEILING(([.G10]-[.G9])/1000000)" office:value-type="float" office:value="20" calcext:value-type="float">
            <text:p>20</text:p>
          </table:table-cell>
          <table:table-cell table:formula="of:=CEILING(([.F10]-[.F9])/100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480383647" calcext:value-type="float">
            <text:p>18831480383647</text:p>
          </table:table-cell>
          <table:table-cell office:value-type="float" office:value="3" calcext:value-type="float">
            <text:p>3</text:p>
          </table:table-cell>
          <table:table-cell office:value-type="float" office:value="1.477766990582E+018" calcext:value-type="float">
            <text:p>1.477766990582E+018</text:p>
          </table:table-cell>
          <table:table-cell table:formula="of:=[.D10]+[.$B$5]" office:value-type="float" office:value="1.47776699044941E+018" calcext:value-type="float">
            <text:p>1.47776699044941E+018</text:p>
          </table:table-cell>
          <table:table-cell table:formula="of:=CEILING(([.F10]-[.G10]) / 1000000)" office:value-type="float" office:value="133" calcext:value-type="float">
            <text:p>133</text:p>
          </table:table-cell>
          <table:table-cell/>
          <table:table-cell table:formula="of:=CEILING(([.G11]-[.G10])/1000000)" office:value-type="float" office:value="20" calcext:value-type="float">
            <text:p>20</text:p>
          </table:table-cell>
          <table:table-cell table:formula="of:=CEILING(([.F11]-[.F10])/10000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500342143" calcext:value-type="float">
            <text:p>18831500342143</text:p>
          </table:table-cell>
          <table:table-cell office:value-type="float" office:value="3" calcext:value-type="float">
            <text:p>3</text:p>
          </table:table-cell>
          <table:table-cell office:value-type="float" office:value="1.477766990583E+018" calcext:value-type="float">
            <text:p>1.477766990583E+018</text:p>
          </table:table-cell>
          <table:table-cell table:formula="of:=[.D11]+[.$B$5]" office:value-type="float" office:value="1.47776699046937E+018" calcext:value-type="float">
            <text:p>1.47776699046937E+018</text:p>
          </table:table-cell>
          <table:table-cell table:formula="of:=CEILING(([.F11]-[.G11]) / 1000000)" office:value-type="float" office:value="114" calcext:value-type="float">
            <text:p>114</text:p>
          </table:table-cell>
          <table:table-cell/>
          <table:table-cell table:formula="of:=CEILING(([.G12]-[.G11])/1000000)" office:value-type="float" office:value="20" calcext:value-type="float">
            <text:p>20</text:p>
          </table:table-cell>
          <table:table-cell table:formula="of:=CEILING(([.F12]-[.F11])/100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520331157" calcext:value-type="float">
            <text:p>18831520331157</text:p>
          </table:table-cell>
          <table:table-cell office:value-type="float" office:value="3" calcext:value-type="float">
            <text:p>3</text:p>
          </table:table-cell>
          <table:table-cell office:value-type="float" office:value="1.477766990583E+018" calcext:value-type="float">
            <text:p>1.477766990583E+018</text:p>
          </table:table-cell>
          <table:table-cell table:formula="of:=[.D12]+[.$B$5]" office:value-type="float" office:value="1.47776699048936E+018" calcext:value-type="float">
            <text:p>1.47776699048936E+018</text:p>
          </table:table-cell>
          <table:table-cell table:formula="of:=CEILING(([.F12]-[.G12]) / 1000000)" office:value-type="float" office:value="94" calcext:value-type="float">
            <text:p>94</text:p>
          </table:table-cell>
          <table:table-cell/>
          <table:table-cell table:formula="of:=CEILING(([.G13]-[.G12])/1000000)" office:value-type="float" office:value="20" calcext:value-type="float">
            <text:p>20</text:p>
          </table:table-cell>
          <table:table-cell table:formula="of:=CEILING(([.F13]-[.F12])/100000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540289653" calcext:value-type="float">
            <text:p>18831540289653</text:p>
          </table:table-cell>
          <table:table-cell office:value-type="float" office:value="3" calcext:value-type="float">
            <text:p>3</text:p>
          </table:table-cell>
          <table:table-cell office:value-type="float" office:value="1.477766990583E+018" calcext:value-type="float">
            <text:p>1.477766990583E+018</text:p>
          </table:table-cell>
          <table:table-cell table:formula="of:=[.D13]+[.$B$5]" office:value-type="float" office:value="1.47776699050932E+018" calcext:value-type="float">
            <text:p>1.47776699050932E+018</text:p>
          </table:table-cell>
          <table:table-cell table:formula="of:=CEILING(([.F13]-[.G13]) / 1000000)" office:value-type="float" office:value="74" calcext:value-type="float">
            <text:p>74</text:p>
          </table:table-cell>
          <table:table-cell/>
          <table:table-cell table:formula="of:=CEILING(([.G14]-[.G13])/1000000)" office:value-type="float" office:value="20" calcext:value-type="float">
            <text:p>20</text:p>
          </table:table-cell>
          <table:table-cell table:formula="of:=CEILING(([.F14]-[.F13])/10000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560278666" calcext:value-type="float">
            <text:p>18831560278666</text:p>
          </table:table-cell>
          <table:table-cell office:value-type="float" office:value="3" calcext:value-type="float">
            <text:p>3</text:p>
          </table:table-cell>
          <table:table-cell office:value-type="float" office:value="1.477766990591E+018" calcext:value-type="float">
            <text:p>1.477766990591E+018</text:p>
          </table:table-cell>
          <table:table-cell table:formula="of:=[.D14]+[.$B$5]" office:value-type="float" office:value="1.4777669905293E+018" calcext:value-type="float">
            <text:p>1.4777669905293E+018</text:p>
          </table:table-cell>
          <table:table-cell table:formula="of:=CEILING(([.F14]-[.G14]) / 1000000)" office:value-type="float" office:value="62" calcext:value-type="float">
            <text:p>62</text:p>
          </table:table-cell>
          <table:table-cell/>
          <table:table-cell table:formula="of:=CEILING(([.G15]-[.G14])/1000000)" office:value-type="float" office:value="20" calcext:value-type="float">
            <text:p>20</text:p>
          </table:table-cell>
          <table:table-cell table:formula="of:=CEILING(([.F15]-[.F14])/10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580237162" calcext:value-type="float">
            <text:p>18831580237162</text:p>
          </table:table-cell>
          <table:table-cell office:value-type="float" office:value="3" calcext:value-type="float">
            <text:p>3</text:p>
          </table:table-cell>
          <table:table-cell office:value-type="float" office:value="1.477766990609E+018" calcext:value-type="float">
            <text:p>1.477766990609E+018</text:p>
          </table:table-cell>
          <table:table-cell table:formula="of:=[.D15]+[.$B$5]" office:value-type="float" office:value="1.47776699054926E+018" calcext:value-type="float">
            <text:p>1.47776699054926E+018</text:p>
          </table:table-cell>
          <table:table-cell table:formula="of:=CEILING(([.F15]-[.G15]) / 1000000)" office:value-type="float" office:value="60" calcext:value-type="float">
            <text:p>60</text:p>
          </table:table-cell>
          <table:table-cell/>
          <table:table-cell table:formula="of:=CEILING(([.G16]-[.G15])/1000000)" office:value-type="float" office:value="20" calcext:value-type="float">
            <text:p>20</text:p>
          </table:table-cell>
          <table:table-cell table:formula="of:=CEILING(([.F16]-[.F15])/10000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600195659" calcext:value-type="float">
            <text:p>18831600195659</text:p>
          </table:table-cell>
          <table:table-cell office:value-type="float" office:value="3" calcext:value-type="float">
            <text:p>3</text:p>
          </table:table-cell>
          <table:table-cell office:value-type="float" office:value="1.477766990626E+018" calcext:value-type="float">
            <text:p>1.477766990626E+018</text:p>
          </table:table-cell>
          <table:table-cell table:formula="of:=[.D16]+[.$B$5]" office:value-type="float" office:value="1.47776699056922E+018" calcext:value-type="float">
            <text:p>1.47776699056922E+018</text:p>
          </table:table-cell>
          <table:table-cell table:formula="of:=CEILING(([.F16]-[.G16]) / 1000000)" office:value-type="float" office:value="57" calcext:value-type="float">
            <text:p>57</text:p>
          </table:table-cell>
          <table:table-cell/>
          <table:table-cell table:formula="of:=CEILING(([.G17]-[.G16])/1000000)" office:value-type="float" office:value="20" calcext:value-type="float">
            <text:p>20</text:p>
          </table:table-cell>
          <table:table-cell table:formula="of:=CEILING(([.F17]-[.F16])/10000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620184672" calcext:value-type="float">
            <text:p>18831620184672</text:p>
          </table:table-cell>
          <table:table-cell office:value-type="float" office:value="3" calcext:value-type="float">
            <text:p>3</text:p>
          </table:table-cell>
          <table:table-cell office:value-type="float" office:value="1.477766990648E+018" calcext:value-type="float">
            <text:p>1.477766990648E+018</text:p>
          </table:table-cell>
          <table:table-cell table:formula="of:=[.D17]+[.$B$5]" office:value-type="float" office:value="1.47776699058921E+018" calcext:value-type="float">
            <text:p>1.47776699058921E+018</text:p>
          </table:table-cell>
          <table:table-cell table:formula="of:=CEILING(([.F17]-[.G17]) / 1000000)" office:value-type="float" office:value="59" calcext:value-type="float">
            <text:p>59</text:p>
          </table:table-cell>
          <table:table-cell/>
          <table:table-cell table:formula="of:=CEILING(([.G18]-[.G17])/1000000)" office:value-type="float" office:value="20" calcext:value-type="float">
            <text:p>20</text:p>
          </table:table-cell>
          <table:table-cell table:formula="of:=CEILING(([.F18]-[.F1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640173686" calcext:value-type="float">
            <text:p>18831640173686</text:p>
          </table:table-cell>
          <table:table-cell office:value-type="float" office:value="3" calcext:value-type="float">
            <text:p>3</text:p>
          </table:table-cell>
          <table:table-cell office:value-type="float" office:value="1.477766990667E+018" calcext:value-type="float">
            <text:p>1.477766990667E+018</text:p>
          </table:table-cell>
          <table:table-cell table:formula="of:=[.D18]+[.$B$5]" office:value-type="float" office:value="1.4777669906092E+018" calcext:value-type="float">
            <text:p>1.4777669906092E+018</text:p>
          </table:table-cell>
          <table:table-cell table:formula="of:=CEILING(([.F18]-[.G18]) / 1000000)" office:value-type="float" office:value="58" calcext:value-type="float">
            <text:p>58</text:p>
          </table:table-cell>
          <table:table-cell/>
          <table:table-cell table:formula="of:=CEILING(([.G19]-[.G18])/1000000)" office:value-type="float" office:value="20" calcext:value-type="float">
            <text:p>20</text:p>
          </table:table-cell>
          <table:table-cell table:formula="of:=CEILING(([.F19]-[.F18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660162700" calcext:value-type="float">
            <text:p>18831660162700</text:p>
          </table:table-cell>
          <table:table-cell office:value-type="float" office:value="3" calcext:value-type="float">
            <text:p>3</text:p>
          </table:table-cell>
          <table:table-cell office:value-type="float" office:value="1.477766990688E+018" calcext:value-type="float">
            <text:p>1.477766990688E+018</text:p>
          </table:table-cell>
          <table:table-cell table:formula="of:=[.D19]+[.$B$5]" office:value-type="float" office:value="1.47776699062919E+018" calcext:value-type="float">
            <text:p>1.47776699062919E+018</text:p>
          </table:table-cell>
          <table:table-cell table:formula="of:=CEILING(([.F19]-[.G19]) / 1000000)" office:value-type="float" office:value="59" calcext:value-type="float">
            <text:p>59</text:p>
          </table:table-cell>
          <table:table-cell/>
          <table:table-cell table:formula="of:=CEILING(([.G20]-[.G19])/1000000)" office:value-type="float" office:value="20" calcext:value-type="float">
            <text:p>20</text:p>
          </table:table-cell>
          <table:table-cell table:formula="of:=CEILING(([.F20]-[.F1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680151713" calcext:value-type="float">
            <text:p>18831680151713</text:p>
          </table:table-cell>
          <table:table-cell office:value-type="float" office:value="3" calcext:value-type="float">
            <text:p>3</text:p>
          </table:table-cell>
          <table:table-cell office:value-type="float" office:value="1.477766990708E+018" calcext:value-type="float">
            <text:p>1.477766990708E+018</text:p>
          </table:table-cell>
          <table:table-cell table:formula="of:=[.D20]+[.$B$5]" office:value-type="float" office:value="1.47776699064918E+018" calcext:value-type="float">
            <text:p>1.47776699064918E+018</text:p>
          </table:table-cell>
          <table:table-cell table:formula="of:=CEILING(([.F20]-[.G20]) / 1000000)" office:value-type="float" office:value="59" calcext:value-type="float">
            <text:p>59</text:p>
          </table:table-cell>
          <table:table-cell/>
          <table:table-cell table:formula="of:=CEILING(([.G21]-[.G20])/1000000)" office:value-type="float" office:value="20" calcext:value-type="float">
            <text:p>20</text:p>
          </table:table-cell>
          <table:table-cell table:formula="of:=CEILING(([.F21]-[.F20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700140727" calcext:value-type="float">
            <text:p>18831700140727</text:p>
          </table:table-cell>
          <table:table-cell office:value-type="float" office:value="3" calcext:value-type="float">
            <text:p>3</text:p>
          </table:table-cell>
          <table:table-cell office:value-type="float" office:value="1.47776699073E+018" calcext:value-type="float">
            <text:p>1.47776699073E+018</text:p>
          </table:table-cell>
          <table:table-cell table:formula="of:=[.D21]+[.$B$5]" office:value-type="float" office:value="1.47776699066917E+018" calcext:value-type="float">
            <text:p>1.47776699066917E+018</text:p>
          </table:table-cell>
          <table:table-cell table:formula="of:=CEILING(([.F21]-[.G21]) / 1000000)" office:value-type="float" office:value="61" calcext:value-type="float">
            <text:p>61</text:p>
          </table:table-cell>
          <table:table-cell/>
          <table:table-cell table:formula="of:=CEILING(([.G22]-[.G21])/1000000)" office:value-type="float" office:value="20" calcext:value-type="float">
            <text:p>20</text:p>
          </table:table-cell>
          <table:table-cell table:formula="of:=CEILING(([.F22]-[.F21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720129741" calcext:value-type="float">
            <text:p>18831720129741</text:p>
          </table:table-cell>
          <table:table-cell office:value-type="float" office:value="3" calcext:value-type="float">
            <text:p>3</text:p>
          </table:table-cell>
          <table:table-cell office:value-type="float" office:value="1.47776699075E+018" calcext:value-type="float">
            <text:p>1.47776699075E+018</text:p>
          </table:table-cell>
          <table:table-cell table:formula="of:=[.D22]+[.$B$5]" office:value-type="float" office:value="1.47776699068916E+018" calcext:value-type="float">
            <text:p>1.47776699068916E+018</text:p>
          </table:table-cell>
          <table:table-cell table:formula="of:=CEILING(([.F22]-[.G22]) / 1000000)" office:value-type="float" office:value="61" calcext:value-type="float">
            <text:p>61</text:p>
          </table:table-cell>
          <table:table-cell/>
          <table:table-cell table:formula="of:=CEILING(([.G23]-[.G22])/1000000)" office:value-type="float" office:value="20" calcext:value-type="float">
            <text:p>20</text:p>
          </table:table-cell>
          <table:table-cell table:formula="of:=CEILING(([.F23]-[.F22])/10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740118754" calcext:value-type="float">
            <text:p>18831740118754</text:p>
          </table:table-cell>
          <table:table-cell office:value-type="float" office:value="3" calcext:value-type="float">
            <text:p>3</text:p>
          </table:table-cell>
          <table:table-cell office:value-type="float" office:value="1.477766990768E+018" calcext:value-type="float">
            <text:p>1.477766990768E+018</text:p>
          </table:table-cell>
          <table:table-cell table:formula="of:=[.D23]+[.$B$5]" office:value-type="float" office:value="1.47776699070914E+018" calcext:value-type="float">
            <text:p>1.47776699070914E+018</text:p>
          </table:table-cell>
          <table:table-cell table:formula="of:=CEILING(([.F23]-[.G23]) / 1000000)" office:value-type="float" office:value="59" calcext:value-type="float">
            <text:p>59</text:p>
          </table:table-cell>
          <table:table-cell/>
          <table:table-cell table:formula="of:=CEILING(([.G24]-[.G23])/1000000)" office:value-type="float" office:value="20" calcext:value-type="float">
            <text:p>20</text:p>
          </table:table-cell>
          <table:table-cell table:formula="of:=CEILING(([.F24]-[.F23])/10000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760077250" calcext:value-type="float">
            <text:p>18831760077250</text:p>
          </table:table-cell>
          <table:table-cell office:value-type="float" office:value="3" calcext:value-type="float">
            <text:p>3</text:p>
          </table:table-cell>
          <table:table-cell office:value-type="float" office:value="1.47776699079E+018" calcext:value-type="float">
            <text:p>1.47776699079E+018</text:p>
          </table:table-cell>
          <table:table-cell table:formula="of:=[.D24]+[.$B$5]" office:value-type="float" office:value="1.4777669907291E+018" calcext:value-type="float">
            <text:p>1.4777669907291E+018</text:p>
          </table:table-cell>
          <table:table-cell table:formula="of:=CEILING(([.F24]-[.G24]) / 1000000)" office:value-type="float" office:value="61" calcext:value-type="float">
            <text:p>61</text:p>
          </table:table-cell>
          <table:table-cell/>
          <table:table-cell table:formula="of:=CEILING(([.G25]-[.G24])/1000000)" office:value-type="float" office:value="21" calcext:value-type="float">
            <text:p>21</text:p>
          </table:table-cell>
          <table:table-cell table:formula="of:=CEILING(([.F25]-[.F2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780096782" calcext:value-type="float">
            <text:p>18831780096782</text:p>
          </table:table-cell>
          <table:table-cell office:value-type="float" office:value="3" calcext:value-type="float">
            <text:p>3</text:p>
          </table:table-cell>
          <table:table-cell office:value-type="float" office:value="1.47776699081E+018" calcext:value-type="float">
            <text:p>1.47776699081E+018</text:p>
          </table:table-cell>
          <table:table-cell table:formula="of:=[.D25]+[.$B$5]" office:value-type="float" office:value="1.47776699074912E+018" calcext:value-type="float">
            <text:p>1.47776699074912E+018</text:p>
          </table:table-cell>
          <table:table-cell table:formula="of:=CEILING(([.F25]-[.G25]) / 1000000)" office:value-type="float" office:value="61" calcext:value-type="float">
            <text:p>61</text:p>
          </table:table-cell>
          <table:table-cell/>
          <table:table-cell table:formula="of:=CEILING(([.G26]-[.G25])/1000000)" office:value-type="float" office:value="20" calcext:value-type="float">
            <text:p>20</text:p>
          </table:table-cell>
          <table:table-cell table:formula="of:=CEILING(([.F26]-[.F2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800055278" calcext:value-type="float">
            <text:p>18831800055278</text:p>
          </table:table-cell>
          <table:table-cell office:value-type="float" office:value="3" calcext:value-type="float">
            <text:p>3</text:p>
          </table:table-cell>
          <table:table-cell office:value-type="float" office:value="1.477766990829E+018" calcext:value-type="float">
            <text:p>1.477766990829E+018</text:p>
          </table:table-cell>
          <table:table-cell table:formula="of:=[.D26]+[.$B$5]" office:value-type="float" office:value="1.47776699076908E+018" calcext:value-type="float">
            <text:p>1.47776699076908E+018</text:p>
          </table:table-cell>
          <table:table-cell table:formula="of:=CEILING(([.F26]-[.G26]) / 1000000)" office:value-type="float" office:value="60" calcext:value-type="float">
            <text:p>60</text:p>
          </table:table-cell>
          <table:table-cell/>
          <table:table-cell table:formula="of:=CEILING(([.G27]-[.G26])/1000000)" office:value-type="float" office:value="20" calcext:value-type="float">
            <text:p>20</text:p>
          </table:table-cell>
          <table:table-cell table:formula="of:=CEILING(([.F27]-[.F2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820044291" calcext:value-type="float">
            <text:p>18831820044291</text:p>
          </table:table-cell>
          <table:table-cell office:value-type="float" office:value="3" calcext:value-type="float">
            <text:p>3</text:p>
          </table:table-cell>
          <table:table-cell office:value-type="float" office:value="1.477766990848E+018" calcext:value-type="float">
            <text:p>1.477766990848E+018</text:p>
          </table:table-cell>
          <table:table-cell table:formula="of:=[.D27]+[.$B$5]" office:value-type="float" office:value="1.47776699078907E+018" calcext:value-type="float">
            <text:p>1.47776699078907E+018</text:p>
          </table:table-cell>
          <table:table-cell table:formula="of:=CEILING(([.F27]-[.G27]) / 1000000)" office:value-type="float" office:value="59" calcext:value-type="float">
            <text:p>59</text:p>
          </table:table-cell>
          <table:table-cell/>
          <table:table-cell table:formula="of:=CEILING(([.G28]-[.G27])/1000000)" office:value-type="float" office:value="20" calcext:value-type="float">
            <text:p>20</text:p>
          </table:table-cell>
          <table:table-cell table:formula="of:=CEILING(([.F28]-[.F2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840033305" calcext:value-type="float">
            <text:p>18831840033305</text:p>
          </table:table-cell>
          <table:table-cell office:value-type="float" office:value="3" calcext:value-type="float">
            <text:p>3</text:p>
          </table:table-cell>
          <table:table-cell office:value-type="float" office:value="1.477766990868E+018" calcext:value-type="float">
            <text:p>1.477766990868E+018</text:p>
          </table:table-cell>
          <table:table-cell table:formula="of:=[.D28]+[.$B$5]" office:value-type="float" office:value="1.47776699080906E+018" calcext:value-type="float">
            <text:p>1.47776699080906E+018</text:p>
          </table:table-cell>
          <table:table-cell table:formula="of:=CEILING(([.F28]-[.G28]) / 1000000)" office:value-type="float" office:value="59" calcext:value-type="float">
            <text:p>59</text:p>
          </table:table-cell>
          <table:table-cell/>
          <table:table-cell table:formula="of:=CEILING(([.G29]-[.G28])/1000000)" office:value-type="float" office:value="20" calcext:value-type="float">
            <text:p>20</text:p>
          </table:table-cell>
          <table:table-cell table:formula="of:=CEILING(([.F29]-[.F28])/10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860022319" calcext:value-type="float">
            <text:p>18831860022319</text:p>
          </table:table-cell>
          <table:table-cell office:value-type="float" office:value="3" calcext:value-type="float">
            <text:p>3</text:p>
          </table:table-cell>
          <table:table-cell office:value-type="float" office:value="1.477766990891E+018" calcext:value-type="float">
            <text:p>1.477766990891E+018</text:p>
          </table:table-cell>
          <table:table-cell table:formula="of:=[.D29]+[.$B$5]" office:value-type="float" office:value="1.47776699082905E+018" calcext:value-type="float">
            <text:p>1.47776699082905E+018</text:p>
          </table:table-cell>
          <table:table-cell table:formula="of:=CEILING(([.F29]-[.G29]) / 1000000)" office:value-type="float" office:value="62" calcext:value-type="float">
            <text:p>62</text:p>
          </table:table-cell>
          <table:table-cell/>
          <table:table-cell table:formula="of:=CEILING(([.G30]-[.G29])/1000000)" office:value-type="float" office:value="20" calcext:value-type="float">
            <text:p>20</text:p>
          </table:table-cell>
          <table:table-cell table:formula="of:=CEILING(([.F30]-[.F29])/10000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879980815" calcext:value-type="float">
            <text:p>18831879980815</text:p>
          </table:table-cell>
          <table:table-cell office:value-type="float" office:value="3" calcext:value-type="float">
            <text:p>3</text:p>
          </table:table-cell>
          <table:table-cell office:value-type="float" office:value="1.477766990908E+018" calcext:value-type="float">
            <text:p>1.477766990908E+018</text:p>
          </table:table-cell>
          <table:table-cell table:formula="of:=[.D30]+[.$B$5]" office:value-type="float" office:value="1.47776699084901E+018" calcext:value-type="float">
            <text:p>1.47776699084901E+018</text:p>
          </table:table-cell>
          <table:table-cell table:formula="of:=CEILING(([.F30]-[.G30]) / 1000000)" office:value-type="float" office:value="59" calcext:value-type="float">
            <text:p>59</text:p>
          </table:table-cell>
          <table:table-cell/>
          <table:table-cell table:formula="of:=CEILING(([.G31]-[.G30])/1000000)" office:value-type="float" office:value="20" calcext:value-type="float">
            <text:p>20</text:p>
          </table:table-cell>
          <table:table-cell table:formula="of:=CEILING(([.F31]-[.F3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899969828" calcext:value-type="float">
            <text:p>18831899969828</text:p>
          </table:table-cell>
          <table:table-cell office:value-type="float" office:value="3" calcext:value-type="float">
            <text:p>3</text:p>
          </table:table-cell>
          <table:table-cell office:value-type="float" office:value="1.477766990928E+018" calcext:value-type="float">
            <text:p>1.477766990928E+018</text:p>
          </table:table-cell>
          <table:table-cell table:formula="of:=[.D31]+[.$B$5]" office:value-type="float" office:value="1.477766990869E+018" calcext:value-type="float">
            <text:p>1.477766990869E+018</text:p>
          </table:table-cell>
          <table:table-cell table:formula="of:=CEILING(([.F31]-[.G31]) / 1000000)" office:value-type="float" office:value="60" calcext:value-type="float">
            <text:p>60</text:p>
          </table:table-cell>
          <table:table-cell/>
          <table:table-cell table:formula="of:=CEILING(([.G32]-[.G31])/1000000)" office:value-type="float" office:value="21" calcext:value-type="float">
            <text:p>21</text:p>
          </table:table-cell>
          <table:table-cell table:formula="of:=CEILING(([.F32]-[.F31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919989360" calcext:value-type="float">
            <text:p>18831919989360</text:p>
          </table:table-cell>
          <table:table-cell office:value-type="float" office:value="3" calcext:value-type="float">
            <text:p>3</text:p>
          </table:table-cell>
          <table:table-cell office:value-type="float" office:value="1.477766990949E+018" calcext:value-type="float">
            <text:p>1.477766990949E+018</text:p>
          </table:table-cell>
          <table:table-cell table:formula="of:=[.D32]+[.$B$5]" office:value-type="float" office:value="1.47776699088901E+018" calcext:value-type="float">
            <text:p>1.47776699088901E+018</text:p>
          </table:table-cell>
          <table:table-cell table:formula="of:=CEILING(([.F32]-[.G32]) / 1000000)" office:value-type="float" office:value="60" calcext:value-type="float">
            <text:p>60</text:p>
          </table:table-cell>
          <table:table-cell/>
          <table:table-cell table:formula="of:=CEILING(([.G33]-[.G32])/1000000)" office:value-type="float" office:value="20" calcext:value-type="float">
            <text:p>20</text:p>
          </table:table-cell>
          <table:table-cell table:formula="of:=CEILING(([.F33]-[.F32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939947856" calcext:value-type="float">
            <text:p>18831939947856</text:p>
          </table:table-cell>
          <table:table-cell office:value-type="float" office:value="3" calcext:value-type="float">
            <text:p>3</text:p>
          </table:table-cell>
          <table:table-cell office:value-type="float" office:value="1.477766990967E+018" calcext:value-type="float">
            <text:p>1.477766990967E+018</text:p>
          </table:table-cell>
          <table:table-cell table:formula="of:=[.D33]+[.$B$5]" office:value-type="float" office:value="1.47776699090897E+018" calcext:value-type="float">
            <text:p>1.47776699090897E+018</text:p>
          </table:table-cell>
          <table:table-cell table:formula="of:=CEILING(([.F33]-[.G33]) / 1000000)" office:value-type="float" office:value="59" calcext:value-type="float">
            <text:p>59</text:p>
          </table:table-cell>
          <table:table-cell/>
          <table:table-cell table:formula="of:=CEILING(([.G34]-[.G33])/1000000)" office:value-type="float" office:value="20" calcext:value-type="float">
            <text:p>20</text:p>
          </table:table-cell>
          <table:table-cell table:formula="of:=CEILING(([.F34]-[.F33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959906352" calcext:value-type="float">
            <text:p>18831959906352</text:p>
          </table:table-cell>
          <table:table-cell office:value-type="float" office:value="3" calcext:value-type="float">
            <text:p>3</text:p>
          </table:table-cell>
          <table:table-cell office:value-type="float" office:value="1.477766990986E+018" calcext:value-type="float">
            <text:p>1.477766990986E+018</text:p>
          </table:table-cell>
          <table:table-cell table:formula="of:=[.D34]+[.$B$5]" office:value-type="float" office:value="1.47776699092893E+018" calcext:value-type="float">
            <text:p>1.47776699092893E+018</text:p>
          </table:table-cell>
          <table:table-cell table:formula="of:=CEILING(([.F34]-[.G34]) / 1000000)" office:value-type="float" office:value="58" calcext:value-type="float">
            <text:p>58</text:p>
          </table:table-cell>
          <table:table-cell/>
          <table:table-cell table:formula="of:=CEILING(([.G35]-[.G34])/1000000)" office:value-type="float" office:value="20" calcext:value-type="float">
            <text:p>20</text:p>
          </table:table-cell>
          <table:table-cell table:formula="of:=CEILING(([.F35]-[.F34])/10000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979895366" calcext:value-type="float">
            <text:p>18831979895366</text:p>
          </table:table-cell>
          <table:table-cell office:value-type="float" office:value="3" calcext:value-type="float">
            <text:p>3</text:p>
          </table:table-cell>
          <table:table-cell office:value-type="float" office:value="1.477766991008E+018" calcext:value-type="float">
            <text:p>1.477766991008E+018</text:p>
          </table:table-cell>
          <table:table-cell table:formula="of:=[.D35]+[.$B$5]" office:value-type="float" office:value="1.47776699094892E+018" calcext:value-type="float">
            <text:p>1.47776699094892E+018</text:p>
          </table:table-cell>
          <table:table-cell table:formula="of:=CEILING(([.F35]-[.G35]) / 1000000)" office:value-type="float" office:value="60" calcext:value-type="float">
            <text:p>60</text:p>
          </table:table-cell>
          <table:table-cell/>
          <table:table-cell table:formula="of:=CEILING(([.G36]-[.G35])/1000000)" office:value-type="float" office:value="20" calcext:value-type="float">
            <text:p>20</text:p>
          </table:table-cell>
          <table:table-cell table:formula="of:=CEILING(([.F36]-[.F35])/10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1999853862" calcext:value-type="float">
            <text:p>18831999853862</text:p>
          </table:table-cell>
          <table:table-cell office:value-type="float" office:value="3" calcext:value-type="float">
            <text:p>3</text:p>
          </table:table-cell>
          <table:table-cell office:value-type="float" office:value="1.477766991032E+018" calcext:value-type="float">
            <text:p>1.477766991032E+018</text:p>
          </table:table-cell>
          <table:table-cell table:formula="of:=[.D36]+[.$B$5]" office:value-type="float" office:value="1.47776699096888E+018" calcext:value-type="float">
            <text:p>1.47776699096888E+018</text:p>
          </table:table-cell>
          <table:table-cell table:formula="of:=CEILING(([.F36]-[.G36]) / 1000000)" office:value-type="float" office:value="64" calcext:value-type="float">
            <text:p>64</text:p>
          </table:table-cell>
          <table:table-cell/>
          <table:table-cell table:formula="of:=CEILING(([.G37]-[.G36])/1000000)" office:value-type="float" office:value="21" calcext:value-type="float">
            <text:p>21</text:p>
          </table:table-cell>
          <table:table-cell table:formula="of:=CEILING(([.F37]-[.F3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019873393" calcext:value-type="float">
            <text:p>18832019873393</text:p>
          </table:table-cell>
          <table:table-cell office:value-type="float" office:value="3" calcext:value-type="float">
            <text:p>3</text:p>
          </table:table-cell>
          <table:table-cell office:value-type="float" office:value="1.477766991051E+018" calcext:value-type="float">
            <text:p>1.477766991051E+018</text:p>
          </table:table-cell>
          <table:table-cell table:formula="of:=[.D37]+[.$B$5]" office:value-type="float" office:value="1.4777669909889E+018" calcext:value-type="float">
            <text:p>1.4777669909889E+018</text:p>
          </table:table-cell>
          <table:table-cell table:formula="of:=CEILING(([.F37]-[.G37]) / 1000000)" office:value-type="float" office:value="63" calcext:value-type="float">
            <text:p>63</text:p>
          </table:table-cell>
          <table:table-cell/>
          <table:table-cell table:formula="of:=CEILING(([.G38]-[.G37])/1000000)" office:value-type="float" office:value="20" calcext:value-type="float">
            <text:p>20</text:p>
          </table:table-cell>
          <table:table-cell table:formula="of:=CEILING(([.F38]-[.F3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039831889" calcext:value-type="float">
            <text:p>18832039831889</text:p>
          </table:table-cell>
          <table:table-cell office:value-type="float" office:value="3" calcext:value-type="float">
            <text:p>3</text:p>
          </table:table-cell>
          <table:table-cell office:value-type="float" office:value="1.47776699107E+018" calcext:value-type="float">
            <text:p>1.47776699107E+018</text:p>
          </table:table-cell>
          <table:table-cell table:formula="of:=[.D38]+[.$B$5]" office:value-type="float" office:value="1.47776699100886E+018" calcext:value-type="float">
            <text:p>1.47776699100886E+018</text:p>
          </table:table-cell>
          <table:table-cell table:formula="of:=CEILING(([.F38]-[.G38]) / 1000000)" office:value-type="float" office:value="62" calcext:value-type="float">
            <text:p>62</text:p>
          </table:table-cell>
          <table:table-cell/>
          <table:table-cell table:formula="of:=CEILING(([.G39]-[.G38])/1000000)" office:value-type="float" office:value="20" calcext:value-type="float">
            <text:p>20</text:p>
          </table:table-cell>
          <table:table-cell table:formula="of:=CEILING(([.F39]-[.F38])/10000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059790385" calcext:value-type="float">
            <text:p>18832059790385</text:p>
          </table:table-cell>
          <table:table-cell office:value-type="float" office:value="3" calcext:value-type="float">
            <text:p>3</text:p>
          </table:table-cell>
          <table:table-cell office:value-type="float" office:value="1.477766991087E+018" calcext:value-type="float">
            <text:p>1.477766991087E+018</text:p>
          </table:table-cell>
          <table:table-cell table:formula="of:=[.D39]+[.$B$5]" office:value-type="float" office:value="1.47776699102882E+018" calcext:value-type="float">
            <text:p>1.47776699102882E+018</text:p>
          </table:table-cell>
          <table:table-cell table:formula="of:=CEILING(([.F39]-[.G39]) / 1000000)" office:value-type="float" office:value="59" calcext:value-type="float">
            <text:p>59</text:p>
          </table:table-cell>
          <table:table-cell/>
          <table:table-cell table:formula="of:=CEILING(([.G40]-[.G39])/1000000)" office:value-type="float" office:value="20" calcext:value-type="float">
            <text:p>20</text:p>
          </table:table-cell>
          <table:table-cell table:formula="of:=CEILING(([.F40]-[.F39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079779399" calcext:value-type="float">
            <text:p>18832079779399</text:p>
          </table:table-cell>
          <table:table-cell office:value-type="float" office:value="3" calcext:value-type="float">
            <text:p>3</text:p>
          </table:table-cell>
          <table:table-cell office:value-type="float" office:value="1.477766991106E+018" calcext:value-type="float">
            <text:p>1.477766991106E+018</text:p>
          </table:table-cell>
          <table:table-cell table:formula="of:=[.D40]+[.$B$5]" office:value-type="float" office:value="1.47776699104881E+018" calcext:value-type="float">
            <text:p>1.47776699104881E+018</text:p>
          </table:table-cell>
          <table:table-cell table:formula="of:=CEILING(([.F40]-[.G40]) / 1000000)" office:value-type="float" office:value="58" calcext:value-type="float">
            <text:p>58</text:p>
          </table:table-cell>
          <table:table-cell/>
          <table:table-cell table:formula="of:=CEILING(([.G41]-[.G40])/1000000)" office:value-type="float" office:value="20" calcext:value-type="float">
            <text:p>20</text:p>
          </table:table-cell>
          <table:table-cell table:formula="of:=CEILING(([.F41]-[.F40])/10000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099768412" calcext:value-type="float">
            <text:p>18832099768412</text:p>
          </table:table-cell>
          <table:table-cell office:value-type="float" office:value="3" calcext:value-type="float">
            <text:p>3</text:p>
          </table:table-cell>
          <table:table-cell office:value-type="float" office:value="1.477766991128E+018" calcext:value-type="float">
            <text:p>1.477766991128E+018</text:p>
          </table:table-cell>
          <table:table-cell table:formula="of:=[.D41]+[.$B$5]" office:value-type="float" office:value="1.47776699106879E+018" calcext:value-type="float">
            <text:p>1.47776699106879E+018</text:p>
          </table:table-cell>
          <table:table-cell table:formula="of:=CEILING(([.F41]-[.G41]) / 1000000)" office:value-type="float" office:value="60" calcext:value-type="float">
            <text:p>60</text:p>
          </table:table-cell>
          <table:table-cell/>
          <table:table-cell table:formula="of:=CEILING(([.G42]-[.G41])/1000000)" office:value-type="float" office:value="20" calcext:value-type="float">
            <text:p>20</text:p>
          </table:table-cell>
          <table:table-cell table:formula="of:=CEILING(([.F42]-[.F41])/10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119726909" calcext:value-type="float">
            <text:p>18832119726909</text:p>
          </table:table-cell>
          <table:table-cell office:value-type="float" office:value="3" calcext:value-type="float">
            <text:p>3</text:p>
          </table:table-cell>
          <table:table-cell office:value-type="float" office:value="1.477766991146E+018" calcext:value-type="float">
            <text:p>1.477766991146E+018</text:p>
          </table:table-cell>
          <table:table-cell table:formula="of:=[.D42]+[.$B$5]" office:value-type="float" office:value="1.47776699108875E+018" calcext:value-type="float">
            <text:p>1.47776699108875E+018</text:p>
          </table:table-cell>
          <table:table-cell table:formula="of:=CEILING(([.F42]-[.G42]) / 1000000)" office:value-type="float" office:value="58" calcext:value-type="float">
            <text:p>58</text:p>
          </table:table-cell>
          <table:table-cell/>
          <table:table-cell table:formula="of:=CEILING(([.G43]-[.G42])/1000000)" office:value-type="float" office:value="20" calcext:value-type="float">
            <text:p>20</text:p>
          </table:table-cell>
          <table:table-cell table:formula="of:=CEILING(([.F43]-[.F42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139715922" calcext:value-type="float">
            <text:p>18832139715922</text:p>
          </table:table-cell>
          <table:table-cell office:value-type="float" office:value="3" calcext:value-type="float">
            <text:p>3</text:p>
          </table:table-cell>
          <table:table-cell office:value-type="float" office:value="1.477766991166E+018" calcext:value-type="float">
            <text:p>1.477766991166E+018</text:p>
          </table:table-cell>
          <table:table-cell table:formula="of:=[.D43]+[.$B$5]" office:value-type="float" office:value="1.47776699110874E+018" calcext:value-type="float">
            <text:p>1.47776699110874E+018</text:p>
          </table:table-cell>
          <table:table-cell table:formula="of:=CEILING(([.F43]-[.G43]) / 1000000)" office:value-type="float" office:value="58" calcext:value-type="float">
            <text:p>58</text:p>
          </table:table-cell>
          <table:table-cell/>
          <table:table-cell table:formula="of:=CEILING(([.G44]-[.G43])/1000000)" office:value-type="float" office:value="20" calcext:value-type="float">
            <text:p>20</text:p>
          </table:table-cell>
          <table:table-cell table:formula="of:=CEILING(([.F44]-[.F4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159704936" calcext:value-type="float">
            <text:p>18832159704936</text:p>
          </table:table-cell>
          <table:table-cell office:value-type="float" office:value="3" calcext:value-type="float">
            <text:p>3</text:p>
          </table:table-cell>
          <table:table-cell office:value-type="float" office:value="1.477766991186E+018" calcext:value-type="float">
            <text:p>1.477766991186E+018</text:p>
          </table:table-cell>
          <table:table-cell table:formula="of:=[.D44]+[.$B$5]" office:value-type="float" office:value="1.47776699112873E+018" calcext:value-type="float">
            <text:p>1.47776699112873E+018</text:p>
          </table:table-cell>
          <table:table-cell table:formula="of:=CEILING(([.F44]-[.G44]) / 1000000)" office:value-type="float" office:value="58" calcext:value-type="float">
            <text:p>58</text:p>
          </table:table-cell>
          <table:table-cell/>
          <table:table-cell table:formula="of:=CEILING(([.G45]-[.G44])/1000000)" office:value-type="float" office:value="20" calcext:value-type="float">
            <text:p>20</text:p>
          </table:table-cell>
          <table:table-cell table:formula="of:=CEILING(([.F45]-[.F4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179663432" calcext:value-type="float">
            <text:p>18832179663432</text:p>
          </table:table-cell>
          <table:table-cell office:value-type="float" office:value="3" calcext:value-type="float">
            <text:p>3</text:p>
          </table:table-cell>
          <table:table-cell office:value-type="float" office:value="1.477766991205E+018" calcext:value-type="float">
            <text:p>1.477766991205E+018</text:p>
          </table:table-cell>
          <table:table-cell table:formula="of:=[.D45]+[.$B$5]" office:value-type="float" office:value="1.47776699114869E+018" calcext:value-type="float">
            <text:p>1.47776699114869E+018</text:p>
          </table:table-cell>
          <table:table-cell table:formula="of:=CEILING(([.F45]-[.G45]) / 1000000)" office:value-type="float" office:value="57" calcext:value-type="float">
            <text:p>57</text:p>
          </table:table-cell>
          <table:table-cell/>
          <table:table-cell table:formula="of:=CEILING(([.G46]-[.G45])/1000000)" office:value-type="float" office:value="20" calcext:value-type="float">
            <text:p>20</text:p>
          </table:table-cell>
          <table:table-cell table:formula="of:=CEILING(([.F46]-[.F4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199652446" calcext:value-type="float">
            <text:p>18832199652446</text:p>
          </table:table-cell>
          <table:table-cell office:value-type="float" office:value="3" calcext:value-type="float">
            <text:p>3</text:p>
          </table:table-cell>
          <table:table-cell office:value-type="float" office:value="1.477766991225E+018" calcext:value-type="float">
            <text:p>1.477766991225E+018</text:p>
          </table:table-cell>
          <table:table-cell table:formula="of:=[.D46]+[.$B$5]" office:value-type="float" office:value="1.47776699116868E+018" calcext:value-type="float">
            <text:p>1.47776699116868E+018</text:p>
          </table:table-cell>
          <table:table-cell table:formula="of:=CEILING(([.F46]-[.G46]) / 1000000)" office:value-type="float" office:value="57" calcext:value-type="float">
            <text:p>57</text:p>
          </table:table-cell>
          <table:table-cell/>
          <table:table-cell table:formula="of:=CEILING(([.G47]-[.G46])/1000000)" office:value-type="float" office:value="20" calcext:value-type="float">
            <text:p>20</text:p>
          </table:table-cell>
          <table:table-cell table:formula="of:=CEILING(([.F47]-[.F46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219610942" calcext:value-type="float">
            <text:p>18832219610942</text:p>
          </table:table-cell>
          <table:table-cell office:value-type="float" office:value="3" calcext:value-type="float">
            <text:p>3</text:p>
          </table:table-cell>
          <table:table-cell office:value-type="float" office:value="1.477766991246E+018" calcext:value-type="float">
            <text:p>1.477766991246E+018</text:p>
          </table:table-cell>
          <table:table-cell table:formula="of:=[.D47]+[.$B$5]" office:value-type="float" office:value="1.47776699118864E+018" calcext:value-type="float">
            <text:p>1.47776699118864E+018</text:p>
          </table:table-cell>
          <table:table-cell table:formula="of:=CEILING(([.F47]-[.G47]) / 1000000)" office:value-type="float" office:value="58" calcext:value-type="float">
            <text:p>58</text:p>
          </table:table-cell>
          <table:table-cell/>
          <table:table-cell table:formula="of:=CEILING(([.G48]-[.G47])/1000000)" office:value-type="float" office:value="20" calcext:value-type="float">
            <text:p>20</text:p>
          </table:table-cell>
          <table:table-cell table:formula="of:=CEILING(([.F48]-[.F47])/10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239599955" calcext:value-type="float">
            <text:p>18832239599955</text:p>
          </table:table-cell>
          <table:table-cell office:value-type="float" office:value="3" calcext:value-type="float">
            <text:p>3</text:p>
          </table:table-cell>
          <table:table-cell office:value-type="float" office:value="1.47776699127E+018" calcext:value-type="float">
            <text:p>1.47776699127E+018</text:p>
          </table:table-cell>
          <table:table-cell table:formula="of:=[.D48]+[.$B$5]" office:value-type="float" office:value="1.47776699120863E+018" calcext:value-type="float">
            <text:p>1.47776699120863E+018</text:p>
          </table:table-cell>
          <table:table-cell table:formula="of:=CEILING(([.F48]-[.G48]) / 1000000)" office:value-type="float" office:value="62" calcext:value-type="float">
            <text:p>62</text:p>
          </table:table-cell>
          <table:table-cell/>
          <table:table-cell table:formula="of:=CEILING(([.G49]-[.G48])/1000000)" office:value-type="float" office:value="20" calcext:value-type="float">
            <text:p>20</text:p>
          </table:table-cell>
          <table:table-cell table:formula="of:=CEILING(([.F49]-[.F48])/10000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259558451" calcext:value-type="float">
            <text:p>18832259558451</text:p>
          </table:table-cell>
          <table:table-cell office:value-type="float" office:value="3" calcext:value-type="float">
            <text:p>3</text:p>
          </table:table-cell>
          <table:table-cell office:value-type="float" office:value="1.477766991286E+018" calcext:value-type="float">
            <text:p>1.477766991286E+018</text:p>
          </table:table-cell>
          <table:table-cell table:formula="of:=[.D49]+[.$B$5]" office:value-type="float" office:value="1.47776699122858E+018" calcext:value-type="float">
            <text:p>1.47776699122858E+018</text:p>
          </table:table-cell>
          <table:table-cell table:formula="of:=CEILING(([.F49]-[.G49]) / 1000000)" office:value-type="float" office:value="58" calcext:value-type="float">
            <text:p>58</text:p>
          </table:table-cell>
          <table:table-cell/>
          <table:table-cell table:formula="of:=CEILING(([.G50]-[.G49])/1000000)" office:value-type="float" office:value="21" calcext:value-type="float">
            <text:p>21</text:p>
          </table:table-cell>
          <table:table-cell table:formula="of:=CEILING(([.F50]-[.F4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279577983" calcext:value-type="float">
            <text:p>18832279577983</text:p>
          </table:table-cell>
          <table:table-cell office:value-type="float" office:value="3" calcext:value-type="float">
            <text:p>3</text:p>
          </table:table-cell>
          <table:table-cell office:value-type="float" office:value="1.477766991306E+018" calcext:value-type="float">
            <text:p>1.477766991306E+018</text:p>
          </table:table-cell>
          <table:table-cell table:formula="of:=[.D50]+[.$B$5]" office:value-type="float" office:value="1.4777669912486E+018" calcext:value-type="float">
            <text:p>1.4777669912486E+018</text:p>
          </table:table-cell>
          <table:table-cell table:formula="of:=CEILING(([.F50]-[.G50]) / 1000000)" office:value-type="float" office:value="58" calcext:value-type="float">
            <text:p>58</text:p>
          </table:table-cell>
          <table:table-cell/>
          <table:table-cell table:formula="of:=CEILING(([.G51]-[.G50])/1000000)" office:value-type="float" office:value="20" calcext:value-type="float">
            <text:p>20</text:p>
          </table:table-cell>
          <table:table-cell table:formula="of:=CEILING(([.F51]-[.F50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299536479" calcext:value-type="float">
            <text:p>18832299536479</text:p>
          </table:table-cell>
          <table:table-cell office:value-type="float" office:value="3" calcext:value-type="float">
            <text:p>3</text:p>
          </table:table-cell>
          <table:table-cell office:value-type="float" office:value="1.477766991326E+018" calcext:value-type="float">
            <text:p>1.477766991326E+018</text:p>
          </table:table-cell>
          <table:table-cell table:formula="of:=[.D51]+[.$B$5]" office:value-type="float" office:value="1.47776699126856E+018" calcext:value-type="float">
            <text:p>1.47776699126856E+018</text:p>
          </table:table-cell>
          <table:table-cell table:formula="of:=CEILING(([.F51]-[.G51]) / 1000000)" office:value-type="float" office:value="58" calcext:value-type="float">
            <text:p>58</text:p>
          </table:table-cell>
          <table:table-cell/>
          <table:table-cell table:formula="of:=CEILING(([.G52]-[.G51])/1000000)" office:value-type="float" office:value="20" calcext:value-type="float">
            <text:p>20</text:p>
          </table:table-cell>
          <table:table-cell table:formula="of:=CEILING(([.F52]-[.F5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319525492" calcext:value-type="float">
            <text:p>18832319525492</text:p>
          </table:table-cell>
          <table:table-cell office:value-type="float" office:value="3" calcext:value-type="float">
            <text:p>3</text:p>
          </table:table-cell>
          <table:table-cell office:value-type="float" office:value="1.477766991346E+018" calcext:value-type="float">
            <text:p>1.477766991346E+018</text:p>
          </table:table-cell>
          <table:table-cell table:formula="of:=[.D52]+[.$B$5]" office:value-type="float" office:value="1.47776699128855E+018" calcext:value-type="float">
            <text:p>1.47776699128855E+018</text:p>
          </table:table-cell>
          <table:table-cell table:formula="of:=CEILING(([.F52]-[.G52]) / 1000000)" office:value-type="float" office:value="58" calcext:value-type="float">
            <text:p>58</text:p>
          </table:table-cell>
          <table:table-cell/>
          <table:table-cell table:formula="of:=CEILING(([.G53]-[.G52])/1000000)" office:value-type="float" office:value="20" calcext:value-type="float">
            <text:p>20</text:p>
          </table:table-cell>
          <table:table-cell table:formula="of:=CEILING(([.F53]-[.F52])/10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339514506" calcext:value-type="float">
            <text:p>18832339514506</text:p>
          </table:table-cell>
          <table:table-cell office:value-type="float" office:value="3" calcext:value-type="float">
            <text:p>3</text:p>
          </table:table-cell>
          <table:table-cell office:value-type="float" office:value="1.47776699137E+018" calcext:value-type="float">
            <text:p>1.47776699137E+018</text:p>
          </table:table-cell>
          <table:table-cell table:formula="of:=[.D53]+[.$B$5]" office:value-type="float" office:value="1.47776699130854E+018" calcext:value-type="float">
            <text:p>1.47776699130854E+018</text:p>
          </table:table-cell>
          <table:table-cell table:formula="of:=CEILING(([.F53]-[.G53]) / 1000000)" office:value-type="float" office:value="62" calcext:value-type="float">
            <text:p>62</text:p>
          </table:table-cell>
          <table:table-cell/>
          <table:table-cell table:formula="of:=CEILING(([.G54]-[.G53])/1000000)" office:value-type="float" office:value="20" calcext:value-type="float">
            <text:p>20</text:p>
          </table:table-cell>
          <table:table-cell table:formula="of:=CEILING(([.F54]-[.F53])/10000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359473002" calcext:value-type="float">
            <text:p>18832359473002</text:p>
          </table:table-cell>
          <table:table-cell office:value-type="float" office:value="3" calcext:value-type="float">
            <text:p>3</text:p>
          </table:table-cell>
          <table:table-cell office:value-type="float" office:value="1.477766991386E+018" calcext:value-type="float">
            <text:p>1.477766991386E+018</text:p>
          </table:table-cell>
          <table:table-cell table:formula="of:=[.D54]+[.$B$5]" office:value-type="float" office:value="1.4777669913285E+018" calcext:value-type="float">
            <text:p>1.4777669913285E+018</text:p>
          </table:table-cell>
          <table:table-cell table:formula="of:=CEILING(([.F54]-[.G54]) / 1000000)" office:value-type="float" office:value="58" calcext:value-type="float">
            <text:p>58</text:p>
          </table:table-cell>
          <table:table-cell/>
          <table:table-cell table:formula="of:=CEILING(([.G55]-[.G54])/1000000)" office:value-type="float" office:value="20" calcext:value-type="float">
            <text:p>20</text:p>
          </table:table-cell>
          <table:table-cell table:formula="of:=CEILING(([.F55]-[.F54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379462016" calcext:value-type="float">
            <text:p>18832379462016</text:p>
          </table:table-cell>
          <table:table-cell office:value-type="float" office:value="3" calcext:value-type="float">
            <text:p>3</text:p>
          </table:table-cell>
          <table:table-cell office:value-type="float" office:value="1.477766991406E+018" calcext:value-type="float">
            <text:p>1.477766991406E+018</text:p>
          </table:table-cell>
          <table:table-cell table:formula="of:=[.D55]+[.$B$5]" office:value-type="float" office:value="1.47776699134849E+018" calcext:value-type="float">
            <text:p>1.47776699134849E+018</text:p>
          </table:table-cell>
          <table:table-cell table:formula="of:=CEILING(([.F55]-[.G55]) / 1000000)" office:value-type="float" office:value="58" calcext:value-type="float">
            <text:p>58</text:p>
          </table:table-cell>
          <table:table-cell/>
          <table:table-cell table:formula="of:=CEILING(([.G56]-[.G55])/1000000)" office:value-type="float" office:value="20" calcext:value-type="float">
            <text:p>20</text:p>
          </table:table-cell>
          <table:table-cell table:formula="of:=CEILING(([.F56]-[.F55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399451030" calcext:value-type="float">
            <text:p>18832399451030</text:p>
          </table:table-cell>
          <table:table-cell office:value-type="float" office:value="3" calcext:value-type="float">
            <text:p>3</text:p>
          </table:table-cell>
          <table:table-cell office:value-type="float" office:value="1.477766991427E+018" calcext:value-type="float">
            <text:p>1.477766991427E+018</text:p>
          </table:table-cell>
          <table:table-cell table:formula="of:=[.D56]+[.$B$5]" office:value-type="float" office:value="1.47776699136848E+018" calcext:value-type="float">
            <text:p>1.47776699136848E+018</text:p>
          </table:table-cell>
          <table:table-cell table:formula="of:=CEILING(([.F56]-[.G56]) / 1000000)" office:value-type="float" office:value="59" calcext:value-type="float">
            <text:p>59</text:p>
          </table:table-cell>
          <table:table-cell/>
          <table:table-cell table:formula="of:=CEILING(([.G57]-[.G56])/1000000)" office:value-type="float" office:value="20" calcext:value-type="float">
            <text:p>20</text:p>
          </table:table-cell>
          <table:table-cell table:formula="of:=CEILING(([.F57]-[.F56])/100000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419440043" calcext:value-type="float">
            <text:p>18832419440043</text:p>
          </table:table-cell>
          <table:table-cell office:value-type="float" office:value="3" calcext:value-type="float">
            <text:p>3</text:p>
          </table:table-cell>
          <table:table-cell office:value-type="float" office:value="1.477766991456E+018" calcext:value-type="float">
            <text:p>1.477766991456E+018</text:p>
          </table:table-cell>
          <table:table-cell table:formula="of:=[.D57]+[.$B$5]" office:value-type="float" office:value="1.47776699138847E+018" calcext:value-type="float">
            <text:p>1.47776699138847E+018</text:p>
          </table:table-cell>
          <table:table-cell table:formula="of:=CEILING(([.F57]-[.G57]) / 1000000)" office:value-type="float" office:value="68" calcext:value-type="float">
            <text:p>68</text:p>
          </table:table-cell>
          <table:table-cell/>
          <table:table-cell table:formula="of:=CEILING(([.G58]-[.G57])/1000000)" office:value-type="float" office:value="20" calcext:value-type="float">
            <text:p>20</text:p>
          </table:table-cell>
          <table:table-cell table:formula="of:=CEILING(([.F58]-[.F57])/10000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439429057" calcext:value-type="float">
            <text:p>18832439429057</text:p>
          </table:table-cell>
          <table:table-cell office:value-type="float" office:value="3" calcext:value-type="float">
            <text:p>3</text:p>
          </table:table-cell>
          <table:table-cell office:value-type="float" office:value="1.477766991468E+018" calcext:value-type="float">
            <text:p>1.477766991468E+018</text:p>
          </table:table-cell>
          <table:table-cell table:formula="of:=[.D58]+[.$B$5]" office:value-type="float" office:value="1.47776699140845E+018" calcext:value-type="float">
            <text:p>1.47776699140845E+018</text:p>
          </table:table-cell>
          <table:table-cell table:formula="of:=CEILING(([.F58]-[.G58]) / 1000000)" office:value-type="float" office:value="60" calcext:value-type="float">
            <text:p>60</text:p>
          </table:table-cell>
          <table:table-cell/>
          <table:table-cell table:formula="of:=CEILING(([.G59]-[.G58])/1000000)" office:value-type="float" office:value="20" calcext:value-type="float">
            <text:p>20</text:p>
          </table:table-cell>
          <table:table-cell table:formula="of:=CEILING(([.F59]-[.F58])/10000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459418071" calcext:value-type="float">
            <text:p>18832459418071</text:p>
          </table:table-cell>
          <table:table-cell office:value-type="float" office:value="3" calcext:value-type="float">
            <text:p>3</text:p>
          </table:table-cell>
          <table:table-cell office:value-type="float" office:value="1.477766991485E+018" calcext:value-type="float">
            <text:p>1.477766991485E+018</text:p>
          </table:table-cell>
          <table:table-cell table:formula="of:=[.D59]+[.$B$5]" office:value-type="float" office:value="1.47776699142844E+018" calcext:value-type="float">
            <text:p>1.47776699142844E+018</text:p>
          </table:table-cell>
          <table:table-cell table:formula="of:=CEILING(([.F59]-[.G59]) / 1000000)" office:value-type="float" office:value="57" calcext:value-type="float">
            <text:p>57</text:p>
          </table:table-cell>
          <table:table-cell/>
          <table:table-cell table:formula="of:=CEILING(([.G60]-[.G59])/1000000)" office:value-type="float" office:value="20" calcext:value-type="float">
            <text:p>20</text:p>
          </table:table-cell>
          <table:table-cell table:formula="of:=CEILING(([.F60]-[.F5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479407084" calcext:value-type="float">
            <text:p>18832479407084</text:p>
          </table:table-cell>
          <table:table-cell office:value-type="float" office:value="3" calcext:value-type="float">
            <text:p>3</text:p>
          </table:table-cell>
          <table:table-cell office:value-type="float" office:value="1.477766991505E+018" calcext:value-type="float">
            <text:p>1.477766991505E+018</text:p>
          </table:table-cell>
          <table:table-cell table:formula="of:=[.D60]+[.$B$5]" office:value-type="float" office:value="1.47776699144843E+018" calcext:value-type="float">
            <text:p>1.47776699144843E+018</text:p>
          </table:table-cell>
          <table:table-cell table:formula="of:=CEILING(([.F60]-[.G60]) / 1000000)" office:value-type="float" office:value="57" calcext:value-type="float">
            <text:p>57</text:p>
          </table:table-cell>
          <table:table-cell/>
          <table:table-cell table:formula="of:=CEILING(([.G61]-[.G60])/1000000)" office:value-type="float" office:value="20" calcext:value-type="float">
            <text:p>20</text:p>
          </table:table-cell>
          <table:table-cell table:formula="of:=CEILING(([.F61]-[.F6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499396098" calcext:value-type="float">
            <text:p>18832499396098</text:p>
          </table:table-cell>
          <table:table-cell office:value-type="float" office:value="3" calcext:value-type="float">
            <text:p>3</text:p>
          </table:table-cell>
          <table:table-cell office:value-type="float" office:value="1.477766991525E+018" calcext:value-type="float">
            <text:p>1.477766991525E+018</text:p>
          </table:table-cell>
          <table:table-cell table:formula="of:=[.D61]+[.$B$5]" office:value-type="float" office:value="1.47776699146842E+018" calcext:value-type="float">
            <text:p>1.47776699146842E+018</text:p>
          </table:table-cell>
          <table:table-cell table:formula="of:=CEILING(([.F61]-[.G61]) / 1000000)" office:value-type="float" office:value="57" calcext:value-type="float">
            <text:p>57</text:p>
          </table:table-cell>
          <table:table-cell/>
          <table:table-cell table:formula="of:=CEILING(([.G62]-[.G61])/1000000)" office:value-type="float" office:value="20" calcext:value-type="float">
            <text:p>20</text:p>
          </table:table-cell>
          <table:table-cell table:formula="of:=CEILING(([.F62]-[.F61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519354594" calcext:value-type="float">
            <text:p>18832519354594</text:p>
          </table:table-cell>
          <table:table-cell office:value-type="float" office:value="3" calcext:value-type="float">
            <text:p>3</text:p>
          </table:table-cell>
          <table:table-cell office:value-type="float" office:value="1.477766991546E+018" calcext:value-type="float">
            <text:p>1.477766991546E+018</text:p>
          </table:table-cell>
          <table:table-cell table:formula="of:=[.D62]+[.$B$5]" office:value-type="float" office:value="1.47776699148838E+018" calcext:value-type="float">
            <text:p>1.47776699148838E+018</text:p>
          </table:table-cell>
          <table:table-cell table:formula="of:=CEILING(([.F62]-[.G62]) / 1000000)" office:value-type="float" office:value="58" calcext:value-type="float">
            <text:p>58</text:p>
          </table:table-cell>
          <table:table-cell/>
          <table:table-cell table:formula="of:=CEILING(([.G63]-[.G62])/1000000)" office:value-type="float" office:value="20" calcext:value-type="float">
            <text:p>20</text:p>
          </table:table-cell>
          <table:table-cell table:formula="of:=CEILING(([.F63]-[.F62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539343608" calcext:value-type="float">
            <text:p>18832539343608</text:p>
          </table:table-cell>
          <table:table-cell office:value-type="float" office:value="3" calcext:value-type="float">
            <text:p>3</text:p>
          </table:table-cell>
          <table:table-cell office:value-type="float" office:value="1.477766991566E+018" calcext:value-type="float">
            <text:p>1.477766991566E+018</text:p>
          </table:table-cell>
          <table:table-cell table:formula="of:=[.D63]+[.$B$5]" office:value-type="float" office:value="1.47776699150837E+018" calcext:value-type="float">
            <text:p>1.47776699150837E+018</text:p>
          </table:table-cell>
          <table:table-cell table:formula="of:=CEILING(([.F63]-[.G63]) / 1000000)" office:value-type="float" office:value="58" calcext:value-type="float">
            <text:p>58</text:p>
          </table:table-cell>
          <table:table-cell/>
          <table:table-cell table:formula="of:=CEILING(([.G64]-[.G63])/1000000)" office:value-type="float" office:value="20" calcext:value-type="float">
            <text:p>20</text:p>
          </table:table-cell>
          <table:table-cell table:formula="of:=CEILING(([.F64]-[.F6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559332621" calcext:value-type="float">
            <text:p>18832559332621</text:p>
          </table:table-cell>
          <table:table-cell office:value-type="float" office:value="3" calcext:value-type="float">
            <text:p>3</text:p>
          </table:table-cell>
          <table:table-cell office:value-type="float" office:value="1.477766991586E+018" calcext:value-type="float">
            <text:p>1.477766991586E+018</text:p>
          </table:table-cell>
          <table:table-cell table:formula="of:=[.D64]+[.$B$5]" office:value-type="float" office:value="1.47776699152836E+018" calcext:value-type="float">
            <text:p>1.47776699152836E+018</text:p>
          </table:table-cell>
          <table:table-cell table:formula="of:=CEILING(([.F64]-[.G64]) / 1000000)" office:value-type="float" office:value="58" calcext:value-type="float">
            <text:p>58</text:p>
          </table:table-cell>
          <table:table-cell/>
          <table:table-cell table:formula="of:=CEILING(([.G65]-[.G64])/1000000)" office:value-type="float" office:value="21" calcext:value-type="float">
            <text:p>21</text:p>
          </table:table-cell>
          <table:table-cell table:formula="of:=CEILING(([.F65]-[.F6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579352153" calcext:value-type="float">
            <text:p>18832579352153</text:p>
          </table:table-cell>
          <table:table-cell office:value-type="float" office:value="3" calcext:value-type="float">
            <text:p>3</text:p>
          </table:table-cell>
          <table:table-cell office:value-type="float" office:value="1.477766991605E+018" calcext:value-type="float">
            <text:p>1.477766991605E+018</text:p>
          </table:table-cell>
          <table:table-cell table:formula="of:=[.D65]+[.$B$5]" office:value-type="float" office:value="1.47776699154838E+018" calcext:value-type="float">
            <text:p>1.47776699154838E+018</text:p>
          </table:table-cell>
          <table:table-cell table:formula="of:=CEILING(([.F65]-[.G65]) / 1000000)" office:value-type="float" office:value="57" calcext:value-type="float">
            <text:p>57</text:p>
          </table:table-cell>
          <table:table-cell/>
          <table:table-cell table:formula="of:=CEILING(([.G66]-[.G65])/1000000)" office:value-type="float" office:value="20" calcext:value-type="float">
            <text:p>20</text:p>
          </table:table-cell>
          <table:table-cell table:formula="of:=CEILING(([.F66]-[.F6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599341166" calcext:value-type="float">
            <text:p>18832599341166</text:p>
          </table:table-cell>
          <table:table-cell office:value-type="float" office:value="3" calcext:value-type="float">
            <text:p>3</text:p>
          </table:table-cell>
          <table:table-cell office:value-type="float" office:value="1.477766991625E+018" calcext:value-type="float">
            <text:p>1.477766991625E+018</text:p>
          </table:table-cell>
          <table:table-cell table:formula="of:=[.D66]+[.$B$5]" office:value-type="float" office:value="1.47776699156837E+018" calcext:value-type="float">
            <text:p>1.47776699156837E+018</text:p>
          </table:table-cell>
          <table:table-cell table:formula="of:=CEILING(([.F66]-[.G66]) / 1000000)" office:value-type="float" office:value="57" calcext:value-type="float">
            <text:p>57</text:p>
          </table:table-cell>
          <table:table-cell/>
          <table:table-cell table:formula="of:=CEILING(([.G67]-[.G66])/1000000)" office:value-type="float" office:value="20" calcext:value-type="float">
            <text:p>20</text:p>
          </table:table-cell>
          <table:table-cell table:formula="of:=CEILING(([.F67]-[.F6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619299662" calcext:value-type="float">
            <text:p>18832619299662</text:p>
          </table:table-cell>
          <table:table-cell office:value-type="float" office:value="3" calcext:value-type="float">
            <text:p>3</text:p>
          </table:table-cell>
          <table:table-cell office:value-type="float" office:value="1.477766991645E+018" calcext:value-type="float">
            <text:p>1.477766991645E+018</text:p>
          </table:table-cell>
          <table:table-cell table:formula="of:=[.D67]+[.$B$5]" office:value-type="float" office:value="1.47776699158833E+018" calcext:value-type="float">
            <text:p>1.47776699158833E+018</text:p>
          </table:table-cell>
          <table:table-cell table:formula="of:=CEILING(([.F67]-[.G67]) / 1000000)" office:value-type="float" office:value="57" calcext:value-type="float">
            <text:p>57</text:p>
          </table:table-cell>
          <table:table-cell/>
          <table:table-cell table:formula="of:=CEILING(([.G68]-[.G67])/1000000)" office:value-type="float" office:value="20" calcext:value-type="float">
            <text:p>20</text:p>
          </table:table-cell>
          <table:table-cell table:formula="of:=CEILING(([.F68]-[.F67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639288676" calcext:value-type="float">
            <text:p>18832639288676</text:p>
          </table:table-cell>
          <table:table-cell office:value-type="float" office:value="3" calcext:value-type="float">
            <text:p>3</text:p>
          </table:table-cell>
          <table:table-cell office:value-type="float" office:value="1.477766991666E+018" calcext:value-type="float">
            <text:p>1.477766991666E+018</text:p>
          </table:table-cell>
          <table:table-cell table:formula="of:=[.D68]+[.$B$5]" office:value-type="float" office:value="1.47776699160831E+018" calcext:value-type="float">
            <text:p>1.47776699160831E+018</text:p>
          </table:table-cell>
          <table:table-cell table:formula="of:=CEILING(([.F68]-[.G68]) / 1000000)" office:value-type="float" office:value="58" calcext:value-type="float">
            <text:p>58</text:p>
          </table:table-cell>
          <table:table-cell/>
          <table:table-cell table:formula="of:=CEILING(([.G69]-[.G68])/1000000)" office:value-type="float" office:value="20" calcext:value-type="float">
            <text:p>20</text:p>
          </table:table-cell>
          <table:table-cell table:formula="of:=CEILING(([.F69]-[.F6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659277690" calcext:value-type="float">
            <text:p>18832659277690</text:p>
          </table:table-cell>
          <table:table-cell office:value-type="float" office:value="3" calcext:value-type="float">
            <text:p>3</text:p>
          </table:table-cell>
          <table:table-cell office:value-type="float" office:value="1.477766991685E+018" calcext:value-type="float">
            <text:p>1.477766991685E+018</text:p>
          </table:table-cell>
          <table:table-cell table:formula="of:=[.D69]+[.$B$5]" office:value-type="float" office:value="1.4777669916283E+018" calcext:value-type="float">
            <text:p>1.4777669916283E+018</text:p>
          </table:table-cell>
          <table:table-cell table:formula="of:=CEILING(([.F69]-[.G69]) / 1000000)" office:value-type="float" office:value="57" calcext:value-type="float">
            <text:p>57</text:p>
          </table:table-cell>
          <table:table-cell/>
          <table:table-cell table:formula="of:=CEILING(([.G70]-[.G69])/1000000)" office:value-type="float" office:value="21" calcext:value-type="float">
            <text:p>21</text:p>
          </table:table-cell>
          <table:table-cell table:formula="of:=CEILING(([.F70]-[.F69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679297221" calcext:value-type="float">
            <text:p>18832679297221</text:p>
          </table:table-cell>
          <table:table-cell office:value-type="float" office:value="3" calcext:value-type="float">
            <text:p>3</text:p>
          </table:table-cell>
          <table:table-cell office:value-type="float" office:value="1.477766991706E+018" calcext:value-type="float">
            <text:p>1.477766991706E+018</text:p>
          </table:table-cell>
          <table:table-cell table:formula="of:=[.D70]+[.$B$5]" office:value-type="float" office:value="1.47776699164832E+018" calcext:value-type="float">
            <text:p>1.47776699164832E+018</text:p>
          </table:table-cell>
          <table:table-cell table:formula="of:=CEILING(([.F70]-[.G70]) / 1000000)" office:value-type="float" office:value="58" calcext:value-type="float">
            <text:p>58</text:p>
          </table:table-cell>
          <table:table-cell/>
          <table:table-cell table:formula="of:=CEILING(([.G71]-[.G70])/1000000)" office:value-type="float" office:value="20" calcext:value-type="float">
            <text:p>20</text:p>
          </table:table-cell>
          <table:table-cell table:formula="of:=CEILING(([.F71]-[.F70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699255717" calcext:value-type="float">
            <text:p>18832699255717</text:p>
          </table:table-cell>
          <table:table-cell office:value-type="float" office:value="3" calcext:value-type="float">
            <text:p>3</text:p>
          </table:table-cell>
          <table:table-cell office:value-type="float" office:value="1.477766991727E+018" calcext:value-type="float">
            <text:p>1.477766991727E+018</text:p>
          </table:table-cell>
          <table:table-cell table:formula="of:=[.D71]+[.$B$5]" office:value-type="float" office:value="1.47776699166828E+018" calcext:value-type="float">
            <text:p>1.47776699166828E+018</text:p>
          </table:table-cell>
          <table:table-cell table:formula="of:=CEILING(([.F71]-[.G71]) / 1000000)" office:value-type="float" office:value="59" calcext:value-type="float">
            <text:p>59</text:p>
          </table:table-cell>
          <table:table-cell/>
          <table:table-cell table:formula="of:=CEILING(([.G72]-[.G71])/1000000)" office:value-type="float" office:value="20" calcext:value-type="float">
            <text:p>20</text:p>
          </table:table-cell>
          <table:table-cell table:formula="of:=CEILING(([.F72]-[.F7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719244731" calcext:value-type="float">
            <text:p>18832719244731</text:p>
          </table:table-cell>
          <table:table-cell office:value-type="float" office:value="3" calcext:value-type="float">
            <text:p>3</text:p>
          </table:table-cell>
          <table:table-cell office:value-type="float" office:value="1.477766991747E+018" calcext:value-type="float">
            <text:p>1.477766991747E+018</text:p>
          </table:table-cell>
          <table:table-cell table:formula="of:=[.D72]+[.$B$5]" office:value-type="float" office:value="1.47776699168827E+018" calcext:value-type="float">
            <text:p>1.47776699168827E+018</text:p>
          </table:table-cell>
          <table:table-cell table:formula="of:=CEILING(([.F72]-[.G72]) / 1000000)" office:value-type="float" office:value="59" calcext:value-type="float">
            <text:p>59</text:p>
          </table:table-cell>
          <table:table-cell/>
          <table:table-cell table:formula="of:=CEILING(([.G73]-[.G72])/1000000)" office:value-type="float" office:value="20" calcext:value-type="float">
            <text:p>20</text:p>
          </table:table-cell>
          <table:table-cell table:formula="of:=CEILING(([.F73]-[.F72])/100000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739215670" calcext:value-type="float">
            <text:p>18832739215670</text:p>
          </table:table-cell>
          <table:table-cell office:value-type="float" office:value="3" calcext:value-type="float">
            <text:p>3</text:p>
          </table:table-cell>
          <table:table-cell office:value-type="float" office:value="1.477766991764E+018" calcext:value-type="float">
            <text:p>1.477766991764E+018</text:p>
          </table:table-cell>
          <table:table-cell table:formula="of:=[.D73]+[.$B$5]" office:value-type="float" office:value="1.47776699170824E+018" calcext:value-type="float">
            <text:p>1.47776699170824E+018</text:p>
          </table:table-cell>
          <table:table-cell table:formula="of:=CEILING(([.F73]-[.G73]) / 1000000)" office:value-type="float" office:value="56" calcext:value-type="float">
            <text:p>56</text:p>
          </table:table-cell>
          <table:table-cell/>
          <table:table-cell table:formula="of:=CEILING(([.G74]-[.G73])/1000000)" office:value-type="float" office:value="20" calcext:value-type="float">
            <text:p>20</text:p>
          </table:table-cell>
          <table:table-cell table:formula="of:=CEILING(([.F74]-[.F7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759204684" calcext:value-type="float">
            <text:p>18832759204684</text:p>
          </table:table-cell>
          <table:table-cell office:value-type="float" office:value="3" calcext:value-type="float">
            <text:p>3</text:p>
          </table:table-cell>
          <table:table-cell office:value-type="float" office:value="1.477766991784E+018" calcext:value-type="float">
            <text:p>1.477766991784E+018</text:p>
          </table:table-cell>
          <table:table-cell table:formula="of:=[.D74]+[.$B$5]" office:value-type="float" office:value="1.47776699172823E+018" calcext:value-type="float">
            <text:p>1.47776699172823E+018</text:p>
          </table:table-cell>
          <table:table-cell table:formula="of:=CEILING(([.F74]-[.G74]) / 1000000)" office:value-type="float" office:value="56" calcext:value-type="float">
            <text:p>56</text:p>
          </table:table-cell>
          <table:table-cell/>
          <table:table-cell table:formula="of:=CEILING(([.G75]-[.G74])/1000000)" office:value-type="float" office:value="20" calcext:value-type="float">
            <text:p>20</text:p>
          </table:table-cell>
          <table:table-cell table:formula="of:=CEILING(([.F75]-[.F74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779193698" calcext:value-type="float">
            <text:p>18832779193698</text:p>
          </table:table-cell>
          <table:table-cell office:value-type="float" office:value="3" calcext:value-type="float">
            <text:p>3</text:p>
          </table:table-cell>
          <table:table-cell office:value-type="float" office:value="1.477766991805E+018" calcext:value-type="float">
            <text:p>1.477766991805E+018</text:p>
          </table:table-cell>
          <table:table-cell table:formula="of:=[.D75]+[.$B$5]" office:value-type="float" office:value="1.47776699174822E+018" calcext:value-type="float">
            <text:p>1.47776699174822E+018</text:p>
          </table:table-cell>
          <table:table-cell table:formula="of:=CEILING(([.F75]-[.G75]) / 1000000)" office:value-type="float" office:value="57" calcext:value-type="float">
            <text:p>57</text:p>
          </table:table-cell>
          <table:table-cell/>
          <table:table-cell table:formula="of:=CEILING(([.G76]-[.G75])/1000000)" office:value-type="float" office:value="20" calcext:value-type="float">
            <text:p>20</text:p>
          </table:table-cell>
          <table:table-cell table:formula="of:=CEILING(([.F76]-[.F7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799152194" calcext:value-type="float">
            <text:p>18832799152194</text:p>
          </table:table-cell>
          <table:table-cell office:value-type="float" office:value="3" calcext:value-type="float">
            <text:p>3</text:p>
          </table:table-cell>
          <table:table-cell office:value-type="float" office:value="1.477766991825E+018" calcext:value-type="float">
            <text:p>1.477766991825E+018</text:p>
          </table:table-cell>
          <table:table-cell table:formula="of:=[.D76]+[.$B$5]" office:value-type="float" office:value="1.47776699176818E+018" calcext:value-type="float">
            <text:p>1.47776699176818E+018</text:p>
          </table:table-cell>
          <table:table-cell table:formula="of:=CEILING(([.F76]-[.G76]) / 1000000)" office:value-type="float" office:value="57" calcext:value-type="float">
            <text:p>57</text:p>
          </table:table-cell>
          <table:table-cell/>
          <table:table-cell table:formula="of:=CEILING(([.G77]-[.G76])/1000000)" office:value-type="float" office:value="20" calcext:value-type="float">
            <text:p>20</text:p>
          </table:table-cell>
          <table:table-cell table:formula="of:=CEILING(([.F77]-[.F76])/10000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819141208" calcext:value-type="float">
            <text:p>18832819141208</text:p>
          </table:table-cell>
          <table:table-cell office:value-type="float" office:value="3" calcext:value-type="float">
            <text:p>3</text:p>
          </table:table-cell>
          <table:table-cell office:value-type="float" office:value="1.477766991854E+018" calcext:value-type="float">
            <text:p>1.477766991854E+018</text:p>
          </table:table-cell>
          <table:table-cell table:formula="of:=[.D77]+[.$B$5]" office:value-type="float" office:value="1.47776699178817E+018" calcext:value-type="float">
            <text:p>1.47776699178817E+018</text:p>
          </table:table-cell>
          <table:table-cell table:formula="of:=CEILING(([.F77]-[.G77]) / 1000000)" office:value-type="float" office:value="66" calcext:value-type="float">
            <text:p>66</text:p>
          </table:table-cell>
          <table:table-cell/>
          <table:table-cell table:formula="of:=CEILING(([.G78]-[.G77])/1000000)" office:value-type="float" office:value="20" calcext:value-type="float">
            <text:p>20</text:p>
          </table:table-cell>
          <table:table-cell table:formula="of:=CEILING(([.F78]-[.F77])/10000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839130221" calcext:value-type="float">
            <text:p>18832839130221</text:p>
          </table:table-cell>
          <table:table-cell office:value-type="float" office:value="3" calcext:value-type="float">
            <text:p>3</text:p>
          </table:table-cell>
          <table:table-cell office:value-type="float" office:value="1.477766991866E+018" calcext:value-type="float">
            <text:p>1.477766991866E+018</text:p>
          </table:table-cell>
          <table:table-cell table:formula="of:=[.D78]+[.$B$5]" office:value-type="float" office:value="1.47776699180816E+018" calcext:value-type="float">
            <text:p>1.47776699180816E+018</text:p>
          </table:table-cell>
          <table:table-cell table:formula="of:=CEILING(([.F78]-[.G78]) / 1000000)" office:value-type="float" office:value="58" calcext:value-type="float">
            <text:p>58</text:p>
          </table:table-cell>
          <table:table-cell/>
          <table:table-cell table:formula="of:=CEILING(([.G79]-[.G78])/1000000)" office:value-type="float" office:value="20" calcext:value-type="float">
            <text:p>20</text:p>
          </table:table-cell>
          <table:table-cell table:formula="of:=CEILING(([.F79]-[.F7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859119235" calcext:value-type="float">
            <text:p>18832859119235</text:p>
          </table:table-cell>
          <table:table-cell office:value-type="float" office:value="3" calcext:value-type="float">
            <text:p>3</text:p>
          </table:table-cell>
          <table:table-cell office:value-type="float" office:value="1.477766991885E+018" calcext:value-type="float">
            <text:p>1.477766991885E+018</text:p>
          </table:table-cell>
          <table:table-cell table:formula="of:=[.D79]+[.$B$5]" office:value-type="float" office:value="1.47776699182815E+018" calcext:value-type="float">
            <text:p>1.47776699182815E+018</text:p>
          </table:table-cell>
          <table:table-cell table:formula="of:=CEILING(([.F79]-[.G79]) / 1000000)" office:value-type="float" office:value="57" calcext:value-type="float">
            <text:p>57</text:p>
          </table:table-cell>
          <table:table-cell/>
          <table:table-cell table:formula="of:=CEILING(([.G80]-[.G79])/1000000)" office:value-type="float" office:value="20" calcext:value-type="float">
            <text:p>20</text:p>
          </table:table-cell>
          <table:table-cell table:formula="of:=CEILING(([.F80]-[.F79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879077731" calcext:value-type="float">
            <text:p>18832879077731</text:p>
          </table:table-cell>
          <table:table-cell office:value-type="float" office:value="3" calcext:value-type="float">
            <text:p>3</text:p>
          </table:table-cell>
          <table:table-cell office:value-type="float" office:value="1.477766991906E+018" calcext:value-type="float">
            <text:p>1.477766991906E+018</text:p>
          </table:table-cell>
          <table:table-cell table:formula="of:=[.D80]+[.$B$5]" office:value-type="float" office:value="1.4777669918481E+018" calcext:value-type="float">
            <text:p>1.4777669918481E+018</text:p>
          </table:table-cell>
          <table:table-cell table:formula="of:=CEILING(([.F80]-[.G80]) / 1000000)" office:value-type="float" office:value="58" calcext:value-type="float">
            <text:p>58</text:p>
          </table:table-cell>
          <table:table-cell/>
          <table:table-cell table:formula="of:=CEILING(([.G81]-[.G80])/1000000)" office:value-type="float" office:value="20" calcext:value-type="float">
            <text:p>20</text:p>
          </table:table-cell>
          <table:table-cell table:formula="of:=CEILING(([.F81]-[.F8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899066745" calcext:value-type="float">
            <text:p>18832899066745</text:p>
          </table:table-cell>
          <table:table-cell office:value-type="float" office:value="3" calcext:value-type="float">
            <text:p>3</text:p>
          </table:table-cell>
          <table:table-cell office:value-type="float" office:value="1.477766991925E+018" calcext:value-type="float">
            <text:p>1.477766991925E+018</text:p>
          </table:table-cell>
          <table:table-cell table:formula="of:=[.D81]+[.$B$5]" office:value-type="float" office:value="1.47776699186809E+018" calcext:value-type="float">
            <text:p>1.47776699186809E+018</text:p>
          </table:table-cell>
          <table:table-cell table:formula="of:=CEILING(([.F81]-[.G81]) / 1000000)" office:value-type="float" office:value="57" calcext:value-type="float">
            <text:p>57</text:p>
          </table:table-cell>
          <table:table-cell/>
          <table:table-cell table:formula="of:=CEILING(([.G82]-[.G81])/1000000)" office:value-type="float" office:value="20" calcext:value-type="float">
            <text:p>20</text:p>
          </table:table-cell>
          <table:table-cell table:formula="of:=CEILING(([.F82]-[.F8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919055758" calcext:value-type="float">
            <text:p>18832919055758</text:p>
          </table:table-cell>
          <table:table-cell office:value-type="float" office:value="3" calcext:value-type="float">
            <text:p>3</text:p>
          </table:table-cell>
          <table:table-cell office:value-type="float" office:value="1.477766991945E+018" calcext:value-type="float">
            <text:p>1.477766991945E+018</text:p>
          </table:table-cell>
          <table:table-cell table:formula="of:=[.D82]+[.$B$5]" office:value-type="float" office:value="1.47776699188808E+018" calcext:value-type="float">
            <text:p>1.47776699188808E+018</text:p>
          </table:table-cell>
          <table:table-cell table:formula="of:=CEILING(([.F82]-[.G82]) / 1000000)" office:value-type="float" office:value="57" calcext:value-type="float">
            <text:p>57</text:p>
          </table:table-cell>
          <table:table-cell/>
          <table:table-cell table:formula="of:=CEILING(([.G83]-[.G82])/1000000)" office:value-type="float" office:value="20" calcext:value-type="float">
            <text:p>20</text:p>
          </table:table-cell>
          <table:table-cell table:formula="of:=CEILING(([.F83]-[.F8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939044772" calcext:value-type="float">
            <text:p>18832939044772</text:p>
          </table:table-cell>
          <table:table-cell office:value-type="float" office:value="3" calcext:value-type="float">
            <text:p>3</text:p>
          </table:table-cell>
          <table:table-cell office:value-type="float" office:value="1.477766991965E+018" calcext:value-type="float">
            <text:p>1.477766991965E+018</text:p>
          </table:table-cell>
          <table:table-cell table:formula="of:=[.D83]+[.$B$5]" office:value-type="float" office:value="1.47776699190807E+018" calcext:value-type="float">
            <text:p>1.47776699190807E+018</text:p>
          </table:table-cell>
          <table:table-cell table:formula="of:=CEILING(([.F83]-[.G83]) / 1000000)" office:value-type="float" office:value="57" calcext:value-type="float">
            <text:p>57</text:p>
          </table:table-cell>
          <table:table-cell/>
          <table:table-cell table:formula="of:=CEILING(([.G84]-[.G83])/1000000)" office:value-type="float" office:value="20" calcext:value-type="float">
            <text:p>20</text:p>
          </table:table-cell>
          <table:table-cell table:formula="of:=CEILING(([.F84]-[.F8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959033786" calcext:value-type="float">
            <text:p>18832959033786</text:p>
          </table:table-cell>
          <table:table-cell office:value-type="float" office:value="3" calcext:value-type="float">
            <text:p>3</text:p>
          </table:table-cell>
          <table:table-cell office:value-type="float" office:value="1.477766991985E+018" calcext:value-type="float">
            <text:p>1.477766991985E+018</text:p>
          </table:table-cell>
          <table:table-cell table:formula="of:=[.D84]+[.$B$5]" office:value-type="float" office:value="1.47776699192806E+018" calcext:value-type="float">
            <text:p>1.47776699192806E+018</text:p>
          </table:table-cell>
          <table:table-cell table:formula="of:=CEILING(([.F84]-[.G84]) / 1000000)" office:value-type="float" office:value="57" calcext:value-type="float">
            <text:p>57</text:p>
          </table:table-cell>
          <table:table-cell/>
          <table:table-cell table:formula="of:=CEILING(([.G85]-[.G84])/1000000)" office:value-type="float" office:value="20" calcext:value-type="float">
            <text:p>20</text:p>
          </table:table-cell>
          <table:table-cell table:formula="of:=CEILING(([.F85]-[.F8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979022799" calcext:value-type="float">
            <text:p>18832979022799</text:p>
          </table:table-cell>
          <table:table-cell office:value-type="float" office:value="3" calcext:value-type="float">
            <text:p>3</text:p>
          </table:table-cell>
          <table:table-cell office:value-type="float" office:value="1.477766992005E+018" calcext:value-type="float">
            <text:p>1.477766992005E+018</text:p>
          </table:table-cell>
          <table:table-cell table:formula="of:=[.D85]+[.$B$5]" office:value-type="float" office:value="1.47776699194805E+018" calcext:value-type="float">
            <text:p>1.47776699194805E+018</text:p>
          </table:table-cell>
          <table:table-cell table:formula="of:=CEILING(([.F85]-[.G85]) / 1000000)" office:value-type="float" office:value="57" calcext:value-type="float">
            <text:p>57</text:p>
          </table:table-cell>
          <table:table-cell/>
          <table:table-cell table:formula="of:=CEILING(([.G86]-[.G85])/1000000)" office:value-type="float" office:value="20" calcext:value-type="float">
            <text:p>20</text:p>
          </table:table-cell>
          <table:table-cell table:formula="of:=CEILING(([.F86]-[.F8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2999011813" calcext:value-type="float">
            <text:p>18832999011813</text:p>
          </table:table-cell>
          <table:table-cell office:value-type="float" office:value="3" calcext:value-type="float">
            <text:p>3</text:p>
          </table:table-cell>
          <table:table-cell office:value-type="float" office:value="1.477766992025E+018" calcext:value-type="float">
            <text:p>1.477766992025E+018</text:p>
          </table:table-cell>
          <table:table-cell table:formula="of:=[.D86]+[.$B$5]" office:value-type="float" office:value="1.47776699196804E+018" calcext:value-type="float">
            <text:p>1.47776699196804E+018</text:p>
          </table:table-cell>
          <table:table-cell table:formula="of:=CEILING(([.F86]-[.G86]) / 1000000)" office:value-type="float" office:value="57" calcext:value-type="float">
            <text:p>57</text:p>
          </table:table-cell>
          <table:table-cell/>
          <table:table-cell table:formula="of:=CEILING(([.G87]-[.G86])/1000000)" office:value-type="float" office:value="20" calcext:value-type="float">
            <text:p>20</text:p>
          </table:table-cell>
          <table:table-cell table:formula="of:=CEILING(([.F87]-[.F8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019000827" calcext:value-type="float">
            <text:p>18833019000827</text:p>
          </table:table-cell>
          <table:table-cell office:value-type="float" office:value="3" calcext:value-type="float">
            <text:p>3</text:p>
          </table:table-cell>
          <table:table-cell office:value-type="float" office:value="1.477766992045E+018" calcext:value-type="float">
            <text:p>1.477766992045E+018</text:p>
          </table:table-cell>
          <table:table-cell table:formula="of:=[.D87]+[.$B$5]" office:value-type="float" office:value="1.47776699198803E+018" calcext:value-type="float">
            <text:p>1.47776699198803E+018</text:p>
          </table:table-cell>
          <table:table-cell table:formula="of:=CEILING(([.F87]-[.G87]) / 1000000)" office:value-type="float" office:value="57" calcext:value-type="float">
            <text:p>57</text:p>
          </table:table-cell>
          <table:table-cell/>
          <table:table-cell table:formula="of:=CEILING(([.G88]-[.G87])/1000000)" office:value-type="float" office:value="20" calcext:value-type="float">
            <text:p>20</text:p>
          </table:table-cell>
          <table:table-cell table:formula="of:=CEILING(([.F88]-[.F8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038989840" calcext:value-type="float">
            <text:p>18833038989840</text:p>
          </table:table-cell>
          <table:table-cell office:value-type="float" office:value="3" calcext:value-type="float">
            <text:p>3</text:p>
          </table:table-cell>
          <table:table-cell office:value-type="float" office:value="1.477766992065E+018" calcext:value-type="float">
            <text:p>1.477766992065E+018</text:p>
          </table:table-cell>
          <table:table-cell table:formula="of:=[.D88]+[.$B$5]" office:value-type="float" office:value="1.47776699200802E+018" calcext:value-type="float">
            <text:p>1.47776699200802E+018</text:p>
          </table:table-cell>
          <table:table-cell table:formula="of:=CEILING(([.F88]-[.G88]) / 1000000)" office:value-type="float" office:value="57" calcext:value-type="float">
            <text:p>57</text:p>
          </table:table-cell>
          <table:table-cell/>
          <table:table-cell table:formula="of:=CEILING(([.G89]-[.G88])/1000000)" office:value-type="float" office:value="20" calcext:value-type="float">
            <text:p>20</text:p>
          </table:table-cell>
          <table:table-cell table:formula="of:=CEILING(([.F89]-[.F8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058978854" calcext:value-type="float">
            <text:p>18833058978854</text:p>
          </table:table-cell>
          <table:table-cell office:value-type="float" office:value="3" calcext:value-type="float">
            <text:p>3</text:p>
          </table:table-cell>
          <table:table-cell office:value-type="float" office:value="1.477766992085E+018" calcext:value-type="float">
            <text:p>1.477766992085E+018</text:p>
          </table:table-cell>
          <table:table-cell table:formula="of:=[.D89]+[.$B$5]" office:value-type="float" office:value="1.477766992028E+018" calcext:value-type="float">
            <text:p>1.477766992028E+018</text:p>
          </table:table-cell>
          <table:table-cell table:formula="of:=CEILING(([.F89]-[.G89]) / 1000000)" office:value-type="float" office:value="57" calcext:value-type="float">
            <text:p>57</text:p>
          </table:table-cell>
          <table:table-cell/>
          <table:table-cell table:formula="of:=CEILING(([.G90]-[.G89])/1000000)" office:value-type="float" office:value="20" calcext:value-type="float">
            <text:p>20</text:p>
          </table:table-cell>
          <table:table-cell table:formula="of:=CEILING(([.F90]-[.F8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078967868" calcext:value-type="float">
            <text:p>18833078967868</text:p>
          </table:table-cell>
          <table:table-cell office:value-type="float" office:value="3" calcext:value-type="float">
            <text:p>3</text:p>
          </table:table-cell>
          <table:table-cell office:value-type="float" office:value="1.477766992105E+018" calcext:value-type="float">
            <text:p>1.477766992105E+018</text:p>
          </table:table-cell>
          <table:table-cell table:formula="of:=[.D90]+[.$B$5]" office:value-type="float" office:value="1.47776699204799E+018" calcext:value-type="float">
            <text:p>1.47776699204799E+018</text:p>
          </table:table-cell>
          <table:table-cell table:formula="of:=CEILING(([.F90]-[.G90]) / 1000000)" office:value-type="float" office:value="58" calcext:value-type="float">
            <text:p>58</text:p>
          </table:table-cell>
          <table:table-cell/>
          <table:table-cell table:formula="of:=CEILING(([.G91]-[.G90])/1000000)" office:value-type="float" office:value="20" calcext:value-type="float">
            <text:p>20</text:p>
          </table:table-cell>
          <table:table-cell table:formula="of:=CEILING(([.F91]-[.F9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098926364" calcext:value-type="float">
            <text:p>18833098926364</text:p>
          </table:table-cell>
          <table:table-cell office:value-type="float" office:value="3" calcext:value-type="float">
            <text:p>3</text:p>
          </table:table-cell>
          <table:table-cell office:value-type="float" office:value="1.477766992125E+018" calcext:value-type="float">
            <text:p>1.477766992125E+018</text:p>
          </table:table-cell>
          <table:table-cell table:formula="of:=[.D91]+[.$B$5]" office:value-type="float" office:value="1.47776699206795E+018" calcext:value-type="float">
            <text:p>1.47776699206795E+018</text:p>
          </table:table-cell>
          <table:table-cell table:formula="of:=CEILING(([.F91]-[.G91]) / 1000000)" office:value-type="float" office:value="58" calcext:value-type="float">
            <text:p>58</text:p>
          </table:table-cell>
          <table:table-cell/>
          <table:table-cell table:formula="of:=CEILING(([.G92]-[.G91])/1000000)" office:value-type="float" office:value="20" calcext:value-type="float">
            <text:p>20</text:p>
          </table:table-cell>
          <table:table-cell table:formula="of:=CEILING(([.F92]-[.F9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118915377" calcext:value-type="float">
            <text:p>18833118915377</text:p>
          </table:table-cell>
          <table:table-cell office:value-type="float" office:value="3" calcext:value-type="float">
            <text:p>3</text:p>
          </table:table-cell>
          <table:table-cell office:value-type="float" office:value="1.477766992145E+018" calcext:value-type="float">
            <text:p>1.477766992145E+018</text:p>
          </table:table-cell>
          <table:table-cell table:formula="of:=[.D92]+[.$B$5]" office:value-type="float" office:value="1.47776699208794E+018" calcext:value-type="float">
            <text:p>1.47776699208794E+018</text:p>
          </table:table-cell>
          <table:table-cell table:formula="of:=CEILING(([.F92]-[.G92]) / 1000000)" office:value-type="float" office:value="58" calcext:value-type="float">
            <text:p>58</text:p>
          </table:table-cell>
          <table:table-cell/>
          <table:table-cell table:formula="of:=CEILING(([.G93]-[.G92])/1000000)" office:value-type="float" office:value="20" calcext:value-type="float">
            <text:p>20</text:p>
          </table:table-cell>
          <table:table-cell table:formula="of:=CEILING(([.F93]-[.F9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138904391" calcext:value-type="float">
            <text:p>18833138904391</text:p>
          </table:table-cell>
          <table:table-cell office:value-type="float" office:value="3" calcext:value-type="float">
            <text:p>3</text:p>
          </table:table-cell>
          <table:table-cell office:value-type="float" office:value="1.477766992165E+018" calcext:value-type="float">
            <text:p>1.477766992165E+018</text:p>
          </table:table-cell>
          <table:table-cell table:formula="of:=[.D93]+[.$B$5]" office:value-type="float" office:value="1.47776699210793E+018" calcext:value-type="float">
            <text:p>1.47776699210793E+018</text:p>
          </table:table-cell>
          <table:table-cell table:formula="of:=CEILING(([.F93]-[.G93]) / 1000000)" office:value-type="float" office:value="58" calcext:value-type="float">
            <text:p>58</text:p>
          </table:table-cell>
          <table:table-cell/>
          <table:table-cell table:formula="of:=CEILING(([.G94]-[.G93])/1000000)" office:value-type="float" office:value="20" calcext:value-type="float">
            <text:p>20</text:p>
          </table:table-cell>
          <table:table-cell table:formula="of:=CEILING(([.F94]-[.F9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158893405" calcext:value-type="float">
            <text:p>18833158893405</text:p>
          </table:table-cell>
          <table:table-cell office:value-type="float" office:value="3" calcext:value-type="float">
            <text:p>3</text:p>
          </table:table-cell>
          <table:table-cell office:value-type="float" office:value="1.477766992185E+018" calcext:value-type="float">
            <text:p>1.477766992185E+018</text:p>
          </table:table-cell>
          <table:table-cell table:formula="of:=[.D94]+[.$B$5]" office:value-type="float" office:value="1.47776699212792E+018" calcext:value-type="float">
            <text:p>1.47776699212792E+018</text:p>
          </table:table-cell>
          <table:table-cell table:formula="of:=CEILING(([.F94]-[.G94]) / 1000000)" office:value-type="float" office:value="58" calcext:value-type="float">
            <text:p>58</text:p>
          </table:table-cell>
          <table:table-cell/>
          <table:table-cell table:formula="of:=CEILING(([.G95]-[.G94])/1000000)" office:value-type="float" office:value="20" calcext:value-type="float">
            <text:p>20</text:p>
          </table:table-cell>
          <table:table-cell table:formula="of:=CEILING(([.F95]-[.F9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178851901" calcext:value-type="float">
            <text:p>18833178851901</text:p>
          </table:table-cell>
          <table:table-cell office:value-type="float" office:value="3" calcext:value-type="float">
            <text:p>3</text:p>
          </table:table-cell>
          <table:table-cell office:value-type="float" office:value="1.477766992205E+018" calcext:value-type="float">
            <text:p>1.477766992205E+018</text:p>
          </table:table-cell>
          <table:table-cell table:formula="of:=[.D95]+[.$B$5]" office:value-type="float" office:value="1.47776699214788E+018" calcext:value-type="float">
            <text:p>1.47776699214788E+018</text:p>
          </table:table-cell>
          <table:table-cell table:formula="of:=CEILING(([.F95]-[.G95]) / 1000000)" office:value-type="float" office:value="58" calcext:value-type="float">
            <text:p>58</text:p>
          </table:table-cell>
          <table:table-cell/>
          <table:table-cell table:formula="of:=CEILING(([.G96]-[.G95])/1000000)" office:value-type="float" office:value="20" calcext:value-type="float">
            <text:p>20</text:p>
          </table:table-cell>
          <table:table-cell table:formula="of:=CEILING(([.F96]-[.F9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198840915" calcext:value-type="float">
            <text:p>18833198840915</text:p>
          </table:table-cell>
          <table:table-cell office:value-type="float" office:value="3" calcext:value-type="float">
            <text:p>3</text:p>
          </table:table-cell>
          <table:table-cell office:value-type="float" office:value="1.477766992225E+018" calcext:value-type="float">
            <text:p>1.477766992225E+018</text:p>
          </table:table-cell>
          <table:table-cell table:formula="of:=[.D96]+[.$B$5]" office:value-type="float" office:value="1.47776699216787E+018" calcext:value-type="float">
            <text:p>1.47776699216787E+018</text:p>
          </table:table-cell>
          <table:table-cell table:formula="of:=CEILING(([.F96]-[.G96]) / 1000000)" office:value-type="float" office:value="58" calcext:value-type="float">
            <text:p>58</text:p>
          </table:table-cell>
          <table:table-cell/>
          <table:table-cell table:formula="of:=CEILING(([.G97]-[.G96])/1000000)" office:value-type="float" office:value="20" calcext:value-type="float">
            <text:p>20</text:p>
          </table:table-cell>
          <table:table-cell table:formula="of:=CEILING(([.F97]-[.F96])/10000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218829928" calcext:value-type="float">
            <text:p>18833218829928</text:p>
          </table:table-cell>
          <table:table-cell office:value-type="float" office:value="3" calcext:value-type="float">
            <text:p>3</text:p>
          </table:table-cell>
          <table:table-cell office:value-type="float" office:value="1.477766992252E+018" calcext:value-type="float">
            <text:p>1.477766992252E+018</text:p>
          </table:table-cell>
          <table:table-cell table:formula="of:=[.D97]+[.$B$5]" office:value-type="float" office:value="1.47776699218786E+018" calcext:value-type="float">
            <text:p>1.47776699218786E+018</text:p>
          </table:table-cell>
          <table:table-cell table:formula="of:=CEILING(([.F97]-[.G97]) / 1000000)" office:value-type="float" office:value="65" calcext:value-type="float">
            <text:p>65</text:p>
          </table:table-cell>
          <table:table-cell/>
          <table:table-cell table:formula="of:=CEILING(([.G98]-[.G97])/1000000)" office:value-type="float" office:value="20" calcext:value-type="float">
            <text:p>20</text:p>
          </table:table-cell>
          <table:table-cell table:formula="of:=CEILING(([.F98]-[.F9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238818942" calcext:value-type="float">
            <text:p>18833238818942</text:p>
          </table:table-cell>
          <table:table-cell office:value-type="float" office:value="3" calcext:value-type="float">
            <text:p>3</text:p>
          </table:table-cell>
          <table:table-cell office:value-type="float" office:value="1.477766992271E+018" calcext:value-type="float">
            <text:p>1.477766992271E+018</text:p>
          </table:table-cell>
          <table:table-cell table:formula="of:=[.D98]+[.$B$5]" office:value-type="float" office:value="1.47776699220784E+018" calcext:value-type="float">
            <text:p>1.47776699220784E+018</text:p>
          </table:table-cell>
          <table:table-cell table:formula="of:=CEILING(([.F98]-[.G98]) / 1000000)" office:value-type="float" office:value="64" calcext:value-type="float">
            <text:p>64</text:p>
          </table:table-cell>
          <table:table-cell/>
          <table:table-cell table:formula="of:=CEILING(([.G99]-[.G98])/1000000)" office:value-type="float" office:value="20" calcext:value-type="float">
            <text:p>20</text:p>
          </table:table-cell>
          <table:table-cell table:formula="of:=CEILING(([.F99]-[.F98])/10000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258807956" calcext:value-type="float">
            <text:p>18833258807956</text:p>
          </table:table-cell>
          <table:table-cell office:value-type="float" office:value="3" calcext:value-type="float">
            <text:p>3</text:p>
          </table:table-cell>
          <table:table-cell office:value-type="float" office:value="1.477766992284E+018" calcext:value-type="float">
            <text:p>1.477766992284E+018</text:p>
          </table:table-cell>
          <table:table-cell table:formula="of:=[.D99]+[.$B$5]" office:value-type="float" office:value="1.47776699222783E+018" calcext:value-type="float">
            <text:p>1.47776699222783E+018</text:p>
          </table:table-cell>
          <table:table-cell table:formula="of:=CEILING(([.F99]-[.G99]) / 1000000)" office:value-type="float" office:value="57" calcext:value-type="float">
            <text:p>57</text:p>
          </table:table-cell>
          <table:table-cell/>
          <table:table-cell table:formula="of:=CEILING(([.G100]-[.G99])/1000000)" office:value-type="float" office:value="20" calcext:value-type="float">
            <text:p>20</text:p>
          </table:table-cell>
          <table:table-cell table:formula="of:=CEILING(([.F100]-[.F9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278796969" calcext:value-type="float">
            <text:p>18833278796969</text:p>
          </table:table-cell>
          <table:table-cell office:value-type="float" office:value="3" calcext:value-type="float">
            <text:p>3</text:p>
          </table:table-cell>
          <table:table-cell office:value-type="float" office:value="1.477766992304E+018" calcext:value-type="float">
            <text:p>1.477766992304E+018</text:p>
          </table:table-cell>
          <table:table-cell table:formula="of:=[.D100]+[.$B$5]" office:value-type="float" office:value="1.47776699224782E+018" calcext:value-type="float">
            <text:p>1.47776699224782E+018</text:p>
          </table:table-cell>
          <table:table-cell table:formula="of:=CEILING(([.F100]-[.G100]) / 1000000)" office:value-type="float" office:value="57" calcext:value-type="float">
            <text:p>57</text:p>
          </table:table-cell>
          <table:table-cell/>
          <table:table-cell table:formula="of:=CEILING(([.G101]-[.G100])/1000000)" office:value-type="float" office:value="20" calcext:value-type="float">
            <text:p>20</text:p>
          </table:table-cell>
          <table:table-cell table:formula="of:=CEILING(([.F101]-[.F100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298755465" calcext:value-type="float">
            <text:p>18833298755465</text:p>
          </table:table-cell>
          <table:table-cell office:value-type="float" office:value="3" calcext:value-type="float">
            <text:p>3</text:p>
          </table:table-cell>
          <table:table-cell office:value-type="float" office:value="1.477766992325E+018" calcext:value-type="float">
            <text:p>1.477766992325E+018</text:p>
          </table:table-cell>
          <table:table-cell table:formula="of:=[.D101]+[.$B$5]" office:value-type="float" office:value="1.47776699226778E+018" calcext:value-type="float">
            <text:p>1.47776699226778E+018</text:p>
          </table:table-cell>
          <table:table-cell table:formula="of:=CEILING(([.F101]-[.G101]) / 1000000)" office:value-type="float" office:value="58" calcext:value-type="float">
            <text:p>58</text:p>
          </table:table-cell>
          <table:table-cell/>
          <table:table-cell table:formula="of:=CEILING(([.G102]-[.G101])/1000000)" office:value-type="float" office:value="20" calcext:value-type="float">
            <text:p>20</text:p>
          </table:table-cell>
          <table:table-cell table:formula="of:=CEILING(([.F102]-[.F10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318744479" calcext:value-type="float">
            <text:p>18833318744479</text:p>
          </table:table-cell>
          <table:table-cell office:value-type="float" office:value="3" calcext:value-type="float">
            <text:p>3</text:p>
          </table:table-cell>
          <table:table-cell office:value-type="float" office:value="1.477766992344E+018" calcext:value-type="float">
            <text:p>1.477766992344E+018</text:p>
          </table:table-cell>
          <table:table-cell table:formula="of:=[.D102]+[.$B$5]" office:value-type="float" office:value="1.47776699228777E+018" calcext:value-type="float">
            <text:p>1.47776699228777E+018</text:p>
          </table:table-cell>
          <table:table-cell table:formula="of:=CEILING(([.F102]-[.G102]) / 1000000)" office:value-type="float" office:value="57" calcext:value-type="float">
            <text:p>57</text:p>
          </table:table-cell>
          <table:table-cell/>
          <table:table-cell table:formula="of:=CEILING(([.G103]-[.G102])/1000000)" office:value-type="float" office:value="20" calcext:value-type="float">
            <text:p>20</text:p>
          </table:table-cell>
          <table:table-cell table:formula="of:=CEILING(([.F103]-[.F10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338733493" calcext:value-type="float">
            <text:p>18833338733493</text:p>
          </table:table-cell>
          <table:table-cell office:value-type="float" office:value="3" calcext:value-type="float">
            <text:p>3</text:p>
          </table:table-cell>
          <table:table-cell office:value-type="float" office:value="1.477766992364E+018" calcext:value-type="float">
            <text:p>1.477766992364E+018</text:p>
          </table:table-cell>
          <table:table-cell table:formula="of:=[.D103]+[.$B$5]" office:value-type="float" office:value="1.47776699230776E+018" calcext:value-type="float">
            <text:p>1.47776699230776E+018</text:p>
          </table:table-cell>
          <table:table-cell table:formula="of:=CEILING(([.F103]-[.G103]) / 1000000)" office:value-type="float" office:value="57" calcext:value-type="float">
            <text:p>57</text:p>
          </table:table-cell>
          <table:table-cell/>
          <table:table-cell table:formula="of:=CEILING(([.G104]-[.G103])/1000000)" office:value-type="float" office:value="20" calcext:value-type="float">
            <text:p>20</text:p>
          </table:table-cell>
          <table:table-cell table:formula="of:=CEILING(([.F104]-[.F10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358691989" calcext:value-type="float">
            <text:p>18833358691989</text:p>
          </table:table-cell>
          <table:table-cell office:value-type="float" office:value="3" calcext:value-type="float">
            <text:p>3</text:p>
          </table:table-cell>
          <table:table-cell office:value-type="float" office:value="1.477766992384E+018" calcext:value-type="float">
            <text:p>1.477766992384E+018</text:p>
          </table:table-cell>
          <table:table-cell table:formula="of:=[.D104]+[.$B$5]" office:value-type="float" office:value="1.47776699232772E+018" calcext:value-type="float">
            <text:p>1.47776699232772E+018</text:p>
          </table:table-cell>
          <table:table-cell table:formula="of:=CEILING(([.F104]-[.G104]) / 1000000)" office:value-type="float" office:value="57" calcext:value-type="float">
            <text:p>57</text:p>
          </table:table-cell>
          <table:table-cell/>
          <table:table-cell table:formula="of:=CEILING(([.G105]-[.G104])/1000000)" office:value-type="float" office:value="20" calcext:value-type="float">
            <text:p>20</text:p>
          </table:table-cell>
          <table:table-cell table:formula="of:=CEILING(([.F105]-[.F104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378681002" calcext:value-type="float">
            <text:p>18833378681002</text:p>
          </table:table-cell>
          <table:table-cell office:value-type="float" office:value="3" calcext:value-type="float">
            <text:p>3</text:p>
          </table:table-cell>
          <table:table-cell office:value-type="float" office:value="1.477766992405E+018" calcext:value-type="float">
            <text:p>1.477766992405E+018</text:p>
          </table:table-cell>
          <table:table-cell table:formula="of:=[.D105]+[.$B$5]" office:value-type="float" office:value="1.47776699234771E+018" calcext:value-type="float">
            <text:p>1.47776699234771E+018</text:p>
          </table:table-cell>
          <table:table-cell table:formula="of:=CEILING(([.F105]-[.G105]) / 1000000)" office:value-type="float" office:value="58" calcext:value-type="float">
            <text:p>58</text:p>
          </table:table-cell>
          <table:table-cell/>
          <table:table-cell table:formula="of:=CEILING(([.G106]-[.G105])/1000000)" office:value-type="float" office:value="21" calcext:value-type="float">
            <text:p>21</text:p>
          </table:table-cell>
          <table:table-cell table:formula="of:=CEILING(([.F106]-[.F10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398700534" calcext:value-type="float">
            <text:p>18833398700534</text:p>
          </table:table-cell>
          <table:table-cell office:value-type="float" office:value="3" calcext:value-type="float">
            <text:p>3</text:p>
          </table:table-cell>
          <table:table-cell office:value-type="float" office:value="1.477766992425E+018" calcext:value-type="float">
            <text:p>1.477766992425E+018</text:p>
          </table:table-cell>
          <table:table-cell table:formula="of:=[.D106]+[.$B$5]" office:value-type="float" office:value="1.47776699236773E+018" calcext:value-type="float">
            <text:p>1.47776699236773E+018</text:p>
          </table:table-cell>
          <table:table-cell table:formula="of:=CEILING(([.F106]-[.G106]) / 1000000)" office:value-type="float" office:value="58" calcext:value-type="float">
            <text:p>58</text:p>
          </table:table-cell>
          <table:table-cell/>
          <table:table-cell table:formula="of:=CEILING(([.G107]-[.G106])/1000000)" office:value-type="float" office:value="20" calcext:value-type="float">
            <text:p>20</text:p>
          </table:table-cell>
          <table:table-cell table:formula="of:=CEILING(([.F107]-[.F10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418659030" calcext:value-type="float">
            <text:p>18833418659030</text:p>
          </table:table-cell>
          <table:table-cell office:value-type="float" office:value="3" calcext:value-type="float">
            <text:p>3</text:p>
          </table:table-cell>
          <table:table-cell office:value-type="float" office:value="1.477766992445E+018" calcext:value-type="float">
            <text:p>1.477766992445E+018</text:p>
          </table:table-cell>
          <table:table-cell table:formula="of:=[.D107]+[.$B$5]" office:value-type="float" office:value="1.47776699238768E+018" calcext:value-type="float">
            <text:p>1.47776699238768E+018</text:p>
          </table:table-cell>
          <table:table-cell table:formula="of:=CEILING(([.F107]-[.G107]) / 1000000)" office:value-type="float" office:value="58" calcext:value-type="float">
            <text:p>58</text:p>
          </table:table-cell>
          <table:table-cell/>
          <table:table-cell table:formula="of:=CEILING(([.G108]-[.G107])/1000000)" office:value-type="float" office:value="20" calcext:value-type="float">
            <text:p>20</text:p>
          </table:table-cell>
          <table:table-cell table:formula="of:=CEILING(([.F108]-[.F10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438648043" calcext:value-type="float">
            <text:p>18833438648043</text:p>
          </table:table-cell>
          <table:table-cell office:value-type="float" office:value="3" calcext:value-type="float">
            <text:p>3</text:p>
          </table:table-cell>
          <table:table-cell office:value-type="float" office:value="1.477766992465E+018" calcext:value-type="float">
            <text:p>1.477766992465E+018</text:p>
          </table:table-cell>
          <table:table-cell table:formula="of:=[.D108]+[.$B$5]" office:value-type="float" office:value="1.47776699240767E+018" calcext:value-type="float">
            <text:p>1.47776699240767E+018</text:p>
          </table:table-cell>
          <table:table-cell table:formula="of:=CEILING(([.F108]-[.G108]) / 1000000)" office:value-type="float" office:value="58" calcext:value-type="float">
            <text:p>58</text:p>
          </table:table-cell>
          <table:table-cell/>
          <table:table-cell table:formula="of:=CEILING(([.G109]-[.G108])/1000000)" office:value-type="float" office:value="20" calcext:value-type="float">
            <text:p>20</text:p>
          </table:table-cell>
          <table:table-cell table:formula="of:=CEILING(([.F109]-[.F10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458637057" calcext:value-type="float">
            <text:p>18833458637057</text:p>
          </table:table-cell>
          <table:table-cell office:value-type="float" office:value="3" calcext:value-type="float">
            <text:p>3</text:p>
          </table:table-cell>
          <table:table-cell office:value-type="float" office:value="1.477766992485E+018" calcext:value-type="float">
            <text:p>1.477766992485E+018</text:p>
          </table:table-cell>
          <table:table-cell table:formula="of:=[.D109]+[.$B$5]" office:value-type="float" office:value="1.47776699242766E+018" calcext:value-type="float">
            <text:p>1.47776699242766E+018</text:p>
          </table:table-cell>
          <table:table-cell table:formula="of:=CEILING(([.F109]-[.G109]) / 1000000)" office:value-type="float" office:value="58" calcext:value-type="float">
            <text:p>58</text:p>
          </table:table-cell>
          <table:table-cell/>
          <table:table-cell table:formula="of:=CEILING(([.G110]-[.G109])/1000000)" office:value-type="float" office:value="20" calcext:value-type="float">
            <text:p>20</text:p>
          </table:table-cell>
          <table:table-cell table:formula="of:=CEILING(([.F110]-[.F10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478595553" calcext:value-type="float">
            <text:p>18833478595553</text:p>
          </table:table-cell>
          <table:table-cell office:value-type="float" office:value="3" calcext:value-type="float">
            <text:p>3</text:p>
          </table:table-cell>
          <table:table-cell office:value-type="float" office:value="1.477766992505E+018" calcext:value-type="float">
            <text:p>1.477766992505E+018</text:p>
          </table:table-cell>
          <table:table-cell table:formula="of:=[.D110]+[.$B$5]" office:value-type="float" office:value="1.47776699244762E+018" calcext:value-type="float">
            <text:p>1.47776699244762E+018</text:p>
          </table:table-cell>
          <table:table-cell table:formula="of:=CEILING(([.F110]-[.G110]) / 1000000)" office:value-type="float" office:value="58" calcext:value-type="float">
            <text:p>58</text:p>
          </table:table-cell>
          <table:table-cell/>
          <table:table-cell table:formula="of:=CEILING(([.G111]-[.G110])/1000000)" office:value-type="float" office:value="20" calcext:value-type="float">
            <text:p>20</text:p>
          </table:table-cell>
          <table:table-cell table:formula="of:=CEILING(([.F111]-[.F11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498584567" calcext:value-type="float">
            <text:p>18833498584567</text:p>
          </table:table-cell>
          <table:table-cell office:value-type="float" office:value="3" calcext:value-type="float">
            <text:p>3</text:p>
          </table:table-cell>
          <table:table-cell office:value-type="float" office:value="1.477766992524E+018" calcext:value-type="float">
            <text:p>1.477766992524E+018</text:p>
          </table:table-cell>
          <table:table-cell table:formula="of:=[.D111]+[.$B$5]" office:value-type="float" office:value="1.47776699246761E+018" calcext:value-type="float">
            <text:p>1.47776699246761E+018</text:p>
          </table:table-cell>
          <table:table-cell table:formula="of:=CEILING(([.F111]-[.G111]) / 1000000)" office:value-type="float" office:value="57" calcext:value-type="float">
            <text:p>57</text:p>
          </table:table-cell>
          <table:table-cell/>
          <table:table-cell table:formula="of:=CEILING(([.G112]-[.G111])/1000000)" office:value-type="float" office:value="20" calcext:value-type="float">
            <text:p>20</text:p>
          </table:table-cell>
          <table:table-cell table:formula="of:=CEILING(([.F112]-[.F111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518573581" calcext:value-type="float">
            <text:p>18833518573581</text:p>
          </table:table-cell>
          <table:table-cell office:value-type="float" office:value="3" calcext:value-type="float">
            <text:p>3</text:p>
          </table:table-cell>
          <table:table-cell office:value-type="float" office:value="1.477766992545E+018" calcext:value-type="float">
            <text:p>1.477766992545E+018</text:p>
          </table:table-cell>
          <table:table-cell table:formula="of:=[.D112]+[.$B$5]" office:value-type="float" office:value="1.4777669924876E+018" calcext:value-type="float">
            <text:p>1.4777669924876E+018</text:p>
          </table:table-cell>
          <table:table-cell table:formula="of:=CEILING(([.F112]-[.G112]) / 1000000)" office:value-type="float" office:value="58" calcext:value-type="float">
            <text:p>58</text:p>
          </table:table-cell>
          <table:table-cell/>
          <table:table-cell table:formula="of:=CEILING(([.G113]-[.G112])/1000000)" office:value-type="float" office:value="20" calcext:value-type="float">
            <text:p>20</text:p>
          </table:table-cell>
          <table:table-cell table:formula="of:=CEILING(([.F113]-[.F112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538532077" calcext:value-type="float">
            <text:p>18833538532077</text:p>
          </table:table-cell>
          <table:table-cell office:value-type="float" office:value="3" calcext:value-type="float">
            <text:p>3</text:p>
          </table:table-cell>
          <table:table-cell office:value-type="float" office:value="1.477766992566E+018" calcext:value-type="float">
            <text:p>1.477766992566E+018</text:p>
          </table:table-cell>
          <table:table-cell table:formula="of:=[.D113]+[.$B$5]" office:value-type="float" office:value="1.47776699250756E+018" calcext:value-type="float">
            <text:p>1.47776699250756E+018</text:p>
          </table:table-cell>
          <table:table-cell table:formula="of:=CEILING(([.F113]-[.G113]) / 1000000)" office:value-type="float" office:value="59" calcext:value-type="float">
            <text:p>59</text:p>
          </table:table-cell>
          <table:table-cell/>
          <table:table-cell table:formula="of:=CEILING(([.G114]-[.G113])/1000000)" office:value-type="float" office:value="20" calcext:value-type="float">
            <text:p>20</text:p>
          </table:table-cell>
          <table:table-cell table:formula="of:=CEILING(([.F114]-[.F113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558521090" calcext:value-type="float">
            <text:p>18833558521090</text:p>
          </table:table-cell>
          <table:table-cell office:value-type="float" office:value="3" calcext:value-type="float">
            <text:p>3</text:p>
          </table:table-cell>
          <table:table-cell office:value-type="float" office:value="1.477766992585E+018" calcext:value-type="float">
            <text:p>1.477766992585E+018</text:p>
          </table:table-cell>
          <table:table-cell table:formula="of:=[.D114]+[.$B$5]" office:value-type="float" office:value="1.47776699252755E+018" calcext:value-type="float">
            <text:p>1.47776699252755E+018</text:p>
          </table:table-cell>
          <table:table-cell table:formula="of:=CEILING(([.F114]-[.G114]) / 1000000)" office:value-type="float" office:value="58" calcext:value-type="float">
            <text:p>58</text:p>
          </table:table-cell>
          <table:table-cell/>
          <table:table-cell table:formula="of:=CEILING(([.G115]-[.G114])/1000000)" office:value-type="float" office:value="20" calcext:value-type="float">
            <text:p>20</text:p>
          </table:table-cell>
          <table:table-cell table:formula="of:=CEILING(([.F115]-[.F11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578510104" calcext:value-type="float">
            <text:p>18833578510104</text:p>
          </table:table-cell>
          <table:table-cell office:value-type="float" office:value="3" calcext:value-type="float">
            <text:p>3</text:p>
          </table:table-cell>
          <table:table-cell office:value-type="float" office:value="1.477766992604E+018" calcext:value-type="float">
            <text:p>1.477766992604E+018</text:p>
          </table:table-cell>
          <table:table-cell table:formula="of:=[.D115]+[.$B$5]" office:value-type="float" office:value="1.47776699254754E+018" calcext:value-type="float">
            <text:p>1.47776699254754E+018</text:p>
          </table:table-cell>
          <table:table-cell table:formula="of:=CEILING(([.F115]-[.G115]) / 1000000)" office:value-type="float" office:value="57" calcext:value-type="float">
            <text:p>57</text:p>
          </table:table-cell>
          <table:table-cell/>
          <table:table-cell table:formula="of:=CEILING(([.G116]-[.G115])/1000000)" office:value-type="float" office:value="20" calcext:value-type="float">
            <text:p>20</text:p>
          </table:table-cell>
          <table:table-cell table:formula="of:=CEILING(([.F116]-[.F115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598499118" calcext:value-type="float">
            <text:p>18833598499118</text:p>
          </table:table-cell>
          <table:table-cell office:value-type="float" office:value="3" calcext:value-type="float">
            <text:p>3</text:p>
          </table:table-cell>
          <table:table-cell office:value-type="float" office:value="1.477766992625E+018" calcext:value-type="float">
            <text:p>1.477766992625E+018</text:p>
          </table:table-cell>
          <table:table-cell table:formula="of:=[.D116]+[.$B$5]" office:value-type="float" office:value="1.47776699256752E+018" calcext:value-type="float">
            <text:p>1.47776699256752E+018</text:p>
          </table:table-cell>
          <table:table-cell table:formula="of:=CEILING(([.F116]-[.G116]) / 1000000)" office:value-type="float" office:value="58" calcext:value-type="float">
            <text:p>58</text:p>
          </table:table-cell>
          <table:table-cell/>
          <table:table-cell table:formula="of:=CEILING(([.G117]-[.G116])/1000000)" office:value-type="float" office:value="20" calcext:value-type="float">
            <text:p>20</text:p>
          </table:table-cell>
          <table:table-cell table:formula="of:=CEILING(([.F117]-[.F11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618457614" calcext:value-type="float">
            <text:p>18833618457614</text:p>
          </table:table-cell>
          <table:table-cell office:value-type="float" office:value="3" calcext:value-type="float">
            <text:p>3</text:p>
          </table:table-cell>
          <table:table-cell office:value-type="float" office:value="1.477766992644E+018" calcext:value-type="float">
            <text:p>1.477766992644E+018</text:p>
          </table:table-cell>
          <table:table-cell table:formula="of:=[.D117]+[.$B$5]" office:value-type="float" office:value="1.47776699258748E+018" calcext:value-type="float">
            <text:p>1.47776699258748E+018</text:p>
          </table:table-cell>
          <table:table-cell table:formula="of:=CEILING(([.F117]-[.G117]) / 1000000)" office:value-type="float" office:value="57" calcext:value-type="float">
            <text:p>57</text:p>
          </table:table-cell>
          <table:table-cell/>
          <table:table-cell table:formula="of:=CEILING(([.G118]-[.G117])/1000000)" office:value-type="float" office:value="21" calcext:value-type="float">
            <text:p>21</text:p>
          </table:table-cell>
          <table:table-cell table:formula="of:=CEILING(([.F118]-[.F117])/10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638477145" calcext:value-type="float">
            <text:p>18833638477145</text:p>
          </table:table-cell>
          <table:table-cell office:value-type="float" office:value="3" calcext:value-type="float">
            <text:p>3</text:p>
          </table:table-cell>
          <table:table-cell office:value-type="float" office:value="1.477766992667E+018" calcext:value-type="float">
            <text:p>1.477766992667E+018</text:p>
          </table:table-cell>
          <table:table-cell table:formula="of:=[.D118]+[.$B$5]" office:value-type="float" office:value="1.4777669926075E+018" calcext:value-type="float">
            <text:p>1.4777669926075E+018</text:p>
          </table:table-cell>
          <table:table-cell table:formula="of:=CEILING(([.F118]-[.G118]) / 1000000)" office:value-type="float" office:value="60" calcext:value-type="float">
            <text:p>60</text:p>
          </table:table-cell>
          <table:table-cell/>
          <table:table-cell table:formula="of:=CEILING(([.G119]-[.G118])/1000000)" office:value-type="float" office:value="20" calcext:value-type="float">
            <text:p>20</text:p>
          </table:table-cell>
          <table:table-cell table:formula="of:=CEILING(([.F119]-[.F118])/10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658466159" calcext:value-type="float">
            <text:p>18833658466159</text:p>
          </table:table-cell>
          <table:table-cell office:value-type="float" office:value="3" calcext:value-type="float">
            <text:p>3</text:p>
          </table:table-cell>
          <table:table-cell office:value-type="float" office:value="1.477766992685E+018" calcext:value-type="float">
            <text:p>1.477766992685E+018</text:p>
          </table:table-cell>
          <table:table-cell table:formula="of:=[.D119]+[.$B$5]" office:value-type="float" office:value="1.47776699262749E+018" calcext:value-type="float">
            <text:p>1.47776699262749E+018</text:p>
          </table:table-cell>
          <table:table-cell table:formula="of:=CEILING(([.F119]-[.G119]) / 1000000)" office:value-type="float" office:value="58" calcext:value-type="float">
            <text:p>58</text:p>
          </table:table-cell>
          <table:table-cell/>
          <table:table-cell table:formula="of:=CEILING(([.G120]-[.G119])/1000000)" office:value-type="float" office:value="20" calcext:value-type="float">
            <text:p>20</text:p>
          </table:table-cell>
          <table:table-cell table:formula="of:=CEILING(([.F120]-[.F11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678455172" calcext:value-type="float">
            <text:p>18833678455172</text:p>
          </table:table-cell>
          <table:table-cell office:value-type="float" office:value="3" calcext:value-type="float">
            <text:p>3</text:p>
          </table:table-cell>
          <table:table-cell office:value-type="float" office:value="1.477766992704E+018" calcext:value-type="float">
            <text:p>1.477766992704E+018</text:p>
          </table:table-cell>
          <table:table-cell table:formula="of:=[.D120]+[.$B$5]" office:value-type="float" office:value="1.47776699264748E+018" calcext:value-type="float">
            <text:p>1.47776699264748E+018</text:p>
          </table:table-cell>
          <table:table-cell table:formula="of:=CEILING(([.F120]-[.G120]) / 1000000)" office:value-type="float" office:value="57" calcext:value-type="float">
            <text:p>57</text:p>
          </table:table-cell>
          <table:table-cell/>
          <table:table-cell table:formula="of:=CEILING(([.G121]-[.G120])/1000000)" office:value-type="float" office:value="20" calcext:value-type="float">
            <text:p>20</text:p>
          </table:table-cell>
          <table:table-cell table:formula="of:=CEILING(([.F121]-[.F120])/10000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698413668" calcext:value-type="float">
            <text:p>18833698413668</text:p>
          </table:table-cell>
          <table:table-cell office:value-type="float" office:value="3" calcext:value-type="float">
            <text:p>3</text:p>
          </table:table-cell>
          <table:table-cell office:value-type="float" office:value="1.477766992726E+018" calcext:value-type="float">
            <text:p>1.477766992726E+018</text:p>
          </table:table-cell>
          <table:table-cell table:formula="of:=[.D121]+[.$B$5]" office:value-type="float" office:value="1.47776699266744E+018" calcext:value-type="float">
            <text:p>1.47776699266744E+018</text:p>
          </table:table-cell>
          <table:table-cell table:formula="of:=CEILING(([.F121]-[.G121]) / 1000000)" office:value-type="float" office:value="59" calcext:value-type="float">
            <text:p>59</text:p>
          </table:table-cell>
          <table:table-cell/>
          <table:table-cell table:formula="of:=CEILING(([.G122]-[.G121])/1000000)" office:value-type="float" office:value="20" calcext:value-type="float">
            <text:p>20</text:p>
          </table:table-cell>
          <table:table-cell table:formula="of:=CEILING(([.F122]-[.F121])/10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718402682" calcext:value-type="float">
            <text:p>18833718402682</text:p>
          </table:table-cell>
          <table:table-cell office:value-type="float" office:value="3" calcext:value-type="float">
            <text:p>3</text:p>
          </table:table-cell>
          <table:table-cell office:value-type="float" office:value="1.477766992744E+018" calcext:value-type="float">
            <text:p>1.477766992744E+018</text:p>
          </table:table-cell>
          <table:table-cell table:formula="of:=[.D122]+[.$B$5]" office:value-type="float" office:value="1.47776699268743E+018" calcext:value-type="float">
            <text:p>1.47776699268743E+018</text:p>
          </table:table-cell>
          <table:table-cell table:formula="of:=CEILING(([.F122]-[.G122]) / 1000000)" office:value-type="float" office:value="57" calcext:value-type="float">
            <text:p>57</text:p>
          </table:table-cell>
          <table:table-cell/>
          <table:table-cell table:formula="of:=CEILING(([.G123]-[.G122])/1000000)" office:value-type="float" office:value="20" calcext:value-type="float">
            <text:p>20</text:p>
          </table:table-cell>
          <table:table-cell table:formula="of:=CEILING(([.F123]-[.F122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738361178" calcext:value-type="float">
            <text:p>18833738361178</text:p>
          </table:table-cell>
          <table:table-cell office:value-type="float" office:value="3" calcext:value-type="float">
            <text:p>3</text:p>
          </table:table-cell>
          <table:table-cell office:value-type="float" office:value="1.477766992765E+018" calcext:value-type="float">
            <text:p>1.477766992765E+018</text:p>
          </table:table-cell>
          <table:table-cell table:formula="of:=[.D123]+[.$B$5]" office:value-type="float" office:value="1.47776699270739E+018" calcext:value-type="float">
            <text:p>1.47776699270739E+018</text:p>
          </table:table-cell>
          <table:table-cell table:formula="of:=CEILING(([.F123]-[.G123]) / 1000000)" office:value-type="float" office:value="58" calcext:value-type="float">
            <text:p>58</text:p>
          </table:table-cell>
          <table:table-cell/>
          <table:table-cell table:formula="of:=CEILING(([.G124]-[.G123])/1000000)" office:value-type="float" office:value="20" calcext:value-type="float">
            <text:p>20</text:p>
          </table:table-cell>
          <table:table-cell table:formula="of:=CEILING(([.F124]-[.F12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758350192" calcext:value-type="float">
            <text:p>18833758350192</text:p>
          </table:table-cell>
          <table:table-cell office:value-type="float" office:value="3" calcext:value-type="float">
            <text:p>3</text:p>
          </table:table-cell>
          <table:table-cell office:value-type="float" office:value="1.477766992784E+018" calcext:value-type="float">
            <text:p>1.477766992784E+018</text:p>
          </table:table-cell>
          <table:table-cell table:formula="of:=[.D124]+[.$B$5]" office:value-type="float" office:value="1.47776699272738E+018" calcext:value-type="float">
            <text:p>1.47776699272738E+018</text:p>
          </table:table-cell>
          <table:table-cell table:formula="of:=CEILING(([.F124]-[.G124]) / 1000000)" office:value-type="float" office:value="57" calcext:value-type="float">
            <text:p>57</text:p>
          </table:table-cell>
          <table:table-cell/>
          <table:table-cell table:formula="of:=CEILING(([.G125]-[.G124])/1000000)" office:value-type="float" office:value="20" calcext:value-type="float">
            <text:p>20</text:p>
          </table:table-cell>
          <table:table-cell table:formula="of:=CEILING(([.F125]-[.F124])/10000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778339206" calcext:value-type="float">
            <text:p>18833778339206</text:p>
          </table:table-cell>
          <table:table-cell office:value-type="float" office:value="3" calcext:value-type="float">
            <text:p>3</text:p>
          </table:table-cell>
          <table:table-cell office:value-type="float" office:value="1.47776699281E+018" calcext:value-type="float">
            <text:p>1.47776699281E+018</text:p>
          </table:table-cell>
          <table:table-cell table:formula="of:=[.D125]+[.$B$5]" office:value-type="float" office:value="1.47776699274737E+018" calcext:value-type="float">
            <text:p>1.47776699274737E+018</text:p>
          </table:table-cell>
          <table:table-cell table:formula="of:=CEILING(([.F125]-[.G125]) / 1000000)" office:value-type="float" office:value="63" calcext:value-type="float">
            <text:p>63</text:p>
          </table:table-cell>
          <table:table-cell/>
          <table:table-cell table:formula="of:=CEILING(([.G126]-[.G125])/1000000)" office:value-type="float" office:value="20" calcext:value-type="float">
            <text:p>20</text:p>
          </table:table-cell>
          <table:table-cell table:formula="of:=CEILING(([.F126]-[.F125])/10000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798297702" calcext:value-type="float">
            <text:p>18833798297702</text:p>
          </table:table-cell>
          <table:table-cell office:value-type="float" office:value="3" calcext:value-type="float">
            <text:p>3</text:p>
          </table:table-cell>
          <table:table-cell office:value-type="float" office:value="1.477766992826E+018" calcext:value-type="float">
            <text:p>1.477766992826E+018</text:p>
          </table:table-cell>
          <table:table-cell table:formula="of:=[.D126]+[.$B$5]" office:value-type="float" office:value="1.47776699276732E+018" calcext:value-type="float">
            <text:p>1.47776699276732E+018</text:p>
          </table:table-cell>
          <table:table-cell table:formula="of:=CEILING(([.F126]-[.G126]) / 1000000)" office:value-type="float" office:value="59" calcext:value-type="float">
            <text:p>59</text:p>
          </table:table-cell>
          <table:table-cell/>
          <table:table-cell table:formula="of:=CEILING(([.G127]-[.G126])/1000000)" office:value-type="float" office:value="20" calcext:value-type="float">
            <text:p>20</text:p>
          </table:table-cell>
          <table:table-cell table:formula="of:=CEILING(([.F127]-[.F126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818286715" calcext:value-type="float">
            <text:p>18833818286715</text:p>
          </table:table-cell>
          <table:table-cell office:value-type="float" office:value="3" calcext:value-type="float">
            <text:p>3</text:p>
          </table:table-cell>
          <table:table-cell office:value-type="float" office:value="1.477766992846E+018" calcext:value-type="float">
            <text:p>1.477766992846E+018</text:p>
          </table:table-cell>
          <table:table-cell table:formula="of:=[.D127]+[.$B$5]" office:value-type="float" office:value="1.47776699278731E+018" calcext:value-type="float">
            <text:p>1.47776699278731E+018</text:p>
          </table:table-cell>
          <table:table-cell table:formula="of:=CEILING(([.F127]-[.G127]) / 1000000)" office:value-type="float" office:value="59" calcext:value-type="float">
            <text:p>59</text:p>
          </table:table-cell>
          <table:table-cell/>
          <table:table-cell table:formula="of:=CEILING(([.G128]-[.G127])/1000000)" office:value-type="float" office:value="20" calcext:value-type="float">
            <text:p>20</text:p>
          </table:table-cell>
          <table:table-cell table:formula="of:=CEILING(([.F128]-[.F127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838245211" calcext:value-type="float">
            <text:p>18833838245211</text:p>
          </table:table-cell>
          <table:table-cell office:value-type="float" office:value="3" calcext:value-type="float">
            <text:p>3</text:p>
          </table:table-cell>
          <table:table-cell office:value-type="float" office:value="1.477766992865E+018" calcext:value-type="float">
            <text:p>1.477766992865E+018</text:p>
          </table:table-cell>
          <table:table-cell table:formula="of:=[.D128]+[.$B$5]" office:value-type="float" office:value="1.47776699280727E+018" calcext:value-type="float">
            <text:p>1.47776699280727E+018</text:p>
          </table:table-cell>
          <table:table-cell table:formula="of:=CEILING(([.F128]-[.G128]) / 1000000)" office:value-type="float" office:value="58" calcext:value-type="float">
            <text:p>58</text:p>
          </table:table-cell>
          <table:table-cell/>
          <table:table-cell table:formula="of:=CEILING(([.G129]-[.G128])/1000000)" office:value-type="float" office:value="20" calcext:value-type="float">
            <text:p>20</text:p>
          </table:table-cell>
          <table:table-cell table:formula="of:=CEILING(([.F129]-[.F128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858234225" calcext:value-type="float">
            <text:p>18833858234225</text:p>
          </table:table-cell>
          <table:table-cell office:value-type="float" office:value="3" calcext:value-type="float">
            <text:p>3</text:p>
          </table:table-cell>
          <table:table-cell office:value-type="float" office:value="1.477766992883E+018" calcext:value-type="float">
            <text:p>1.477766992883E+018</text:p>
          </table:table-cell>
          <table:table-cell table:formula="of:=[.D129]+[.$B$5]" office:value-type="float" office:value="1.47776699282726E+018" calcext:value-type="float">
            <text:p>1.47776699282726E+018</text:p>
          </table:table-cell>
          <table:table-cell table:formula="of:=CEILING(([.F129]-[.G129]) / 1000000)" office:value-type="float" office:value="56" calcext:value-type="float">
            <text:p>56</text:p>
          </table:table-cell>
          <table:table-cell/>
          <table:table-cell table:formula="of:=CEILING(([.G130]-[.G129])/1000000)" office:value-type="float" office:value="20" calcext:value-type="float">
            <text:p>20</text:p>
          </table:table-cell>
          <table:table-cell table:formula="of:=CEILING(([.F130]-[.F129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878223239" calcext:value-type="float">
            <text:p>18833878223239</text:p>
          </table:table-cell>
          <table:table-cell office:value-type="float" office:value="3" calcext:value-type="float">
            <text:p>3</text:p>
          </table:table-cell>
          <table:table-cell office:value-type="float" office:value="1.477766992904E+018" calcext:value-type="float">
            <text:p>1.477766992904E+018</text:p>
          </table:table-cell>
          <table:table-cell table:formula="of:=[.D130]+[.$B$5]" office:value-type="float" office:value="1.47776699284725E+018" calcext:value-type="float">
            <text:p>1.47776699284725E+018</text:p>
          </table:table-cell>
          <table:table-cell table:formula="of:=CEILING(([.F130]-[.G130]) / 1000000)" office:value-type="float" office:value="57" calcext:value-type="float">
            <text:p>57</text:p>
          </table:table-cell>
          <table:table-cell/>
          <table:table-cell table:formula="of:=CEILING(([.G131]-[.G130])/1000000)" office:value-type="float" office:value="20" calcext:value-type="float">
            <text:p>20</text:p>
          </table:table-cell>
          <table:table-cell table:formula="of:=CEILING(([.F131]-[.F13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898212252" calcext:value-type="float">
            <text:p>18833898212252</text:p>
          </table:table-cell>
          <table:table-cell office:value-type="float" office:value="3" calcext:value-type="float">
            <text:p>3</text:p>
          </table:table-cell>
          <table:table-cell office:value-type="float" office:value="1.477766992923E+018" calcext:value-type="float">
            <text:p>1.477766992923E+018</text:p>
          </table:table-cell>
          <table:table-cell table:formula="of:=[.D131]+[.$B$5]" office:value-type="float" office:value="1.47776699286724E+018" calcext:value-type="float">
            <text:p>1.47776699286724E+018</text:p>
          </table:table-cell>
          <table:table-cell table:formula="of:=CEILING(([.F131]-[.G131]) / 1000000)" office:value-type="float" office:value="56" calcext:value-type="float">
            <text:p>56</text:p>
          </table:table-cell>
          <table:table-cell/>
          <table:table-cell table:formula="of:=CEILING(([.G132]-[.G131])/1000000)" office:value-type="float" office:value="20" calcext:value-type="float">
            <text:p>20</text:p>
          </table:table-cell>
          <table:table-cell table:formula="of:=CEILING(([.F132]-[.F131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918201266" calcext:value-type="float">
            <text:p>18833918201266</text:p>
          </table:table-cell>
          <table:table-cell office:value-type="float" office:value="3" calcext:value-type="float">
            <text:p>3</text:p>
          </table:table-cell>
          <table:table-cell office:value-type="float" office:value="1.477766992944E+018" calcext:value-type="float">
            <text:p>1.477766992944E+018</text:p>
          </table:table-cell>
          <table:table-cell table:formula="of:=[.D132]+[.$B$5]" office:value-type="float" office:value="1.47776699288723E+018" calcext:value-type="float">
            <text:p>1.47776699288723E+018</text:p>
          </table:table-cell>
          <table:table-cell table:formula="of:=CEILING(([.F132]-[.G132]) / 1000000)" office:value-type="float" office:value="57" calcext:value-type="float">
            <text:p>57</text:p>
          </table:table-cell>
          <table:table-cell/>
          <table:table-cell table:formula="of:=CEILING(([.G133]-[.G132])/1000000)" office:value-type="float" office:value="20" calcext:value-type="float">
            <text:p>20</text:p>
          </table:table-cell>
          <table:table-cell table:formula="of:=CEILING(([.F133]-[.F132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938159762" calcext:value-type="float">
            <text:p>18833938159762</text:p>
          </table:table-cell>
          <table:table-cell office:value-type="float" office:value="3" calcext:value-type="float">
            <text:p>3</text:p>
          </table:table-cell>
          <table:table-cell office:value-type="float" office:value="1.477766992965E+018" calcext:value-type="float">
            <text:p>1.477766992965E+018</text:p>
          </table:table-cell>
          <table:table-cell table:formula="of:=[.D133]+[.$B$5]" office:value-type="float" office:value="1.47776699290719E+018" calcext:value-type="float">
            <text:p>1.47776699290719E+018</text:p>
          </table:table-cell>
          <table:table-cell table:formula="of:=CEILING(([.F133]-[.G133]) / 1000000)" office:value-type="float" office:value="58" calcext:value-type="float">
            <text:p>58</text:p>
          </table:table-cell>
          <table:table-cell/>
          <table:table-cell table:formula="of:=CEILING(([.G134]-[.G133])/1000000)" office:value-type="float" office:value="20" calcext:value-type="float">
            <text:p>20</text:p>
          </table:table-cell>
          <table:table-cell table:formula="of:=CEILING(([.F134]-[.F13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958148776" calcext:value-type="float">
            <text:p>18833958148776</text:p>
          </table:table-cell>
          <table:table-cell office:value-type="float" office:value="3" calcext:value-type="float">
            <text:p>3</text:p>
          </table:table-cell>
          <table:table-cell office:value-type="float" office:value="1.477766992984E+018" calcext:value-type="float">
            <text:p>1.477766992984E+018</text:p>
          </table:table-cell>
          <table:table-cell table:formula="of:=[.D134]+[.$B$5]" office:value-type="float" office:value="1.47776699292717E+018" calcext:value-type="float">
            <text:p>1.47776699292717E+018</text:p>
          </table:table-cell>
          <table:table-cell table:formula="of:=CEILING(([.F134]-[.G134]) / 1000000)" office:value-type="float" office:value="57" calcext:value-type="float">
            <text:p>57</text:p>
          </table:table-cell>
          <table:table-cell/>
          <table:table-cell table:formula="of:=CEILING(([.G135]-[.G134])/1000000)" office:value-type="float" office:value="20" calcext:value-type="float">
            <text:p>20</text:p>
          </table:table-cell>
          <table:table-cell table:formula="of:=CEILING(([.F135]-[.F13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978137790" calcext:value-type="float">
            <text:p>18833978137790</text:p>
          </table:table-cell>
          <table:table-cell office:value-type="float" office:value="3" calcext:value-type="float">
            <text:p>3</text:p>
          </table:table-cell>
          <table:table-cell office:value-type="float" office:value="1.477766993004E+018" calcext:value-type="float">
            <text:p>1.477766993004E+018</text:p>
          </table:table-cell>
          <table:table-cell table:formula="of:=[.D135]+[.$B$5]" office:value-type="float" office:value="1.47776699294716E+018" calcext:value-type="float">
            <text:p>1.47776699294716E+018</text:p>
          </table:table-cell>
          <table:table-cell table:formula="of:=CEILING(([.F135]-[.G135]) / 1000000)" office:value-type="float" office:value="57" calcext:value-type="float">
            <text:p>57</text:p>
          </table:table-cell>
          <table:table-cell/>
          <table:table-cell table:formula="of:=CEILING(([.G136]-[.G135])/1000000)" office:value-type="float" office:value="20" calcext:value-type="float">
            <text:p>20</text:p>
          </table:table-cell>
          <table:table-cell table:formula="of:=CEILING(([.F136]-[.F135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3998126803" calcext:value-type="float">
            <text:p>18833998126803</text:p>
          </table:table-cell>
          <table:table-cell office:value-type="float" office:value="3" calcext:value-type="float">
            <text:p>3</text:p>
          </table:table-cell>
          <table:table-cell office:value-type="float" office:value="1.477766993025E+018" calcext:value-type="float">
            <text:p>1.477766993025E+018</text:p>
          </table:table-cell>
          <table:table-cell table:formula="of:=[.D136]+[.$B$5]" office:value-type="float" office:value="1.47776699296715E+018" calcext:value-type="float">
            <text:p>1.47776699296715E+018</text:p>
          </table:table-cell>
          <table:table-cell table:formula="of:=CEILING(([.F136]-[.G136]) / 1000000)" office:value-type="float" office:value="58" calcext:value-type="float">
            <text:p>58</text:p>
          </table:table-cell>
          <table:table-cell/>
          <table:table-cell table:formula="of:=CEILING(([.G137]-[.G136])/1000000)" office:value-type="float" office:value="20" calcext:value-type="float">
            <text:p>20</text:p>
          </table:table-cell>
          <table:table-cell table:formula="of:=CEILING(([.F137]-[.F13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018115817" calcext:value-type="float">
            <text:p>18834018115817</text:p>
          </table:table-cell>
          <table:table-cell office:value-type="float" office:value="3" calcext:value-type="float">
            <text:p>3</text:p>
          </table:table-cell>
          <table:table-cell office:value-type="float" office:value="1.477766993044E+018" calcext:value-type="float">
            <text:p>1.477766993044E+018</text:p>
          </table:table-cell>
          <table:table-cell table:formula="of:=[.D137]+[.$B$5]" office:value-type="float" office:value="1.47776699298714E+018" calcext:value-type="float">
            <text:p>1.47776699298714E+018</text:p>
          </table:table-cell>
          <table:table-cell table:formula="of:=CEILING(([.F137]-[.G137]) / 1000000)" office:value-type="float" office:value="57" calcext:value-type="float">
            <text:p>57</text:p>
          </table:table-cell>
          <table:table-cell/>
          <table:table-cell table:formula="of:=CEILING(([.G138]-[.G137])/1000000)" office:value-type="float" office:value="20" calcext:value-type="float">
            <text:p>20</text:p>
          </table:table-cell>
          <table:table-cell table:formula="of:=CEILING(([.F138]-[.F13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038104831" calcext:value-type="float">
            <text:p>18834038104831</text:p>
          </table:table-cell>
          <table:table-cell office:value-type="float" office:value="3" calcext:value-type="float">
            <text:p>3</text:p>
          </table:table-cell>
          <table:table-cell office:value-type="float" office:value="1.477766993064E+018" calcext:value-type="float">
            <text:p>1.477766993064E+018</text:p>
          </table:table-cell>
          <table:table-cell table:formula="of:=[.D138]+[.$B$5]" office:value-type="float" office:value="1.47776699300713E+018" calcext:value-type="float">
            <text:p>1.47776699300713E+018</text:p>
          </table:table-cell>
          <table:table-cell table:formula="of:=CEILING(([.F138]-[.G138]) / 1000000)" office:value-type="float" office:value="57" calcext:value-type="float">
            <text:p>57</text:p>
          </table:table-cell>
          <table:table-cell/>
          <table:table-cell table:formula="of:=CEILING(([.G139]-[.G138])/1000000)" office:value-type="float" office:value="20" calcext:value-type="float">
            <text:p>20</text:p>
          </table:table-cell>
          <table:table-cell table:formula="of:=CEILING(([.F139]-[.F13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058093844" calcext:value-type="float">
            <text:p>18834058093844</text:p>
          </table:table-cell>
          <table:table-cell office:value-type="float" office:value="3" calcext:value-type="float">
            <text:p>3</text:p>
          </table:table-cell>
          <table:table-cell office:value-type="float" office:value="1.477766993084E+018" calcext:value-type="float">
            <text:p>1.477766993084E+018</text:p>
          </table:table-cell>
          <table:table-cell table:formula="of:=[.D139]+[.$B$5]" office:value-type="float" office:value="1.47776699302712E+018" calcext:value-type="float">
            <text:p>1.47776699302712E+018</text:p>
          </table:table-cell>
          <table:table-cell table:formula="of:=CEILING(([.F139]-[.G139]) / 1000000)" office:value-type="float" office:value="57" calcext:value-type="float">
            <text:p>57</text:p>
          </table:table-cell>
          <table:table-cell/>
          <table:table-cell table:formula="of:=CEILING(([.G140]-[.G139])/1000000)" office:value-type="float" office:value="20" calcext:value-type="float">
            <text:p>20</text:p>
          </table:table-cell>
          <table:table-cell table:formula="of:=CEILING(([.F140]-[.F139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078082858" calcext:value-type="float">
            <text:p>18834078082858</text:p>
          </table:table-cell>
          <table:table-cell office:value-type="float" office:value="3" calcext:value-type="float">
            <text:p>3</text:p>
          </table:table-cell>
          <table:table-cell office:value-type="float" office:value="1.477766993105E+018" calcext:value-type="float">
            <text:p>1.477766993105E+018</text:p>
          </table:table-cell>
          <table:table-cell table:formula="of:=[.D140]+[.$B$5]" office:value-type="float" office:value="1.47776699304711E+018" calcext:value-type="float">
            <text:p>1.47776699304711E+018</text:p>
          </table:table-cell>
          <table:table-cell table:formula="of:=CEILING(([.F140]-[.G140]) / 1000000)" office:value-type="float" office:value="58" calcext:value-type="float">
            <text:p>58</text:p>
          </table:table-cell>
          <table:table-cell/>
          <table:table-cell table:formula="of:=CEILING(([.G141]-[.G140])/1000000)" office:value-type="float" office:value="20" calcext:value-type="float">
            <text:p>20</text:p>
          </table:table-cell>
          <table:table-cell table:formula="of:=CEILING(([.F141]-[.F14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098071872" calcext:value-type="float">
            <text:p>18834098071872</text:p>
          </table:table-cell>
          <table:table-cell office:value-type="float" office:value="3" calcext:value-type="float">
            <text:p>3</text:p>
          </table:table-cell>
          <table:table-cell office:value-type="float" office:value="1.477766993124E+018" calcext:value-type="float">
            <text:p>1.477766993124E+018</text:p>
          </table:table-cell>
          <table:table-cell table:formula="of:=[.D141]+[.$B$5]" office:value-type="float" office:value="1.4777669930671E+018" calcext:value-type="float">
            <text:p>1.4777669930671E+018</text:p>
          </table:table-cell>
          <table:table-cell table:formula="of:=CEILING(([.F141]-[.G141]) / 1000000)" office:value-type="float" office:value="57" calcext:value-type="float">
            <text:p>57</text:p>
          </table:table-cell>
          <table:table-cell/>
          <table:table-cell table:formula="of:=CEILING(([.G142]-[.G141])/1000000)" office:value-type="float" office:value="20" calcext:value-type="float">
            <text:p>20</text:p>
          </table:table-cell>
          <table:table-cell table:formula="of:=CEILING(([.F142]-[.F14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118060885" calcext:value-type="float">
            <text:p>18834118060885</text:p>
          </table:table-cell>
          <table:table-cell office:value-type="float" office:value="3" calcext:value-type="float">
            <text:p>3</text:p>
          </table:table-cell>
          <table:table-cell office:value-type="float" office:value="1.477766993144E+018" calcext:value-type="float">
            <text:p>1.477766993144E+018</text:p>
          </table:table-cell>
          <table:table-cell table:formula="of:=[.D142]+[.$B$5]" office:value-type="float" office:value="1.47776699308709E+018" calcext:value-type="float">
            <text:p>1.47776699308709E+018</text:p>
          </table:table-cell>
          <table:table-cell table:formula="of:=CEILING(([.F142]-[.G142]) / 1000000)" office:value-type="float" office:value="57" calcext:value-type="float">
            <text:p>57</text:p>
          </table:table-cell>
          <table:table-cell/>
          <table:table-cell table:formula="of:=CEILING(([.G143]-[.G142])/1000000)" office:value-type="float" office:value="20" calcext:value-type="float">
            <text:p>20</text:p>
          </table:table-cell>
          <table:table-cell table:formula="of:=CEILING(([.F143]-[.F14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138049899" calcext:value-type="float">
            <text:p>18834138049899</text:p>
          </table:table-cell>
          <table:table-cell office:value-type="float" office:value="3" calcext:value-type="float">
            <text:p>3</text:p>
          </table:table-cell>
          <table:table-cell office:value-type="float" office:value="1.477766993164E+018" calcext:value-type="float">
            <text:p>1.477766993164E+018</text:p>
          </table:table-cell>
          <table:table-cell table:formula="of:=[.D143]+[.$B$5]" office:value-type="float" office:value="1.47776699310708E+018" calcext:value-type="float">
            <text:p>1.47776699310708E+018</text:p>
          </table:table-cell>
          <table:table-cell table:formula="of:=CEILING(([.F143]-[.G143]) / 1000000)" office:value-type="float" office:value="57" calcext:value-type="float">
            <text:p>57</text:p>
          </table:table-cell>
          <table:table-cell/>
          <table:table-cell table:formula="of:=CEILING(([.G144]-[.G143])/1000000)" office:value-type="float" office:value="20" calcext:value-type="float">
            <text:p>20</text:p>
          </table:table-cell>
          <table:table-cell table:formula="of:=CEILING(([.F144]-[.F14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158038913" calcext:value-type="float">
            <text:p>18834158038913</text:p>
          </table:table-cell>
          <table:table-cell office:value-type="float" office:value="3" calcext:value-type="float">
            <text:p>3</text:p>
          </table:table-cell>
          <table:table-cell office:value-type="float" office:value="1.477766993184E+018" calcext:value-type="float">
            <text:p>1.477766993184E+018</text:p>
          </table:table-cell>
          <table:table-cell table:formula="of:=[.D144]+[.$B$5]" office:value-type="float" office:value="1.47776699312706E+018" calcext:value-type="float">
            <text:p>1.47776699312706E+018</text:p>
          </table:table-cell>
          <table:table-cell table:formula="of:=CEILING(([.F144]-[.G144]) / 1000000)" office:value-type="float" office:value="57" calcext:value-type="float">
            <text:p>57</text:p>
          </table:table-cell>
          <table:table-cell/>
          <table:table-cell table:formula="of:=CEILING(([.G145]-[.G144])/1000000)" office:value-type="float" office:value="20" calcext:value-type="float">
            <text:p>20</text:p>
          </table:table-cell>
          <table:table-cell table:formula="of:=CEILING(([.F145]-[.F14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177997409" calcext:value-type="float">
            <text:p>18834177997409</text:p>
          </table:table-cell>
          <table:table-cell office:value-type="float" office:value="3" calcext:value-type="float">
            <text:p>3</text:p>
          </table:table-cell>
          <table:table-cell office:value-type="float" office:value="1.477766993204E+018" calcext:value-type="float">
            <text:p>1.477766993204E+018</text:p>
          </table:table-cell>
          <table:table-cell table:formula="of:=[.D145]+[.$B$5]" office:value-type="float" office:value="1.47776699314702E+018" calcext:value-type="float">
            <text:p>1.47776699314702E+018</text:p>
          </table:table-cell>
          <table:table-cell table:formula="of:=CEILING(([.F145]-[.G145]) / 1000000)" office:value-type="float" office:value="57" calcext:value-type="float">
            <text:p>57</text:p>
          </table:table-cell>
          <table:table-cell/>
          <table:table-cell table:formula="of:=CEILING(([.G146]-[.G145])/1000000)" office:value-type="float" office:value="21" calcext:value-type="float">
            <text:p>21</text:p>
          </table:table-cell>
          <table:table-cell table:formula="of:=CEILING(([.F146]-[.F14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198047458" calcext:value-type="float">
            <text:p>18834198047458</text:p>
          </table:table-cell>
          <table:table-cell office:value-type="float" office:value="3" calcext:value-type="float">
            <text:p>3</text:p>
          </table:table-cell>
          <table:table-cell office:value-type="float" office:value="1.477766993224E+018" calcext:value-type="float">
            <text:p>1.477766993224E+018</text:p>
          </table:table-cell>
          <table:table-cell table:formula="of:=[.D146]+[.$B$5]" office:value-type="float" office:value="1.47776699316707E+018" calcext:value-type="float">
            <text:p>1.47776699316707E+018</text:p>
          </table:table-cell>
          <table:table-cell table:formula="of:=CEILING(([.F146]-[.G146]) / 1000000)" office:value-type="float" office:value="57" calcext:value-type="float">
            <text:p>57</text:p>
          </table:table-cell>
          <table:table-cell/>
          <table:table-cell table:formula="of:=CEILING(([.G147]-[.G146])/1000000)" office:value-type="float" office:value="20" calcext:value-type="float">
            <text:p>20</text:p>
          </table:table-cell>
          <table:table-cell table:formula="of:=CEILING(([.F147]-[.F14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218005954" calcext:value-type="float">
            <text:p>18834218005954</text:p>
          </table:table-cell>
          <table:table-cell office:value-type="float" office:value="3" calcext:value-type="float">
            <text:p>3</text:p>
          </table:table-cell>
          <table:table-cell office:value-type="float" office:value="1.477766993244E+018" calcext:value-type="float">
            <text:p>1.477766993244E+018</text:p>
          </table:table-cell>
          <table:table-cell table:formula="of:=[.D147]+[.$B$5]" office:value-type="float" office:value="1.47776699318703E+018" calcext:value-type="float">
            <text:p>1.47776699318703E+018</text:p>
          </table:table-cell>
          <table:table-cell table:formula="of:=CEILING(([.F147]-[.G147]) / 1000000)" office:value-type="float" office:value="57" calcext:value-type="float">
            <text:p>57</text:p>
          </table:table-cell>
          <table:table-cell/>
          <table:table-cell table:formula="of:=CEILING(([.G148]-[.G147])/1000000)" office:value-type="float" office:value="20" calcext:value-type="float">
            <text:p>20</text:p>
          </table:table-cell>
          <table:table-cell table:formula="of:=CEILING(([.F148]-[.F14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237994967" calcext:value-type="float">
            <text:p>18834237994967</text:p>
          </table:table-cell>
          <table:table-cell office:value-type="float" office:value="3" calcext:value-type="float">
            <text:p>3</text:p>
          </table:table-cell>
          <table:table-cell office:value-type="float" office:value="1.477766993264E+018" calcext:value-type="float">
            <text:p>1.477766993264E+018</text:p>
          </table:table-cell>
          <table:table-cell table:formula="of:=[.D148]+[.$B$5]" office:value-type="float" office:value="1.47776699320702E+018" calcext:value-type="float">
            <text:p>1.47776699320702E+018</text:p>
          </table:table-cell>
          <table:table-cell table:formula="of:=CEILING(([.F148]-[.G148]) / 1000000)" office:value-type="float" office:value="57" calcext:value-type="float">
            <text:p>57</text:p>
          </table:table-cell>
          <table:table-cell/>
          <table:table-cell table:formula="of:=CEILING(([.G149]-[.G148])/1000000)" office:value-type="float" office:value="20" calcext:value-type="float">
            <text:p>20</text:p>
          </table:table-cell>
          <table:table-cell table:formula="of:=CEILING(([.F149]-[.F14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257983981" calcext:value-type="float">
            <text:p>18834257983981</text:p>
          </table:table-cell>
          <table:table-cell office:value-type="float" office:value="3" calcext:value-type="float">
            <text:p>3</text:p>
          </table:table-cell>
          <table:table-cell office:value-type="float" office:value="1.477766993284E+018" calcext:value-type="float">
            <text:p>1.477766993284E+018</text:p>
          </table:table-cell>
          <table:table-cell table:formula="of:=[.D149]+[.$B$5]" office:value-type="float" office:value="1.47776699322701E+018" calcext:value-type="float">
            <text:p>1.47776699322701E+018</text:p>
          </table:table-cell>
          <table:table-cell table:formula="of:=CEILING(([.F149]-[.G149]) / 1000000)" office:value-type="float" office:value="57" calcext:value-type="float">
            <text:p>57</text:p>
          </table:table-cell>
          <table:table-cell/>
          <table:table-cell table:formula="of:=CEILING(([.G150]-[.G149])/1000000)" office:value-type="float" office:value="20" calcext:value-type="float">
            <text:p>20</text:p>
          </table:table-cell>
          <table:table-cell table:formula="of:=CEILING(([.F150]-[.F14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277972995" calcext:value-type="float">
            <text:p>18834277972995</text:p>
          </table:table-cell>
          <table:table-cell office:value-type="float" office:value="3" calcext:value-type="float">
            <text:p>3</text:p>
          </table:table-cell>
          <table:table-cell office:value-type="float" office:value="1.477766993304E+018" calcext:value-type="float">
            <text:p>1.477766993304E+018</text:p>
          </table:table-cell>
          <table:table-cell table:formula="of:=[.D150]+[.$B$5]" office:value-type="float" office:value="1.477766993247E+018" calcext:value-type="float">
            <text:p>1.477766993247E+018</text:p>
          </table:table-cell>
          <table:table-cell table:formula="of:=CEILING(([.F150]-[.G150]) / 1000000)" office:value-type="float" office:value="58" calcext:value-type="float">
            <text:p>58</text:p>
          </table:table-cell>
          <table:table-cell/>
          <table:table-cell table:formula="of:=CEILING(([.G151]-[.G150])/1000000)" office:value-type="float" office:value="20" calcext:value-type="float">
            <text:p>20</text:p>
          </table:table-cell>
          <table:table-cell table:formula="of:=CEILING(([.F151]-[.F15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297962008" calcext:value-type="float">
            <text:p>18834297962008</text:p>
          </table:table-cell>
          <table:table-cell office:value-type="float" office:value="3" calcext:value-type="float">
            <text:p>3</text:p>
          </table:table-cell>
          <table:table-cell office:value-type="float" office:value="1.477766993324E+018" calcext:value-type="float">
            <text:p>1.477766993324E+018</text:p>
          </table:table-cell>
          <table:table-cell table:formula="of:=[.D151]+[.$B$5]" office:value-type="float" office:value="1.47776699326699E+018" calcext:value-type="float">
            <text:p>1.47776699326699E+018</text:p>
          </table:table-cell>
          <table:table-cell table:formula="of:=CEILING(([.F151]-[.G151]) / 1000000)" office:value-type="float" office:value="58" calcext:value-type="float">
            <text:p>58</text:p>
          </table:table-cell>
          <table:table-cell/>
          <table:table-cell table:formula="of:=CEILING(([.G152]-[.G151])/1000000)" office:value-type="float" office:value="20" calcext:value-type="float">
            <text:p>20</text:p>
          </table:table-cell>
          <table:table-cell table:formula="of:=CEILING(([.F152]-[.F151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317951022" calcext:value-type="float">
            <text:p>18834317951022</text:p>
          </table:table-cell>
          <table:table-cell office:value-type="float" office:value="3" calcext:value-type="float">
            <text:p>3</text:p>
          </table:table-cell>
          <table:table-cell office:value-type="float" office:value="1.477766993346E+018" calcext:value-type="float">
            <text:p>1.477766993346E+018</text:p>
          </table:table-cell>
          <table:table-cell table:formula="of:=[.D152]+[.$B$5]" office:value-type="float" office:value="1.47776699328698E+018" calcext:value-type="float">
            <text:p>1.47776699328698E+018</text:p>
          </table:table-cell>
          <table:table-cell table:formula="of:=CEILING(([.F152]-[.G152]) / 1000000)" office:value-type="float" office:value="60" calcext:value-type="float">
            <text:p>60</text:p>
          </table:table-cell>
          <table:table-cell/>
          <table:table-cell table:formula="of:=CEILING(([.G153]-[.G152])/1000000)" office:value-type="float" office:value="20" calcext:value-type="float">
            <text:p>20</text:p>
          </table:table-cell>
          <table:table-cell table:formula="of:=CEILING(([.F153]-[.F15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337940036" calcext:value-type="float">
            <text:p>18834337940036</text:p>
          </table:table-cell>
          <table:table-cell office:value-type="float" office:value="3" calcext:value-type="float">
            <text:p>3</text:p>
          </table:table-cell>
          <table:table-cell office:value-type="float" office:value="1.477766993365E+018" calcext:value-type="float">
            <text:p>1.477766993365E+018</text:p>
          </table:table-cell>
          <table:table-cell table:formula="of:=[.D153]+[.$B$5]" office:value-type="float" office:value="1.47776699330697E+018" calcext:value-type="float">
            <text:p>1.47776699330697E+018</text:p>
          </table:table-cell>
          <table:table-cell table:formula="of:=CEILING(([.F153]-[.G153]) / 1000000)" office:value-type="float" office:value="59" calcext:value-type="float">
            <text:p>59</text:p>
          </table:table-cell>
          <table:table-cell/>
          <table:table-cell table:formula="of:=CEILING(([.G154]-[.G153])/1000000)" office:value-type="float" office:value="20" calcext:value-type="float">
            <text:p>20</text:p>
          </table:table-cell>
          <table:table-cell table:formula="of:=CEILING(([.F154]-[.F15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357929049" calcext:value-type="float">
            <text:p>18834357929049</text:p>
          </table:table-cell>
          <table:table-cell office:value-type="float" office:value="3" calcext:value-type="float">
            <text:p>3</text:p>
          </table:table-cell>
          <table:table-cell office:value-type="float" office:value="1.477766993385E+018" calcext:value-type="float">
            <text:p>1.477766993385E+018</text:p>
          </table:table-cell>
          <table:table-cell table:formula="of:=[.D154]+[.$B$5]" office:value-type="float" office:value="1.47776699332695E+018" calcext:value-type="float">
            <text:p>1.47776699332695E+018</text:p>
          </table:table-cell>
          <table:table-cell table:formula="of:=CEILING(([.F154]-[.G154]) / 1000000)" office:value-type="float" office:value="59" calcext:value-type="float">
            <text:p>59</text:p>
          </table:table-cell>
          <table:table-cell/>
          <table:table-cell table:formula="of:=CEILING(([.G155]-[.G154])/1000000)" office:value-type="float" office:value="20" calcext:value-type="float">
            <text:p>20</text:p>
          </table:table-cell>
          <table:table-cell table:formula="of:=CEILING(([.F155]-[.F154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377887545" calcext:value-type="float">
            <text:p>18834377887545</text:p>
          </table:table-cell>
          <table:table-cell office:value-type="float" office:value="3" calcext:value-type="float">
            <text:p>3</text:p>
          </table:table-cell>
          <table:table-cell office:value-type="float" office:value="1.477766993403E+018" calcext:value-type="float">
            <text:p>1.477766993403E+018</text:p>
          </table:table-cell>
          <table:table-cell table:formula="of:=[.D155]+[.$B$5]" office:value-type="float" office:value="1.47776699334691E+018" calcext:value-type="float">
            <text:p>1.47776699334691E+018</text:p>
          </table:table-cell>
          <table:table-cell table:formula="of:=CEILING(([.F155]-[.G155]) / 1000000)" office:value-type="float" office:value="57" calcext:value-type="float">
            <text:p>57</text:p>
          </table:table-cell>
          <table:table-cell/>
          <table:table-cell table:formula="of:=CEILING(([.G156]-[.G155])/1000000)" office:value-type="float" office:value="20" calcext:value-type="float">
            <text:p>20</text:p>
          </table:table-cell>
          <table:table-cell table:formula="of:=CEILING(([.F156]-[.F155])/10000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397876559" calcext:value-type="float">
            <text:p>18834397876559</text:p>
          </table:table-cell>
          <table:table-cell office:value-type="float" office:value="3" calcext:value-type="float">
            <text:p>3</text:p>
          </table:table-cell>
          <table:table-cell office:value-type="float" office:value="1.477766993426E+018" calcext:value-type="float">
            <text:p>1.477766993426E+018</text:p>
          </table:table-cell>
          <table:table-cell table:formula="of:=[.D156]+[.$B$5]" office:value-type="float" office:value="1.4777669933669E+018" calcext:value-type="float">
            <text:p>1.4777669933669E+018</text:p>
          </table:table-cell>
          <table:table-cell table:formula="of:=CEILING(([.F156]-[.G156]) / 1000000)" office:value-type="float" office:value="60" calcext:value-type="float">
            <text:p>60</text:p>
          </table:table-cell>
          <table:table-cell/>
          <table:table-cell table:formula="of:=CEILING(([.G157]-[.G156])/1000000)" office:value-type="float" office:value="21" calcext:value-type="float">
            <text:p>21</text:p>
          </table:table-cell>
          <table:table-cell table:formula="of:=CEILING(([.F157]-[.F156])/10000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417896090" calcext:value-type="float">
            <text:p>18834417896090</text:p>
          </table:table-cell>
          <table:table-cell office:value-type="float" office:value="3" calcext:value-type="float">
            <text:p>3</text:p>
          </table:table-cell>
          <table:table-cell office:value-type="float" office:value="1.477766993452E+018" calcext:value-type="float">
            <text:p>1.477766993452E+018</text:p>
          </table:table-cell>
          <table:table-cell table:formula="of:=[.D157]+[.$B$5]" office:value-type="float" office:value="1.47776699338692E+018" calcext:value-type="float">
            <text:p>1.47776699338692E+018</text:p>
          </table:table-cell>
          <table:table-cell table:formula="of:=CEILING(([.F157]-[.G157]) / 1000000)" office:value-type="float" office:value="66" calcext:value-type="float">
            <text:p>66</text:p>
          </table:table-cell>
          <table:table-cell/>
          <table:table-cell table:formula="of:=CEILING(([.G158]-[.G157])/1000000)" office:value-type="float" office:value="20" calcext:value-type="float">
            <text:p>20</text:p>
          </table:table-cell>
          <table:table-cell table:formula="of:=CEILING(([.F158]-[.F157])/10000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437885104" calcext:value-type="float">
            <text:p>18834437885104</text:p>
          </table:table-cell>
          <table:table-cell office:value-type="float" office:value="3" calcext:value-type="float">
            <text:p>3</text:p>
          </table:table-cell>
          <table:table-cell office:value-type="float" office:value="1.477766993467E+018" calcext:value-type="float">
            <text:p>1.477766993467E+018</text:p>
          </table:table-cell>
          <table:table-cell table:formula="of:=[.D158]+[.$B$5]" office:value-type="float" office:value="1.47776699340691E+018" calcext:value-type="float">
            <text:p>1.47776699340691E+018</text:p>
          </table:table-cell>
          <table:table-cell table:formula="of:=CEILING(([.F158]-[.G158]) / 1000000)" office:value-type="float" office:value="61" calcext:value-type="float">
            <text:p>61</text:p>
          </table:table-cell>
          <table:table-cell/>
          <table:table-cell table:formula="of:=CEILING(([.G159]-[.G158])/1000000)" office:value-type="float" office:value="20" calcext:value-type="float">
            <text:p>20</text:p>
          </table:table-cell>
          <table:table-cell table:formula="of:=CEILING(([.F159]-[.F158])/10000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457874118" calcext:value-type="float">
            <text:p>18834457874118</text:p>
          </table:table-cell>
          <table:table-cell office:value-type="float" office:value="3" calcext:value-type="float">
            <text:p>3</text:p>
          </table:table-cell>
          <table:table-cell office:value-type="float" office:value="1.477766993495E+018" calcext:value-type="float">
            <text:p>1.477766993495E+018</text:p>
          </table:table-cell>
          <table:table-cell table:formula="of:=[.D159]+[.$B$5]" office:value-type="float" office:value="1.4777669934269E+018" calcext:value-type="float">
            <text:p>1.4777669934269E+018</text:p>
          </table:table-cell>
          <table:table-cell table:formula="of:=CEILING(([.F159]-[.G159]) / 1000000)" office:value-type="float" office:value="69" calcext:value-type="float">
            <text:p>69</text:p>
          </table:table-cell>
          <table:table-cell/>
          <table:table-cell table:formula="of:=CEILING(([.G160]-[.G159])/1000000)" office:value-type="float" office:value="20" calcext:value-type="float">
            <text:p>20</text:p>
          </table:table-cell>
          <table:table-cell table:formula="of:=CEILING(([.F160]-[.F159])/10000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477863131" calcext:value-type="float">
            <text:p>18834477863131</text:p>
          </table:table-cell>
          <table:table-cell office:value-type="float" office:value="3" calcext:value-type="float">
            <text:p>3</text:p>
          </table:table-cell>
          <table:table-cell office:value-type="float" office:value="1.477766993503E+018" calcext:value-type="float">
            <text:p>1.477766993503E+018</text:p>
          </table:table-cell>
          <table:table-cell table:formula="of:=[.D160]+[.$B$5]" office:value-type="float" office:value="1.47776699344689E+018" calcext:value-type="float">
            <text:p>1.47776699344689E+018</text:p>
          </table:table-cell>
          <table:table-cell table:formula="of:=CEILING(([.F160]-[.G160]) / 1000000)" office:value-type="float" office:value="57" calcext:value-type="float">
            <text:p>57</text:p>
          </table:table-cell>
          <table:table-cell/>
          <table:table-cell table:formula="of:=CEILING(([.G161]-[.G160])/1000000)" office:value-type="float" office:value="20" calcext:value-type="float">
            <text:p>20</text:p>
          </table:table-cell>
          <table:table-cell table:formula="of:=CEILING(([.F161]-[.F160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497852145" calcext:value-type="float">
            <text:p>18834497852145</text:p>
          </table:table-cell>
          <table:table-cell office:value-type="float" office:value="3" calcext:value-type="float">
            <text:p>3</text:p>
          </table:table-cell>
          <table:table-cell office:value-type="float" office:value="1.477766993524E+018" calcext:value-type="float">
            <text:p>1.477766993524E+018</text:p>
          </table:table-cell>
          <table:table-cell table:formula="of:=[.D161]+[.$B$5]" office:value-type="float" office:value="1.47776699346688E+018" calcext:value-type="float">
            <text:p>1.47776699346688E+018</text:p>
          </table:table-cell>
          <table:table-cell table:formula="of:=CEILING(([.F161]-[.G161]) / 1000000)" office:value-type="float" office:value="58" calcext:value-type="float">
            <text:p>58</text:p>
          </table:table-cell>
          <table:table-cell/>
          <table:table-cell table:formula="of:=CEILING(([.G162]-[.G161])/1000000)" office:value-type="float" office:value="20" calcext:value-type="float">
            <text:p>20</text:p>
          </table:table-cell>
          <table:table-cell table:formula="of:=CEILING(([.F162]-[.F161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517841159" calcext:value-type="float">
            <text:p>18834517841159</text:p>
          </table:table-cell>
          <table:table-cell office:value-type="float" office:value="3" calcext:value-type="float">
            <text:p>3</text:p>
          </table:table-cell>
          <table:table-cell office:value-type="float" office:value="1.477766993545E+018" calcext:value-type="float">
            <text:p>1.477766993545E+018</text:p>
          </table:table-cell>
          <table:table-cell table:formula="of:=[.D162]+[.$B$5]" office:value-type="float" office:value="1.47776699348687E+018" calcext:value-type="float">
            <text:p>1.47776699348687E+018</text:p>
          </table:table-cell>
          <table:table-cell table:formula="of:=CEILING(([.F162]-[.G162]) / 1000000)" office:value-type="float" office:value="59" calcext:value-type="float">
            <text:p>59</text:p>
          </table:table-cell>
          <table:table-cell/>
          <table:table-cell table:formula="of:=CEILING(([.G163]-[.G162])/1000000)" office:value-type="float" office:value="20" calcext:value-type="float">
            <text:p>20</text:p>
          </table:table-cell>
          <table:table-cell table:formula="of:=CEILING(([.F163]-[.F16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537830172" calcext:value-type="float">
            <text:p>18834537830172</text:p>
          </table:table-cell>
          <table:table-cell office:value-type="float" office:value="3" calcext:value-type="float">
            <text:p>3</text:p>
          </table:table-cell>
          <table:table-cell office:value-type="float" office:value="1.477766993564E+018" calcext:value-type="float">
            <text:p>1.477766993564E+018</text:p>
          </table:table-cell>
          <table:table-cell table:formula="of:=[.D163]+[.$B$5]" office:value-type="float" office:value="1.47776699350686E+018" calcext:value-type="float">
            <text:p>1.47776699350686E+018</text:p>
          </table:table-cell>
          <table:table-cell table:formula="of:=CEILING(([.F163]-[.G163]) / 1000000)" office:value-type="float" office:value="58" calcext:value-type="float">
            <text:p>58</text:p>
          </table:table-cell>
          <table:table-cell/>
          <table:table-cell table:formula="of:=CEILING(([.G164]-[.G163])/1000000)" office:value-type="float" office:value="20" calcext:value-type="float">
            <text:p>20</text:p>
          </table:table-cell>
          <table:table-cell table:formula="of:=CEILING(([.F164]-[.F16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557819186" calcext:value-type="float">
            <text:p>18834557819186</text:p>
          </table:table-cell>
          <table:table-cell office:value-type="float" office:value="3" calcext:value-type="float">
            <text:p>3</text:p>
          </table:table-cell>
          <table:table-cell office:value-type="float" office:value="1.477766993584E+018" calcext:value-type="float">
            <text:p>1.477766993584E+018</text:p>
          </table:table-cell>
          <table:table-cell table:formula="of:=[.D164]+[.$B$5]" office:value-type="float" office:value="1.47776699352684E+018" calcext:value-type="float">
            <text:p>1.47776699352684E+018</text:p>
          </table:table-cell>
          <table:table-cell table:formula="of:=CEILING(([.F164]-[.G164]) / 1000000)" office:value-type="float" office:value="58" calcext:value-type="float">
            <text:p>58</text:p>
          </table:table-cell>
          <table:table-cell/>
          <table:table-cell table:formula="of:=CEILING(([.G165]-[.G164])/1000000)" office:value-type="float" office:value="20" calcext:value-type="float">
            <text:p>20</text:p>
          </table:table-cell>
          <table:table-cell table:formula="of:=CEILING(([.F165]-[.F16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577808200" calcext:value-type="float">
            <text:p>18834577808200</text:p>
          </table:table-cell>
          <table:table-cell office:value-type="float" office:value="3" calcext:value-type="float">
            <text:p>3</text:p>
          </table:table-cell>
          <table:table-cell office:value-type="float" office:value="1.477766993604E+018" calcext:value-type="float">
            <text:p>1.477766993604E+018</text:p>
          </table:table-cell>
          <table:table-cell table:formula="of:=[.D165]+[.$B$5]" office:value-type="float" office:value="1.47776699354683E+018" calcext:value-type="float">
            <text:p>1.47776699354683E+018</text:p>
          </table:table-cell>
          <table:table-cell table:formula="of:=CEILING(([.F165]-[.G165]) / 1000000)" office:value-type="float" office:value="58" calcext:value-type="float">
            <text:p>58</text:p>
          </table:table-cell>
          <table:table-cell/>
          <table:table-cell table:formula="of:=CEILING(([.G166]-[.G165])/1000000)" office:value-type="float" office:value="20" calcext:value-type="float">
            <text:p>20</text:p>
          </table:table-cell>
          <table:table-cell table:formula="of:=CEILING(([.F166]-[.F165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597797213" calcext:value-type="float">
            <text:p>18834597797213</text:p>
          </table:table-cell>
          <table:table-cell office:value-type="float" office:value="3" calcext:value-type="float">
            <text:p>3</text:p>
          </table:table-cell>
          <table:table-cell office:value-type="float" office:value="1.477766993625E+018" calcext:value-type="float">
            <text:p>1.477766993625E+018</text:p>
          </table:table-cell>
          <table:table-cell table:formula="of:=[.D166]+[.$B$5]" office:value-type="float" office:value="1.47776699356682E+018" calcext:value-type="float">
            <text:p>1.47776699356682E+018</text:p>
          </table:table-cell>
          <table:table-cell table:formula="of:=CEILING(([.F166]-[.G166]) / 1000000)" office:value-type="float" office:value="59" calcext:value-type="float">
            <text:p>59</text:p>
          </table:table-cell>
          <table:table-cell/>
          <table:table-cell table:formula="of:=CEILING(([.G167]-[.G166])/1000000)" office:value-type="float" office:value="20" calcext:value-type="float">
            <text:p>20</text:p>
          </table:table-cell>
          <table:table-cell table:formula="of:=CEILING(([.F167]-[.F16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617786227" calcext:value-type="float">
            <text:p>18834617786227</text:p>
          </table:table-cell>
          <table:table-cell office:value-type="float" office:value="3" calcext:value-type="float">
            <text:p>3</text:p>
          </table:table-cell>
          <table:table-cell office:value-type="float" office:value="1.477766993644E+018" calcext:value-type="float">
            <text:p>1.477766993644E+018</text:p>
          </table:table-cell>
          <table:table-cell table:formula="of:=[.D167]+[.$B$5]" office:value-type="float" office:value="1.47776699358681E+018" calcext:value-type="float">
            <text:p>1.47776699358681E+018</text:p>
          </table:table-cell>
          <table:table-cell table:formula="of:=CEILING(([.F167]-[.G167]) / 1000000)" office:value-type="float" office:value="58" calcext:value-type="float">
            <text:p>58</text:p>
          </table:table-cell>
          <table:table-cell/>
          <table:table-cell table:formula="of:=CEILING(([.G168]-[.G167])/1000000)" office:value-type="float" office:value="20" calcext:value-type="float">
            <text:p>20</text:p>
          </table:table-cell>
          <table:table-cell table:formula="of:=CEILING(([.F168]-[.F167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637775241" calcext:value-type="float">
            <text:p>18834637775241</text:p>
          </table:table-cell>
          <table:table-cell office:value-type="float" office:value="3" calcext:value-type="float">
            <text:p>3</text:p>
          </table:table-cell>
          <table:table-cell office:value-type="float" office:value="1.477766993665E+018" calcext:value-type="float">
            <text:p>1.477766993665E+018</text:p>
          </table:table-cell>
          <table:table-cell table:formula="of:=[.D168]+[.$B$5]" office:value-type="float" office:value="1.4777669936068E+018" calcext:value-type="float">
            <text:p>1.4777669936068E+018</text:p>
          </table:table-cell>
          <table:table-cell table:formula="of:=CEILING(([.F168]-[.G168]) / 1000000)" office:value-type="float" office:value="59" calcext:value-type="float">
            <text:p>59</text:p>
          </table:table-cell>
          <table:table-cell/>
          <table:table-cell table:formula="of:=CEILING(([.G169]-[.G168])/1000000)" office:value-type="float" office:value="20" calcext:value-type="float">
            <text:p>20</text:p>
          </table:table-cell>
          <table:table-cell table:formula="of:=CEILING(([.F169]-[.F16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657764254" calcext:value-type="float">
            <text:p>18834657764254</text:p>
          </table:table-cell>
          <table:table-cell office:value-type="float" office:value="3" calcext:value-type="float">
            <text:p>3</text:p>
          </table:table-cell>
          <table:table-cell office:value-type="float" office:value="1.477766993685E+018" calcext:value-type="float">
            <text:p>1.477766993685E+018</text:p>
          </table:table-cell>
          <table:table-cell table:formula="of:=[.D169]+[.$B$5]" office:value-type="float" office:value="1.47776699362679E+018" calcext:value-type="float">
            <text:p>1.47776699362679E+018</text:p>
          </table:table-cell>
          <table:table-cell table:formula="of:=CEILING(([.F169]-[.G169]) / 1000000)" office:value-type="float" office:value="59" calcext:value-type="float">
            <text:p>59</text:p>
          </table:table-cell>
          <table:table-cell/>
          <table:table-cell table:formula="of:=CEILING(([.G170]-[.G169])/1000000)" office:value-type="float" office:value="20" calcext:value-type="float">
            <text:p>20</text:p>
          </table:table-cell>
          <table:table-cell table:formula="of:=CEILING(([.F170]-[.F16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677753268" calcext:value-type="float">
            <text:p>18834677753268</text:p>
          </table:table-cell>
          <table:table-cell office:value-type="float" office:value="3" calcext:value-type="float">
            <text:p>3</text:p>
          </table:table-cell>
          <table:table-cell office:value-type="float" office:value="1.477766993705E+018" calcext:value-type="float">
            <text:p>1.477766993705E+018</text:p>
          </table:table-cell>
          <table:table-cell table:formula="of:=[.D170]+[.$B$5]" office:value-type="float" office:value="1.47776699364678E+018" calcext:value-type="float">
            <text:p>1.47776699364678E+018</text:p>
          </table:table-cell>
          <table:table-cell table:formula="of:=CEILING(([.F170]-[.G170]) / 1000000)" office:value-type="float" office:value="59" calcext:value-type="float">
            <text:p>59</text:p>
          </table:table-cell>
          <table:table-cell/>
          <table:table-cell table:formula="of:=CEILING(([.G171]-[.G170])/1000000)" office:value-type="float" office:value="20" calcext:value-type="float">
            <text:p>20</text:p>
          </table:table-cell>
          <table:table-cell table:formula="of:=CEILING(([.F171]-[.F170])/10000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697742282" calcext:value-type="float">
            <text:p>18834697742282</text:p>
          </table:table-cell>
          <table:table-cell office:value-type="float" office:value="3" calcext:value-type="float">
            <text:p>3</text:p>
          </table:table-cell>
          <table:table-cell office:value-type="float" office:value="1.477766993732E+018" calcext:value-type="float">
            <text:p>1.477766993732E+018</text:p>
          </table:table-cell>
          <table:table-cell table:formula="of:=[.D171]+[.$B$5]" office:value-type="float" office:value="1.47776699366677E+018" calcext:value-type="float">
            <text:p>1.47776699366677E+018</text:p>
          </table:table-cell>
          <table:table-cell table:formula="of:=CEILING(([.F171]-[.G171]) / 1000000)" office:value-type="float" office:value="66" calcext:value-type="float">
            <text:p>66</text:p>
          </table:table-cell>
          <table:table-cell/>
          <table:table-cell table:formula="of:=CEILING(([.G172]-[.G171])/1000000)" office:value-type="float" office:value="21" calcext:value-type="float">
            <text:p>21</text:p>
          </table:table-cell>
          <table:table-cell table:formula="of:=CEILING(([.F172]-[.F17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717944918" calcext:value-type="float">
            <text:p>18834717944918</text:p>
          </table:table-cell>
          <table:table-cell office:value-type="float" office:value="3" calcext:value-type="float">
            <text:p>3</text:p>
          </table:table-cell>
          <table:table-cell office:value-type="float" office:value="1.477766993751E+018" calcext:value-type="float">
            <text:p>1.477766993751E+018</text:p>
          </table:table-cell>
          <table:table-cell table:formula="of:=[.D172]+[.$B$5]" office:value-type="float" office:value="1.47776699368697E+018" calcext:value-type="float">
            <text:p>1.47776699368697E+018</text:p>
          </table:table-cell>
          <table:table-cell table:formula="of:=CEILING(([.F172]-[.G172]) / 1000000)" office:value-type="float" office:value="65" calcext:value-type="float">
            <text:p>65</text:p>
          </table:table-cell>
          <table:table-cell/>
          <table:table-cell table:formula="of:=CEILING(([.G173]-[.G172])/1000000)" office:value-type="float" office:value="20" calcext:value-type="float">
            <text:p>20</text:p>
          </table:table-cell>
          <table:table-cell table:formula="of:=CEILING(([.F173]-[.F172])/100000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737872897" calcext:value-type="float">
            <text:p>18834737872897</text:p>
          </table:table-cell>
          <table:table-cell office:value-type="float" office:value="3" calcext:value-type="float">
            <text:p>3</text:p>
          </table:table-cell>
          <table:table-cell office:value-type="float" office:value="1.477766993764E+018" calcext:value-type="float">
            <text:p>1.477766993764E+018</text:p>
          </table:table-cell>
          <table:table-cell table:formula="of:=[.D173]+[.$B$5]" office:value-type="float" office:value="1.4777669937069E+018" calcext:value-type="float">
            <text:p>1.4777669937069E+018</text:p>
          </table:table-cell>
          <table:table-cell table:formula="of:=CEILING(([.F173]-[.G173]) / 1000000)" office:value-type="float" office:value="58" calcext:value-type="float">
            <text:p>58</text:p>
          </table:table-cell>
          <table:table-cell/>
          <table:table-cell table:formula="of:=CEILING(([.G174]-[.G173])/1000000)" office:value-type="float" office:value="20" calcext:value-type="float">
            <text:p>20</text:p>
          </table:table-cell>
          <table:table-cell table:formula="of:=CEILING(([.F174]-[.F173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757861911" calcext:value-type="float">
            <text:p>18834757861911</text:p>
          </table:table-cell>
          <table:table-cell office:value-type="float" office:value="3" calcext:value-type="float">
            <text:p>3</text:p>
          </table:table-cell>
          <table:table-cell office:value-type="float" office:value="1.477766993786E+018" calcext:value-type="float">
            <text:p>1.477766993786E+018</text:p>
          </table:table-cell>
          <table:table-cell table:formula="of:=[.D174]+[.$B$5]" office:value-type="float" office:value="1.47776699372689E+018" calcext:value-type="float">
            <text:p>1.47776699372689E+018</text:p>
          </table:table-cell>
          <table:table-cell table:formula="of:=CEILING(([.F174]-[.G174]) / 1000000)" office:value-type="float" office:value="60" calcext:value-type="float">
            <text:p>60</text:p>
          </table:table-cell>
          <table:table-cell/>
          <table:table-cell table:formula="of:=CEILING(([.G175]-[.G174])/1000000)" office:value-type="float" office:value="20" calcext:value-type="float">
            <text:p>20</text:p>
          </table:table-cell>
          <table:table-cell table:formula="of:=CEILING(([.F175]-[.F174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777850924" calcext:value-type="float">
            <text:p>18834777850924</text:p>
          </table:table-cell>
          <table:table-cell office:value-type="float" office:value="3" calcext:value-type="float">
            <text:p>3</text:p>
          </table:table-cell>
          <table:table-cell office:value-type="float" office:value="1.477766993804E+018" calcext:value-type="float">
            <text:p>1.477766993804E+018</text:p>
          </table:table-cell>
          <table:table-cell table:formula="of:=[.D175]+[.$B$5]" office:value-type="float" office:value="1.47776699374688E+018" calcext:value-type="float">
            <text:p>1.47776699374688E+018</text:p>
          </table:table-cell>
          <table:table-cell table:formula="of:=CEILING(([.F175]-[.G175]) / 1000000)" office:value-type="float" office:value="58" calcext:value-type="float">
            <text:p>58</text:p>
          </table:table-cell>
          <table:table-cell/>
          <table:table-cell table:formula="of:=CEILING(([.G176]-[.G175])/1000000)" office:value-type="float" office:value="20" calcext:value-type="float">
            <text:p>20</text:p>
          </table:table-cell>
          <table:table-cell table:formula="of:=CEILING(([.F176]-[.F175])/10000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797778903" calcext:value-type="float">
            <text:p>18834797778903</text:p>
          </table:table-cell>
          <table:table-cell office:value-type="float" office:value="3" calcext:value-type="float">
            <text:p>3</text:p>
          </table:table-cell>
          <table:table-cell office:value-type="float" office:value="1.477766993829E+018" calcext:value-type="float">
            <text:p>1.477766993829E+018</text:p>
          </table:table-cell>
          <table:table-cell table:formula="of:=[.D176]+[.$B$5]" office:value-type="float" office:value="1.4777669937668E+018" calcext:value-type="float">
            <text:p>1.4777669937668E+018</text:p>
          </table:table-cell>
          <table:table-cell table:formula="of:=CEILING(([.F176]-[.G176]) / 1000000)" office:value-type="float" office:value="63" calcext:value-type="float">
            <text:p>63</text:p>
          </table:table-cell>
          <table:table-cell/>
          <table:table-cell table:formula="of:=CEILING(([.G177]-[.G176])/1000000)" office:value-type="float" office:value="20" calcext:value-type="float">
            <text:p>20</text:p>
          </table:table-cell>
          <table:table-cell table:formula="of:=CEILING(([.F177]-[.F176])/10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817767917" calcext:value-type="float">
            <text:p>18834817767917</text:p>
          </table:table-cell>
          <table:table-cell office:value-type="float" office:value="3" calcext:value-type="float">
            <text:p>3</text:p>
          </table:table-cell>
          <table:table-cell office:value-type="float" office:value="1.477766993846E+018" calcext:value-type="float">
            <text:p>1.477766993846E+018</text:p>
          </table:table-cell>
          <table:table-cell table:formula="of:=[.D177]+[.$B$5]" office:value-type="float" office:value="1.47776699378679E+018" calcext:value-type="float">
            <text:p>1.47776699378679E+018</text:p>
          </table:table-cell>
          <table:table-cell table:formula="of:=CEILING(([.F177]-[.G177]) / 1000000)" office:value-type="float" office:value="60" calcext:value-type="float">
            <text:p>60</text:p>
          </table:table-cell>
          <table:table-cell/>
          <table:table-cell table:formula="of:=CEILING(([.G178]-[.G177])/1000000)" office:value-type="float" office:value="20" calcext:value-type="float">
            <text:p>20</text:p>
          </table:table-cell>
          <table:table-cell table:formula="of:=CEILING(([.F178]-[.F177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837756930" calcext:value-type="float">
            <text:p>18834837756930</text:p>
          </table:table-cell>
          <table:table-cell office:value-type="float" office:value="3" calcext:value-type="float">
            <text:p>3</text:p>
          </table:table-cell>
          <table:table-cell office:value-type="float" office:value="1.477766993865E+018" calcext:value-type="float">
            <text:p>1.477766993865E+018</text:p>
          </table:table-cell>
          <table:table-cell table:formula="of:=[.D178]+[.$B$5]" office:value-type="float" office:value="1.47776699380678E+018" calcext:value-type="float">
            <text:p>1.47776699380678E+018</text:p>
          </table:table-cell>
          <table:table-cell table:formula="of:=CEILING(([.F178]-[.G178]) / 1000000)" office:value-type="float" office:value="59" calcext:value-type="float">
            <text:p>59</text:p>
          </table:table-cell>
          <table:table-cell/>
          <table:table-cell table:formula="of:=CEILING(([.G179]-[.G178])/1000000)" office:value-type="float" office:value="20" calcext:value-type="float">
            <text:p>20</text:p>
          </table:table-cell>
          <table:table-cell table:formula="of:=CEILING(([.F179]-[.F17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857745944" calcext:value-type="float">
            <text:p>18834857745944</text:p>
          </table:table-cell>
          <table:table-cell office:value-type="float" office:value="3" calcext:value-type="float">
            <text:p>3</text:p>
          </table:table-cell>
          <table:table-cell office:value-type="float" office:value="1.477766993885E+018" calcext:value-type="float">
            <text:p>1.477766993885E+018</text:p>
          </table:table-cell>
          <table:table-cell table:formula="of:=[.D179]+[.$B$5]" office:value-type="float" office:value="1.47776699382677E+018" calcext:value-type="float">
            <text:p>1.47776699382677E+018</text:p>
          </table:table-cell>
          <table:table-cell table:formula="of:=CEILING(([.F179]-[.G179]) / 1000000)" office:value-type="float" office:value="59" calcext:value-type="float">
            <text:p>59</text:p>
          </table:table-cell>
          <table:table-cell/>
          <table:table-cell table:formula="of:=CEILING(([.G180]-[.G179])/1000000)" office:value-type="float" office:value="20" calcext:value-type="float">
            <text:p>20</text:p>
          </table:table-cell>
          <table:table-cell table:formula="of:=CEILING(([.F180]-[.F179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877734958" calcext:value-type="float">
            <text:p>18834877734958</text:p>
          </table:table-cell>
          <table:table-cell office:value-type="float" office:value="3" calcext:value-type="float">
            <text:p>3</text:p>
          </table:table-cell>
          <table:table-cell office:value-type="float" office:value="1.477766993903E+018" calcext:value-type="float">
            <text:p>1.477766993903E+018</text:p>
          </table:table-cell>
          <table:table-cell table:formula="of:=[.D180]+[.$B$5]" office:value-type="float" office:value="1.47776699384676E+018" calcext:value-type="float">
            <text:p>1.47776699384676E+018</text:p>
          </table:table-cell>
          <table:table-cell table:formula="of:=CEILING(([.F180]-[.G180]) / 1000000)" office:value-type="float" office:value="57" calcext:value-type="float">
            <text:p>57</text:p>
          </table:table-cell>
          <table:table-cell/>
          <table:table-cell table:formula="of:=CEILING(([.G181]-[.G180])/1000000)" office:value-type="float" office:value="20" calcext:value-type="float">
            <text:p>20</text:p>
          </table:table-cell>
          <table:table-cell table:formula="of:=CEILING(([.F181]-[.F180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897723971" calcext:value-type="float">
            <text:p>18834897723971</text:p>
          </table:table-cell>
          <table:table-cell office:value-type="float" office:value="3" calcext:value-type="float">
            <text:p>3</text:p>
          </table:table-cell>
          <table:table-cell office:value-type="float" office:value="1.477766993924E+018" calcext:value-type="float">
            <text:p>1.477766993924E+018</text:p>
          </table:table-cell>
          <table:table-cell table:formula="of:=[.D181]+[.$B$5]" office:value-type="float" office:value="1.47776699386675E+018" calcext:value-type="float">
            <text:p>1.47776699386675E+018</text:p>
          </table:table-cell>
          <table:table-cell table:formula="of:=CEILING(([.F181]-[.G181]) / 1000000)" office:value-type="float" office:value="58" calcext:value-type="float">
            <text:p>58</text:p>
          </table:table-cell>
          <table:table-cell/>
          <table:table-cell table:formula="of:=CEILING(([.G182]-[.G181])/1000000)" office:value-type="float" office:value="20" calcext:value-type="float">
            <text:p>20</text:p>
          </table:table-cell>
          <table:table-cell table:formula="of:=CEILING(([.F182]-[.F18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917712985" calcext:value-type="float">
            <text:p>18834917712985</text:p>
          </table:table-cell>
          <table:table-cell office:value-type="float" office:value="3" calcext:value-type="float">
            <text:p>3</text:p>
          </table:table-cell>
          <table:table-cell office:value-type="float" office:value="1.477766993944E+018" calcext:value-type="float">
            <text:p>1.477766993944E+018</text:p>
          </table:table-cell>
          <table:table-cell table:formula="of:=[.D182]+[.$B$5]" office:value-type="float" office:value="1.47776699388674E+018" calcext:value-type="float">
            <text:p>1.47776699388674E+018</text:p>
          </table:table-cell>
          <table:table-cell table:formula="of:=CEILING(([.F182]-[.G182]) / 1000000)" office:value-type="float" office:value="58" calcext:value-type="float">
            <text:p>58</text:p>
          </table:table-cell>
          <table:table-cell/>
          <table:table-cell table:formula="of:=CEILING(([.G183]-[.G182])/1000000)" office:value-type="float" office:value="21" calcext:value-type="float">
            <text:p>21</text:p>
          </table:table-cell>
          <table:table-cell table:formula="of:=CEILING(([.F183]-[.F18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937732516" calcext:value-type="float">
            <text:p>18834937732516</text:p>
          </table:table-cell>
          <table:table-cell office:value-type="float" office:value="3" calcext:value-type="float">
            <text:p>3</text:p>
          </table:table-cell>
          <table:table-cell office:value-type="float" office:value="1.477766993964E+018" calcext:value-type="float">
            <text:p>1.477766993964E+018</text:p>
          </table:table-cell>
          <table:table-cell table:formula="of:=[.D183]+[.$B$5]" office:value-type="float" office:value="1.47776699390676E+018" calcext:value-type="float">
            <text:p>1.47776699390676E+018</text:p>
          </table:table-cell>
          <table:table-cell table:formula="of:=CEILING(([.F183]-[.G183]) / 1000000)" office:value-type="float" office:value="58" calcext:value-type="float">
            <text:p>58</text:p>
          </table:table-cell>
          <table:table-cell/>
          <table:table-cell table:formula="of:=CEILING(([.G184]-[.G183])/1000000)" office:value-type="float" office:value="21" calcext:value-type="float">
            <text:p>21</text:p>
          </table:table-cell>
          <table:table-cell table:formula="of:=CEILING(([.F184]-[.F18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957752047" calcext:value-type="float">
            <text:p>18834957752047</text:p>
          </table:table-cell>
          <table:table-cell office:value-type="float" office:value="3" calcext:value-type="float">
            <text:p>3</text:p>
          </table:table-cell>
          <table:table-cell office:value-type="float" office:value="1.477766993984E+018" calcext:value-type="float">
            <text:p>1.477766993984E+018</text:p>
          </table:table-cell>
          <table:table-cell table:formula="of:=[.D184]+[.$B$5]" office:value-type="float" office:value="1.47776699392678E+018" calcext:value-type="float">
            <text:p>1.47776699392678E+018</text:p>
          </table:table-cell>
          <table:table-cell table:formula="of:=CEILING(([.F184]-[.G184]) / 1000000)" office:value-type="float" office:value="58" calcext:value-type="float">
            <text:p>58</text:p>
          </table:table-cell>
          <table:table-cell/>
          <table:table-cell table:formula="of:=CEILING(([.G185]-[.G184])/1000000)" office:value-type="float" office:value="20" calcext:value-type="float">
            <text:p>20</text:p>
          </table:table-cell>
          <table:table-cell table:formula="of:=CEILING(([.F185]-[.F18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977741061" calcext:value-type="float">
            <text:p>18834977741061</text:p>
          </table:table-cell>
          <table:table-cell office:value-type="float" office:value="3" calcext:value-type="float">
            <text:p>3</text:p>
          </table:table-cell>
          <table:table-cell office:value-type="float" office:value="1.477766994004E+018" calcext:value-type="float">
            <text:p>1.477766994004E+018</text:p>
          </table:table-cell>
          <table:table-cell table:formula="of:=[.D185]+[.$B$5]" office:value-type="float" office:value="1.47776699394677E+018" calcext:value-type="float">
            <text:p>1.47776699394677E+018</text:p>
          </table:table-cell>
          <table:table-cell table:formula="of:=CEILING(([.F185]-[.G185]) / 1000000)" office:value-type="float" office:value="58" calcext:value-type="float">
            <text:p>58</text:p>
          </table:table-cell>
          <table:table-cell/>
          <table:table-cell table:formula="of:=CEILING(([.G186]-[.G185])/1000000)" office:value-type="float" office:value="20" calcext:value-type="float">
            <text:p>20</text:p>
          </table:table-cell>
          <table:table-cell table:formula="of:=CEILING(([.F186]-[.F185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4997730075" calcext:value-type="float">
            <text:p>18834997730075</text:p>
          </table:table-cell>
          <table:table-cell office:value-type="float" office:value="3" calcext:value-type="float">
            <text:p>3</text:p>
          </table:table-cell>
          <table:table-cell office:value-type="float" office:value="1.477766994025E+018" calcext:value-type="float">
            <text:p>1.477766994025E+018</text:p>
          </table:table-cell>
          <table:table-cell table:formula="of:=[.D186]+[.$B$5]" office:value-type="float" office:value="1.47776699396676E+018" calcext:value-type="float">
            <text:p>1.47776699396676E+018</text:p>
          </table:table-cell>
          <table:table-cell table:formula="of:=CEILING(([.F186]-[.G186]) / 1000000)" office:value-type="float" office:value="59" calcext:value-type="float">
            <text:p>59</text:p>
          </table:table-cell>
          <table:table-cell/>
          <table:table-cell table:formula="of:=CEILING(([.G187]-[.G186])/1000000)" office:value-type="float" office:value="20" calcext:value-type="float">
            <text:p>20</text:p>
          </table:table-cell>
          <table:table-cell table:formula="of:=CEILING(([.F187]-[.F18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017658053" calcext:value-type="float">
            <text:p>18835017658053</text:p>
          </table:table-cell>
          <table:table-cell office:value-type="float" office:value="3" calcext:value-type="float">
            <text:p>3</text:p>
          </table:table-cell>
          <table:table-cell office:value-type="float" office:value="1.477766994044E+018" calcext:value-type="float">
            <text:p>1.477766994044E+018</text:p>
          </table:table-cell>
          <table:table-cell table:formula="of:=[.D187]+[.$B$5]" office:value-type="float" office:value="1.47776699398668E+018" calcext:value-type="float">
            <text:p>1.47776699398668E+018</text:p>
          </table:table-cell>
          <table:table-cell table:formula="of:=CEILING(([.F187]-[.G187]) / 1000000)" office:value-type="float" office:value="58" calcext:value-type="float">
            <text:p>58</text:p>
          </table:table-cell>
          <table:table-cell/>
          <table:table-cell table:formula="of:=CEILING(([.G188]-[.G187])/1000000)" office:value-type="float" office:value="20" calcext:value-type="float">
            <text:p>20</text:p>
          </table:table-cell>
          <table:table-cell table:formula="of:=CEILING(([.F188]-[.F18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037647067" calcext:value-type="float">
            <text:p>18835037647067</text:p>
          </table:table-cell>
          <table:table-cell office:value-type="float" office:value="3" calcext:value-type="float">
            <text:p>3</text:p>
          </table:table-cell>
          <table:table-cell office:value-type="float" office:value="1.477766994063E+018" calcext:value-type="float">
            <text:p>1.477766994063E+018</text:p>
          </table:table-cell>
          <table:table-cell table:formula="of:=[.D188]+[.$B$5]" office:value-type="float" office:value="1.47776699400667E+018" calcext:value-type="float">
            <text:p>1.47776699400667E+018</text:p>
          </table:table-cell>
          <table:table-cell table:formula="of:=CEILING(([.F188]-[.G188]) / 1000000)" office:value-type="float" office:value="57" calcext:value-type="float">
            <text:p>57</text:p>
          </table:table-cell>
          <table:table-cell/>
          <table:table-cell table:formula="of:=CEILING(([.G189]-[.G188])/1000000)" office:value-type="float" office:value="20" calcext:value-type="float">
            <text:p>20</text:p>
          </table:table-cell>
          <table:table-cell table:formula="of:=CEILING(([.F189]-[.F188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057636081" calcext:value-type="float">
            <text:p>18835057636081</text:p>
          </table:table-cell>
          <table:table-cell office:value-type="float" office:value="3" calcext:value-type="float">
            <text:p>3</text:p>
          </table:table-cell>
          <table:table-cell office:value-type="float" office:value="1.477766994084E+018" calcext:value-type="float">
            <text:p>1.477766994084E+018</text:p>
          </table:table-cell>
          <table:table-cell table:formula="of:=[.D189]+[.$B$5]" office:value-type="float" office:value="1.47776699402666E+018" calcext:value-type="float">
            <text:p>1.47776699402666E+018</text:p>
          </table:table-cell>
          <table:table-cell table:formula="of:=CEILING(([.F189]-[.G189]) / 1000000)" office:value-type="float" office:value="58" calcext:value-type="float">
            <text:p>58</text:p>
          </table:table-cell>
          <table:table-cell/>
          <table:table-cell table:formula="of:=CEILING(([.G190]-[.G189])/1000000)" office:value-type="float" office:value="20" calcext:value-type="float">
            <text:p>20</text:p>
          </table:table-cell>
          <table:table-cell table:formula="of:=CEILING(([.F190]-[.F18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077594577" calcext:value-type="float">
            <text:p>18835077594577</text:p>
          </table:table-cell>
          <table:table-cell office:value-type="float" office:value="3" calcext:value-type="float">
            <text:p>3</text:p>
          </table:table-cell>
          <table:table-cell office:value-type="float" office:value="1.477766994104E+018" calcext:value-type="float">
            <text:p>1.477766994104E+018</text:p>
          </table:table-cell>
          <table:table-cell table:formula="of:=[.D190]+[.$B$5]" office:value-type="float" office:value="1.47776699404662E+018" calcext:value-type="float">
            <text:p>1.47776699404662E+018</text:p>
          </table:table-cell>
          <table:table-cell table:formula="of:=CEILING(([.F190]-[.G190]) / 1000000)" office:value-type="float" office:value="58" calcext:value-type="float">
            <text:p>58</text:p>
          </table:table-cell>
          <table:table-cell/>
          <table:table-cell table:formula="of:=CEILING(([.G191]-[.G190])/1000000)" office:value-type="float" office:value="20" calcext:value-type="float">
            <text:p>20</text:p>
          </table:table-cell>
          <table:table-cell table:formula="of:=CEILING(([.F191]-[.F19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097583590" calcext:value-type="float">
            <text:p>18835097583590</text:p>
          </table:table-cell>
          <table:table-cell office:value-type="float" office:value="3" calcext:value-type="float">
            <text:p>3</text:p>
          </table:table-cell>
          <table:table-cell office:value-type="float" office:value="1.477766994123E+018" calcext:value-type="float">
            <text:p>1.477766994123E+018</text:p>
          </table:table-cell>
          <table:table-cell table:formula="of:=[.D191]+[.$B$5]" office:value-type="float" office:value="1.47776699406661E+018" calcext:value-type="float">
            <text:p>1.47776699406661E+018</text:p>
          </table:table-cell>
          <table:table-cell table:formula="of:=CEILING(([.F191]-[.G191]) / 1000000)" office:value-type="float" office:value="57" calcext:value-type="float">
            <text:p>57</text:p>
          </table:table-cell>
          <table:table-cell/>
          <table:table-cell table:formula="of:=CEILING(([.G192]-[.G191])/1000000)" office:value-type="float" office:value="20" calcext:value-type="float">
            <text:p>20</text:p>
          </table:table-cell>
          <table:table-cell table:formula="of:=CEILING(([.F192]-[.F19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117572604" calcext:value-type="float">
            <text:p>18835117572604</text:p>
          </table:table-cell>
          <table:table-cell office:value-type="float" office:value="3" calcext:value-type="float">
            <text:p>3</text:p>
          </table:table-cell>
          <table:table-cell office:value-type="float" office:value="1.477766994143E+018" calcext:value-type="float">
            <text:p>1.477766994143E+018</text:p>
          </table:table-cell>
          <table:table-cell table:formula="of:=[.D192]+[.$B$5]" office:value-type="float" office:value="1.4777669940866E+018" calcext:value-type="float">
            <text:p>1.4777669940866E+018</text:p>
          </table:table-cell>
          <table:table-cell table:formula="of:=CEILING(([.F192]-[.G192]) / 1000000)" office:value-type="float" office:value="57" calcext:value-type="float">
            <text:p>57</text:p>
          </table:table-cell>
          <table:table-cell/>
          <table:table-cell table:formula="of:=CEILING(([.G193]-[.G192])/1000000)" office:value-type="float" office:value="20" calcext:value-type="float">
            <text:p>20</text:p>
          </table:table-cell>
          <table:table-cell table:formula="of:=CEILING(([.F193]-[.F19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137561618" calcext:value-type="float">
            <text:p>18835137561618</text:p>
          </table:table-cell>
          <table:table-cell office:value-type="float" office:value="3" calcext:value-type="float">
            <text:p>3</text:p>
          </table:table-cell>
          <table:table-cell office:value-type="float" office:value="1.477766994163E+018" calcext:value-type="float">
            <text:p>1.477766994163E+018</text:p>
          </table:table-cell>
          <table:table-cell table:formula="of:=[.D193]+[.$B$5]" office:value-type="float" office:value="1.47776699410659E+018" calcext:value-type="float">
            <text:p>1.47776699410659E+018</text:p>
          </table:table-cell>
          <table:table-cell table:formula="of:=CEILING(([.F193]-[.G193]) / 1000000)" office:value-type="float" office:value="57" calcext:value-type="float">
            <text:p>57</text:p>
          </table:table-cell>
          <table:table-cell/>
          <table:table-cell table:formula="of:=CEILING(([.G194]-[.G193])/1000000)" office:value-type="float" office:value="20" calcext:value-type="float">
            <text:p>20</text:p>
          </table:table-cell>
          <table:table-cell table:formula="of:=CEILING(([.F194]-[.F19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157550631" calcext:value-type="float">
            <text:p>18835157550631</text:p>
          </table:table-cell>
          <table:table-cell office:value-type="float" office:value="3" calcext:value-type="float">
            <text:p>3</text:p>
          </table:table-cell>
          <table:table-cell office:value-type="float" office:value="1.477766994183E+018" calcext:value-type="float">
            <text:p>1.477766994183E+018</text:p>
          </table:table-cell>
          <table:table-cell table:formula="of:=[.D194]+[.$B$5]" office:value-type="float" office:value="1.47776699412658E+018" calcext:value-type="float">
            <text:p>1.47776699412658E+018</text:p>
          </table:table-cell>
          <table:table-cell table:formula="of:=CEILING(([.F194]-[.G194]) / 1000000)" office:value-type="float" office:value="57" calcext:value-type="float">
            <text:p>57</text:p>
          </table:table-cell>
          <table:table-cell/>
          <table:table-cell table:formula="of:=CEILING(([.G195]-[.G194])/1000000)" office:value-type="float" office:value="20" calcext:value-type="float">
            <text:p>20</text:p>
          </table:table-cell>
          <table:table-cell table:formula="of:=CEILING(([.F195]-[.F194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177539645" calcext:value-type="float">
            <text:p>18835177539645</text:p>
          </table:table-cell>
          <table:table-cell office:value-type="float" office:value="3" calcext:value-type="float">
            <text:p>3</text:p>
          </table:table-cell>
          <table:table-cell office:value-type="float" office:value="1.477766994205E+018" calcext:value-type="float">
            <text:p>1.477766994205E+018</text:p>
          </table:table-cell>
          <table:table-cell table:formula="of:=[.D195]+[.$B$5]" office:value-type="float" office:value="1.47776699414657E+018" calcext:value-type="float">
            <text:p>1.47776699414657E+018</text:p>
          </table:table-cell>
          <table:table-cell table:formula="of:=CEILING(([.F195]-[.G195]) / 1000000)" office:value-type="float" office:value="59" calcext:value-type="float">
            <text:p>59</text:p>
          </table:table-cell>
          <table:table-cell/>
          <table:table-cell table:formula="of:=CEILING(([.G196]-[.G195])/1000000)" office:value-type="float" office:value="20" calcext:value-type="float">
            <text:p>20</text:p>
          </table:table-cell>
          <table:table-cell table:formula="of:=CEILING(([.F196]-[.F19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197528659" calcext:value-type="float">
            <text:p>18835197528659</text:p>
          </table:table-cell>
          <table:table-cell office:value-type="float" office:value="3" calcext:value-type="float">
            <text:p>3</text:p>
          </table:table-cell>
          <table:table-cell office:value-type="float" office:value="1.477766994224E+018" calcext:value-type="float">
            <text:p>1.477766994224E+018</text:p>
          </table:table-cell>
          <table:table-cell table:formula="of:=[.D196]+[.$B$5]" office:value-type="float" office:value="1.47776699416655E+018" calcext:value-type="float">
            <text:p>1.47776699416655E+018</text:p>
          </table:table-cell>
          <table:table-cell table:formula="of:=CEILING(([.F196]-[.G196]) / 1000000)" office:value-type="float" office:value="58" calcext:value-type="float">
            <text:p>58</text:p>
          </table:table-cell>
          <table:table-cell/>
          <table:table-cell table:formula="of:=CEILING(([.G197]-[.G196])/1000000)" office:value-type="float" office:value="21" calcext:value-type="float">
            <text:p>21</text:p>
          </table:table-cell>
          <table:table-cell table:formula="of:=CEILING(([.F197]-[.F19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217548190" calcext:value-type="float">
            <text:p>18835217548190</text:p>
          </table:table-cell>
          <table:table-cell office:value-type="float" office:value="3" calcext:value-type="float">
            <text:p>3</text:p>
          </table:table-cell>
          <table:table-cell office:value-type="float" office:value="1.477766994244E+018" calcext:value-type="float">
            <text:p>1.477766994244E+018</text:p>
          </table:table-cell>
          <table:table-cell table:formula="of:=[.D197]+[.$B$5]" office:value-type="float" office:value="1.47776699418657E+018" calcext:value-type="float">
            <text:p>1.47776699418657E+018</text:p>
          </table:table-cell>
          <table:table-cell table:formula="of:=CEILING(([.F197]-[.G197]) / 1000000)" office:value-type="float" office:value="58" calcext:value-type="float">
            <text:p>58</text:p>
          </table:table-cell>
          <table:table-cell/>
          <table:table-cell table:formula="of:=CEILING(([.G198]-[.G197])/1000000)" office:value-type="float" office:value="20" calcext:value-type="float">
            <text:p>20</text:p>
          </table:table-cell>
          <table:table-cell table:formula="of:=CEILING(([.F198]-[.F19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237537204" calcext:value-type="float">
            <text:p>18835237537204</text:p>
          </table:table-cell>
          <table:table-cell office:value-type="float" office:value="3" calcext:value-type="float">
            <text:p>3</text:p>
          </table:table-cell>
          <table:table-cell office:value-type="float" office:value="1.477766994264E+018" calcext:value-type="float">
            <text:p>1.477766994264E+018</text:p>
          </table:table-cell>
          <table:table-cell table:formula="of:=[.D198]+[.$B$5]" office:value-type="float" office:value="1.47776699420656E+018" calcext:value-type="float">
            <text:p>1.47776699420656E+018</text:p>
          </table:table-cell>
          <table:table-cell table:formula="of:=CEILING(([.F198]-[.G198]) / 1000000)" office:value-type="float" office:value="58" calcext:value-type="float">
            <text:p>58</text:p>
          </table:table-cell>
          <table:table-cell/>
          <table:table-cell table:formula="of:=CEILING(([.G199]-[.G198])/1000000)" office:value-type="float" office:value="20" calcext:value-type="float">
            <text:p>20</text:p>
          </table:table-cell>
          <table:table-cell table:formula="of:=CEILING(([.F199]-[.F19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257526217" calcext:value-type="float">
            <text:p>18835257526217</text:p>
          </table:table-cell>
          <table:table-cell office:value-type="float" office:value="3" calcext:value-type="float">
            <text:p>3</text:p>
          </table:table-cell>
          <table:table-cell office:value-type="float" office:value="1.477766994284E+018" calcext:value-type="float">
            <text:p>1.477766994284E+018</text:p>
          </table:table-cell>
          <table:table-cell table:formula="of:=[.D199]+[.$B$5]" office:value-type="float" office:value="1.47776699422655E+018" calcext:value-type="float">
            <text:p>1.47776699422655E+018</text:p>
          </table:table-cell>
          <table:table-cell table:formula="of:=CEILING(([.F199]-[.G199]) / 1000000)" office:value-type="float" office:value="58" calcext:value-type="float">
            <text:p>58</text:p>
          </table:table-cell>
          <table:table-cell/>
          <table:table-cell table:formula="of:=CEILING(([.G200]-[.G199])/1000000)" office:value-type="float" office:value="20" calcext:value-type="float">
            <text:p>20</text:p>
          </table:table-cell>
          <table:table-cell table:formula="of:=CEILING(([.F200]-[.F199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277515231" calcext:value-type="float">
            <text:p>18835277515231</text:p>
          </table:table-cell>
          <table:table-cell office:value-type="float" office:value="3" calcext:value-type="float">
            <text:p>3</text:p>
          </table:table-cell>
          <table:table-cell office:value-type="float" office:value="1.477766994306E+018" calcext:value-type="float">
            <text:p>1.477766994306E+018</text:p>
          </table:table-cell>
          <table:table-cell table:formula="of:=[.D200]+[.$B$5]" office:value-type="float" office:value="1.47776699424654E+018" calcext:value-type="float">
            <text:p>1.47776699424654E+018</text:p>
          </table:table-cell>
          <table:table-cell table:formula="of:=CEILING(([.F200]-[.G200]) / 1000000)" office:value-type="float" office:value="60" calcext:value-type="float">
            <text:p>60</text:p>
          </table:table-cell>
          <table:table-cell/>
          <table:table-cell table:formula="of:=CEILING(([.G201]-[.G200])/1000000)" office:value-type="float" office:value="20" calcext:value-type="float">
            <text:p>20</text:p>
          </table:table-cell>
          <table:table-cell table:formula="of:=CEILING(([.F201]-[.F200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297504245" calcext:value-type="float">
            <text:p>18835297504245</text:p>
          </table:table-cell>
          <table:table-cell office:value-type="float" office:value="3" calcext:value-type="float">
            <text:p>3</text:p>
          </table:table-cell>
          <table:table-cell office:value-type="float" office:value="1.477766994324E+018" calcext:value-type="float">
            <text:p>1.477766994324E+018</text:p>
          </table:table-cell>
          <table:table-cell table:formula="of:=[.D201]+[.$B$5]" office:value-type="float" office:value="1.47776699426653E+018" calcext:value-type="float">
            <text:p>1.47776699426653E+018</text:p>
          </table:table-cell>
          <table:table-cell table:formula="of:=CEILING(([.F201]-[.G201]) / 1000000)" office:value-type="float" office:value="58" calcext:value-type="float">
            <text:p>58</text:p>
          </table:table-cell>
          <table:table-cell/>
          <table:table-cell table:formula="of:=CEILING(([.G202]-[.G201])/1000000)" office:value-type="float" office:value="20" calcext:value-type="float">
            <text:p>20</text:p>
          </table:table-cell>
          <table:table-cell table:formula="of:=CEILING(([.F202]-[.F201])/10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317493258" calcext:value-type="float">
            <text:p>18835317493258</text:p>
          </table:table-cell>
          <table:table-cell office:value-type="float" office:value="3" calcext:value-type="float">
            <text:p>3</text:p>
          </table:table-cell>
          <table:table-cell office:value-type="float" office:value="1.477766994347E+018" calcext:value-type="float">
            <text:p>1.477766994347E+018</text:p>
          </table:table-cell>
          <table:table-cell table:formula="of:=[.D202]+[.$B$5]" office:value-type="float" office:value="1.47776699428652E+018" calcext:value-type="float">
            <text:p>1.47776699428652E+018</text:p>
          </table:table-cell>
          <table:table-cell table:formula="of:=CEILING(([.F202]-[.G202]) / 1000000)" office:value-type="float" office:value="61" calcext:value-type="float">
            <text:p>61</text:p>
          </table:table-cell>
          <table:table-cell/>
          <table:table-cell table:formula="of:=CEILING(([.G203]-[.G202])/1000000)" office:value-type="float" office:value="20" calcext:value-type="float">
            <text:p>20</text:p>
          </table:table-cell>
          <table:table-cell table:formula="of:=CEILING(([.F203]-[.F202])/10000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337390719" calcext:value-type="float">
            <text:p>18835337390719</text:p>
          </table:table-cell>
          <table:table-cell office:value-type="float" office:value="3" calcext:value-type="float">
            <text:p>3</text:p>
          </table:table-cell>
          <table:table-cell office:value-type="float" office:value="1.477766994372E+018" calcext:value-type="float">
            <text:p>1.477766994372E+018</text:p>
          </table:table-cell>
          <table:table-cell table:formula="of:=[.D203]+[.$B$5]" office:value-type="float" office:value="1.47776699430642E+018" calcext:value-type="float">
            <text:p>1.47776699430642E+018</text:p>
          </table:table-cell>
          <table:table-cell table:formula="of:=CEILING(([.F203]-[.G203]) / 1000000)" office:value-type="float" office:value="66" calcext:value-type="float">
            <text:p>66</text:p>
          </table:table-cell>
          <table:table-cell/>
          <table:table-cell table:formula="of:=CEILING(([.G204]-[.G203])/1000000)" office:value-type="float" office:value="20" calcext:value-type="float">
            <text:p>20</text:p>
          </table:table-cell>
          <table:table-cell table:formula="of:=CEILING(([.F204]-[.F203])/100000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357379733" calcext:value-type="float">
            <text:p>18835357379733</text:p>
          </table:table-cell>
          <table:table-cell office:value-type="float" office:value="3" calcext:value-type="float">
            <text:p>3</text:p>
          </table:table-cell>
          <table:table-cell office:value-type="float" office:value="1.477766994382E+018" calcext:value-type="float">
            <text:p>1.477766994382E+018</text:p>
          </table:table-cell>
          <table:table-cell table:formula="of:=[.D204]+[.$B$5]" office:value-type="float" office:value="1.47776699432641E+018" calcext:value-type="float">
            <text:p>1.47776699432641E+018</text:p>
          </table:table-cell>
          <table:table-cell table:formula="of:=CEILING(([.F204]-[.G204]) / 1000000)" office:value-type="float" office:value="56" calcext:value-type="float">
            <text:p>56</text:p>
          </table:table-cell>
          <table:table-cell/>
          <table:table-cell table:formula="of:=CEILING(([.G205]-[.G204])/1000000)" office:value-type="float" office:value="20" calcext:value-type="float">
            <text:p>20</text:p>
          </table:table-cell>
          <table:table-cell table:formula="of:=CEILING(([.F205]-[.F20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377368747" calcext:value-type="float">
            <text:p>18835377368747</text:p>
          </table:table-cell>
          <table:table-cell office:value-type="float" office:value="3" calcext:value-type="float">
            <text:p>3</text:p>
          </table:table-cell>
          <table:table-cell office:value-type="float" office:value="1.477766994402E+018" calcext:value-type="float">
            <text:p>1.477766994402E+018</text:p>
          </table:table-cell>
          <table:table-cell table:formula="of:=[.D205]+[.$B$5]" office:value-type="float" office:value="1.47776699434639E+018" calcext:value-type="float">
            <text:p>1.47776699434639E+018</text:p>
          </table:table-cell>
          <table:table-cell table:formula="of:=CEILING(([.F205]-[.G205]) / 1000000)" office:value-type="float" office:value="56" calcext:value-type="float">
            <text:p>56</text:p>
          </table:table-cell>
          <table:table-cell/>
          <table:table-cell table:formula="of:=CEILING(([.G206]-[.G205])/1000000)" office:value-type="float" office:value="20" calcext:value-type="float">
            <text:p>20</text:p>
          </table:table-cell>
          <table:table-cell table:formula="of:=CEILING(([.F206]-[.F205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397357760" calcext:value-type="float">
            <text:p>18835397357760</text:p>
          </table:table-cell>
          <table:table-cell office:value-type="float" office:value="3" calcext:value-type="float">
            <text:p>3</text:p>
          </table:table-cell>
          <table:table-cell office:value-type="float" office:value="1.477766994423E+018" calcext:value-type="float">
            <text:p>1.477766994423E+018</text:p>
          </table:table-cell>
          <table:table-cell table:formula="of:=[.D206]+[.$B$5]" office:value-type="float" office:value="1.47776699436638E+018" calcext:value-type="float">
            <text:p>1.47776699436638E+018</text:p>
          </table:table-cell>
          <table:table-cell table:formula="of:=CEILING(([.F206]-[.G206]) / 1000000)" office:value-type="float" office:value="57" calcext:value-type="float">
            <text:p>57</text:p>
          </table:table-cell>
          <table:table-cell/>
          <table:table-cell table:formula="of:=CEILING(([.G207]-[.G206])/1000000)" office:value-type="float" office:value="21" calcext:value-type="float">
            <text:p>21</text:p>
          </table:table-cell>
          <table:table-cell table:formula="of:=CEILING(([.F207]-[.F206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417377292" calcext:value-type="float">
            <text:p>18835417377292</text:p>
          </table:table-cell>
          <table:table-cell office:value-type="float" office:value="3" calcext:value-type="float">
            <text:p>3</text:p>
          </table:table-cell>
          <table:table-cell office:value-type="float" office:value="1.477766994444E+018" calcext:value-type="float">
            <text:p>1.477766994444E+018</text:p>
          </table:table-cell>
          <table:table-cell table:formula="of:=[.D207]+[.$B$5]" office:value-type="float" office:value="1.4777669943864E+018" calcext:value-type="float">
            <text:p>1.4777669943864E+018</text:p>
          </table:table-cell>
          <table:table-cell table:formula="of:=CEILING(([.F207]-[.G207]) / 1000000)" office:value-type="float" office:value="58" calcext:value-type="float">
            <text:p>58</text:p>
          </table:table-cell>
          <table:table-cell/>
          <table:table-cell table:formula="of:=CEILING(([.G208]-[.G207])/1000000)" office:value-type="float" office:value="20" calcext:value-type="float">
            <text:p>20</text:p>
          </table:table-cell>
          <table:table-cell table:formula="of:=CEILING(([.F208]-[.F20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437305270" calcext:value-type="float">
            <text:p>18835437305270</text:p>
          </table:table-cell>
          <table:table-cell office:value-type="float" office:value="3" calcext:value-type="float">
            <text:p>3</text:p>
          </table:table-cell>
          <table:table-cell office:value-type="float" office:value="1.477766994463E+018" calcext:value-type="float">
            <text:p>1.477766994463E+018</text:p>
          </table:table-cell>
          <table:table-cell table:formula="of:=[.D208]+[.$B$5]" office:value-type="float" office:value="1.47776699440633E+018" calcext:value-type="float">
            <text:p>1.47776699440633E+018</text:p>
          </table:table-cell>
          <table:table-cell table:formula="of:=CEILING(([.F208]-[.G208]) / 1000000)" office:value-type="float" office:value="57" calcext:value-type="float">
            <text:p>57</text:p>
          </table:table-cell>
          <table:table-cell/>
          <table:table-cell table:formula="of:=CEILING(([.G209]-[.G208])/1000000)" office:value-type="float" office:value="20" calcext:value-type="float">
            <text:p>20</text:p>
          </table:table-cell>
          <table:table-cell table:formula="of:=CEILING(([.F209]-[.F20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457294284" calcext:value-type="float">
            <text:p>18835457294284</text:p>
          </table:table-cell>
          <table:table-cell office:value-type="float" office:value="3" calcext:value-type="float">
            <text:p>3</text:p>
          </table:table-cell>
          <table:table-cell office:value-type="float" office:value="1.477766994483E+018" calcext:value-type="float">
            <text:p>1.477766994483E+018</text:p>
          </table:table-cell>
          <table:table-cell table:formula="of:=[.D209]+[.$B$5]" office:value-type="float" office:value="1.47776699442632E+018" calcext:value-type="float">
            <text:p>1.47776699442632E+018</text:p>
          </table:table-cell>
          <table:table-cell table:formula="of:=CEILING(([.F209]-[.G209]) / 1000000)" office:value-type="float" office:value="57" calcext:value-type="float">
            <text:p>57</text:p>
          </table:table-cell>
          <table:table-cell/>
          <table:table-cell table:formula="of:=CEILING(([.G210]-[.G209])/1000000)" office:value-type="float" office:value="21" calcext:value-type="float">
            <text:p>21</text:p>
          </table:table-cell>
          <table:table-cell table:formula="of:=CEILING(([.F210]-[.F20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477405368" calcext:value-type="float">
            <text:p>18835477405368</text:p>
          </table:table-cell>
          <table:table-cell office:value-type="float" office:value="3" calcext:value-type="float">
            <text:p>3</text:p>
          </table:table-cell>
          <table:table-cell office:value-type="float" office:value="1.477766994503E+018" calcext:value-type="float">
            <text:p>1.477766994503E+018</text:p>
          </table:table-cell>
          <table:table-cell table:formula="of:=[.D210]+[.$B$5]" office:value-type="float" office:value="1.47776699444643E+018" calcext:value-type="float">
            <text:p>1.47776699444643E+018</text:p>
          </table:table-cell>
          <table:table-cell table:formula="of:=CEILING(([.F210]-[.G210]) / 1000000)" office:value-type="float" office:value="57" calcext:value-type="float">
            <text:p>57</text:p>
          </table:table-cell>
          <table:table-cell/>
          <table:table-cell table:formula="of:=CEILING(([.G211]-[.G210])/1000000)" office:value-type="float" office:value="20" calcext:value-type="float">
            <text:p>20</text:p>
          </table:table-cell>
          <table:table-cell table:formula="of:=CEILING(([.F211]-[.F21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497394381" calcext:value-type="float">
            <text:p>18835497394381</text:p>
          </table:table-cell>
          <table:table-cell office:value-type="float" office:value="3" calcext:value-type="float">
            <text:p>3</text:p>
          </table:table-cell>
          <table:table-cell office:value-type="float" office:value="1.477766994523E+018" calcext:value-type="float">
            <text:p>1.477766994523E+018</text:p>
          </table:table-cell>
          <table:table-cell table:formula="of:=[.D211]+[.$B$5]" office:value-type="float" office:value="1.47776699446642E+018" calcext:value-type="float">
            <text:p>1.47776699446642E+018</text:p>
          </table:table-cell>
          <table:table-cell table:formula="of:=CEILING(([.F211]-[.G211]) / 1000000)" office:value-type="float" office:value="57" calcext:value-type="float">
            <text:p>57</text:p>
          </table:table-cell>
          <table:table-cell/>
          <table:table-cell table:formula="of:=CEILING(([.G212]-[.G211])/1000000)" office:value-type="float" office:value="20" calcext:value-type="float">
            <text:p>20</text:p>
          </table:table-cell>
          <table:table-cell table:formula="of:=CEILING(([.F212]-[.F21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517383395" calcext:value-type="float">
            <text:p>18835517383395</text:p>
          </table:table-cell>
          <table:table-cell office:value-type="float" office:value="3" calcext:value-type="float">
            <text:p>3</text:p>
          </table:table-cell>
          <table:table-cell office:value-type="float" office:value="1.477766994543E+018" calcext:value-type="float">
            <text:p>1.477766994543E+018</text:p>
          </table:table-cell>
          <table:table-cell table:formula="of:=[.D212]+[.$B$5]" office:value-type="float" office:value="1.47776699448641E+018" calcext:value-type="float">
            <text:p>1.47776699448641E+018</text:p>
          </table:table-cell>
          <table:table-cell table:formula="of:=CEILING(([.F212]-[.G212]) / 1000000)" office:value-type="float" office:value="57" calcext:value-type="float">
            <text:p>57</text:p>
          </table:table-cell>
          <table:table-cell/>
          <table:table-cell table:formula="of:=CEILING(([.G213]-[.G212])/1000000)" office:value-type="float" office:value="20" calcext:value-type="float">
            <text:p>20</text:p>
          </table:table-cell>
          <table:table-cell table:formula="of:=CEILING(([.F213]-[.F212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537372409" calcext:value-type="float">
            <text:p>18835537372409</text:p>
          </table:table-cell>
          <table:table-cell office:value-type="float" office:value="3" calcext:value-type="float">
            <text:p>3</text:p>
          </table:table-cell>
          <table:table-cell office:value-type="float" office:value="1.477766994564E+018" calcext:value-type="float">
            <text:p>1.477766994564E+018</text:p>
          </table:table-cell>
          <table:table-cell table:formula="of:=[.D213]+[.$B$5]" office:value-type="float" office:value="1.4777669945064E+018" calcext:value-type="float">
            <text:p>1.4777669945064E+018</text:p>
          </table:table-cell>
          <table:table-cell table:formula="of:=CEILING(([.F213]-[.G213]) / 1000000)" office:value-type="float" office:value="58" calcext:value-type="float">
            <text:p>58</text:p>
          </table:table-cell>
          <table:table-cell/>
          <table:table-cell table:formula="of:=CEILING(([.G214]-[.G213])/1000000)" office:value-type="float" office:value="20" calcext:value-type="float">
            <text:p>20</text:p>
          </table:table-cell>
          <table:table-cell table:formula="of:=CEILING(([.F214]-[.F21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557361422" calcext:value-type="float">
            <text:p>18835557361422</text:p>
          </table:table-cell>
          <table:table-cell office:value-type="float" office:value="3" calcext:value-type="float">
            <text:p>3</text:p>
          </table:table-cell>
          <table:table-cell office:value-type="float" office:value="1.477766994584E+018" calcext:value-type="float">
            <text:p>1.477766994584E+018</text:p>
          </table:table-cell>
          <table:table-cell table:formula="of:=[.D214]+[.$B$5]" office:value-type="float" office:value="1.47776699452639E+018" calcext:value-type="float">
            <text:p>1.47776699452639E+018</text:p>
          </table:table-cell>
          <table:table-cell table:formula="of:=CEILING(([.F214]-[.G214]) / 1000000)" office:value-type="float" office:value="58" calcext:value-type="float">
            <text:p>58</text:p>
          </table:table-cell>
          <table:table-cell/>
          <table:table-cell table:formula="of:=CEILING(([.G215]-[.G214])/1000000)" office:value-type="float" office:value="20" calcext:value-type="float">
            <text:p>20</text:p>
          </table:table-cell>
          <table:table-cell table:formula="of:=CEILING(([.F215]-[.F21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577350436" calcext:value-type="float">
            <text:p>18835577350436</text:p>
          </table:table-cell>
          <table:table-cell office:value-type="float" office:value="3" calcext:value-type="float">
            <text:p>3</text:p>
          </table:table-cell>
          <table:table-cell office:value-type="float" office:value="1.477766994603E+018" calcext:value-type="float">
            <text:p>1.477766994603E+018</text:p>
          </table:table-cell>
          <table:table-cell table:formula="of:=[.D215]+[.$B$5]" office:value-type="float" office:value="1.47776699454638E+018" calcext:value-type="float">
            <text:p>1.47776699454638E+018</text:p>
          </table:table-cell>
          <table:table-cell table:formula="of:=CEILING(([.F215]-[.G215]) / 1000000)" office:value-type="float" office:value="57" calcext:value-type="float">
            <text:p>57</text:p>
          </table:table-cell>
          <table:table-cell/>
          <table:table-cell table:formula="of:=CEILING(([.G216]-[.G215])/1000000)" office:value-type="float" office:value="20" calcext:value-type="float">
            <text:p>20</text:p>
          </table:table-cell>
          <table:table-cell table:formula="of:=CEILING(([.F216]-[.F215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597339450" calcext:value-type="float">
            <text:p>18835597339450</text:p>
          </table:table-cell>
          <table:table-cell office:value-type="float" office:value="3" calcext:value-type="float">
            <text:p>3</text:p>
          </table:table-cell>
          <table:table-cell office:value-type="float" office:value="1.477766994624E+018" calcext:value-type="float">
            <text:p>1.477766994624E+018</text:p>
          </table:table-cell>
          <table:table-cell table:formula="of:=[.D216]+[.$B$5]" office:value-type="float" office:value="1.47776699456637E+018" calcext:value-type="float">
            <text:p>1.47776699456637E+018</text:p>
          </table:table-cell>
          <table:table-cell table:formula="of:=CEILING(([.F216]-[.G216]) / 1000000)" office:value-type="float" office:value="58" calcext:value-type="float">
            <text:p>58</text:p>
          </table:table-cell>
          <table:table-cell/>
          <table:table-cell table:formula="of:=CEILING(([.G217]-[.G216])/1000000)" office:value-type="float" office:value="20" calcext:value-type="float">
            <text:p>20</text:p>
          </table:table-cell>
          <table:table-cell table:formula="of:=CEILING(([.F217]-[.F21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617267428" calcext:value-type="float">
            <text:p>18835617267428</text:p>
          </table:table-cell>
          <table:table-cell office:value-type="float" office:value="3" calcext:value-type="float">
            <text:p>3</text:p>
          </table:table-cell>
          <table:table-cell office:value-type="float" office:value="1.477766994644E+018" calcext:value-type="float">
            <text:p>1.477766994644E+018</text:p>
          </table:table-cell>
          <table:table-cell table:formula="of:=[.D217]+[.$B$5]" office:value-type="float" office:value="1.47776699458629E+018" calcext:value-type="float">
            <text:p>1.47776699458629E+018</text:p>
          </table:table-cell>
          <table:table-cell table:formula="of:=CEILING(([.F217]-[.G217]) / 1000000)" office:value-type="float" office:value="58" calcext:value-type="float">
            <text:p>58</text:p>
          </table:table-cell>
          <table:table-cell/>
          <table:table-cell table:formula="of:=CEILING(([.G218]-[.G217])/1000000)" office:value-type="float" office:value="20" calcext:value-type="float">
            <text:p>20</text:p>
          </table:table-cell>
          <table:table-cell table:formula="of:=CEILING(([.F218]-[.F21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637256442" calcext:value-type="float">
            <text:p>18835637256442</text:p>
          </table:table-cell>
          <table:table-cell office:value-type="float" office:value="3" calcext:value-type="float">
            <text:p>3</text:p>
          </table:table-cell>
          <table:table-cell office:value-type="float" office:value="1.477766994663E+018" calcext:value-type="float">
            <text:p>1.477766994663E+018</text:p>
          </table:table-cell>
          <table:table-cell table:formula="of:=[.D218]+[.$B$5]" office:value-type="float" office:value="1.47776699460628E+018" calcext:value-type="float">
            <text:p>1.47776699460628E+018</text:p>
          </table:table-cell>
          <table:table-cell table:formula="of:=CEILING(([.F218]-[.G218]) / 1000000)" office:value-type="float" office:value="57" calcext:value-type="float">
            <text:p>57</text:p>
          </table:table-cell>
          <table:table-cell/>
          <table:table-cell table:formula="of:=CEILING(([.G219]-[.G218])/1000000)" office:value-type="float" office:value="20" calcext:value-type="float">
            <text:p>20</text:p>
          </table:table-cell>
          <table:table-cell table:formula="of:=CEILING(([.F219]-[.F21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657214938" calcext:value-type="float">
            <text:p>18835657214938</text:p>
          </table:table-cell>
          <table:table-cell office:value-type="float" office:value="3" calcext:value-type="float">
            <text:p>3</text:p>
          </table:table-cell>
          <table:table-cell office:value-type="float" office:value="1.477766994683E+018" calcext:value-type="float">
            <text:p>1.477766994683E+018</text:p>
          </table:table-cell>
          <table:table-cell table:formula="of:=[.D219]+[.$B$5]" office:value-type="float" office:value="1.47776699462624E+018" calcext:value-type="float">
            <text:p>1.47776699462624E+018</text:p>
          </table:table-cell>
          <table:table-cell table:formula="of:=CEILING(([.F219]-[.G219]) / 1000000)" office:value-type="float" office:value="57" calcext:value-type="float">
            <text:p>57</text:p>
          </table:table-cell>
          <table:table-cell/>
          <table:table-cell table:formula="of:=CEILING(([.G220]-[.G219])/1000000)" office:value-type="float" office:value="21" calcext:value-type="float">
            <text:p>21</text:p>
          </table:table-cell>
          <table:table-cell table:formula="of:=CEILING(([.F220]-[.F21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677234469" calcext:value-type="float">
            <text:p>18835677234469</text:p>
          </table:table-cell>
          <table:table-cell office:value-type="float" office:value="3" calcext:value-type="float">
            <text:p>3</text:p>
          </table:table-cell>
          <table:table-cell office:value-type="float" office:value="1.477766994702E+018" calcext:value-type="float">
            <text:p>1.477766994702E+018</text:p>
          </table:table-cell>
          <table:table-cell table:formula="of:=[.D220]+[.$B$5]" office:value-type="float" office:value="1.47776699464626E+018" calcext:value-type="float">
            <text:p>1.47776699464626E+018</text:p>
          </table:table-cell>
          <table:table-cell table:formula="of:=CEILING(([.F220]-[.G220]) / 1000000)" office:value-type="float" office:value="56" calcext:value-type="float">
            <text:p>56</text:p>
          </table:table-cell>
          <table:table-cell/>
          <table:table-cell table:formula="of:=CEILING(([.G221]-[.G220])/1000000)" office:value-type="float" office:value="20" calcext:value-type="float">
            <text:p>20</text:p>
          </table:table-cell>
          <table:table-cell table:formula="of:=CEILING(([.F221]-[.F220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697192965" calcext:value-type="float">
            <text:p>18835697192965</text:p>
          </table:table-cell>
          <table:table-cell office:value-type="float" office:value="3" calcext:value-type="float">
            <text:p>3</text:p>
          </table:table-cell>
          <table:table-cell office:value-type="float" office:value="1.477766994723E+018" calcext:value-type="float">
            <text:p>1.477766994723E+018</text:p>
          </table:table-cell>
          <table:table-cell table:formula="of:=[.D221]+[.$B$5]" office:value-type="float" office:value="1.47776699466622E+018" calcext:value-type="float">
            <text:p>1.47776699466622E+018</text:p>
          </table:table-cell>
          <table:table-cell table:formula="of:=CEILING(([.F221]-[.G221]) / 1000000)" office:value-type="float" office:value="57" calcext:value-type="float">
            <text:p>57</text:p>
          </table:table-cell>
          <table:table-cell/>
          <table:table-cell table:formula="of:=CEILING(([.G222]-[.G221])/1000000)" office:value-type="float" office:value="20" calcext:value-type="float">
            <text:p>20</text:p>
          </table:table-cell>
          <table:table-cell table:formula="of:=CEILING(([.F222]-[.F22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717181979" calcext:value-type="float">
            <text:p>18835717181979</text:p>
          </table:table-cell>
          <table:table-cell office:value-type="float" office:value="3" calcext:value-type="float">
            <text:p>3</text:p>
          </table:table-cell>
          <table:table-cell office:value-type="float" office:value="1.477766994743E+018" calcext:value-type="float">
            <text:p>1.477766994743E+018</text:p>
          </table:table-cell>
          <table:table-cell table:formula="of:=[.D222]+[.$B$5]" office:value-type="float" office:value="1.47776699468621E+018" calcext:value-type="float">
            <text:p>1.47776699468621E+018</text:p>
          </table:table-cell>
          <table:table-cell table:formula="of:=CEILING(([.F222]-[.G222]) / 1000000)" office:value-type="float" office:value="57" calcext:value-type="float">
            <text:p>57</text:p>
          </table:table-cell>
          <table:table-cell/>
          <table:table-cell table:formula="of:=CEILING(([.G223]-[.G222])/1000000)" office:value-type="float" office:value="21" calcext:value-type="float">
            <text:p>21</text:p>
          </table:table-cell>
          <table:table-cell table:formula="of:=CEILING(([.F223]-[.F22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737689792" calcext:value-type="float">
            <text:p>18835737689792</text:p>
          </table:table-cell>
          <table:table-cell office:value-type="float" office:value="3" calcext:value-type="float">
            <text:p>3</text:p>
          </table:table-cell>
          <table:table-cell office:value-type="float" office:value="1.477766994763E+018" calcext:value-type="float">
            <text:p>1.477766994763E+018</text:p>
          </table:table-cell>
          <table:table-cell table:formula="of:=[.D223]+[.$B$5]" office:value-type="float" office:value="1.47776699470672E+018" calcext:value-type="float">
            <text:p>1.47776699470672E+018</text:p>
          </table:table-cell>
          <table:table-cell table:formula="of:=CEILING(([.F223]-[.G223]) / 1000000)" office:value-type="float" office:value="57" calcext:value-type="float">
            <text:p>57</text:p>
          </table:table-cell>
          <table:table-cell/>
          <table:table-cell table:formula="of:=CEILING(([.G224]-[.G223])/1000000)" office:value-type="float" office:value="20" calcext:value-type="float">
            <text:p>20</text:p>
          </table:table-cell>
          <table:table-cell table:formula="of:=CEILING(([.F224]-[.F223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757678805" calcext:value-type="float">
            <text:p>18835757678805</text:p>
          </table:table-cell>
          <table:table-cell office:value-type="float" office:value="3" calcext:value-type="float">
            <text:p>3</text:p>
          </table:table-cell>
          <table:table-cell office:value-type="float" office:value="1.477766994784E+018" calcext:value-type="float">
            <text:p>1.477766994784E+018</text:p>
          </table:table-cell>
          <table:table-cell table:formula="of:=[.D224]+[.$B$5]" office:value-type="float" office:value="1.4777669947267E+018" calcext:value-type="float">
            <text:p>1.4777669947267E+018</text:p>
          </table:table-cell>
          <table:table-cell table:formula="of:=CEILING(([.F224]-[.G224]) / 1000000)" office:value-type="float" office:value="58" calcext:value-type="float">
            <text:p>58</text:p>
          </table:table-cell>
          <table:table-cell/>
          <table:table-cell table:formula="of:=CEILING(([.G225]-[.G224])/1000000)" office:value-type="float" office:value="20" calcext:value-type="float">
            <text:p>20</text:p>
          </table:table-cell>
          <table:table-cell table:formula="of:=CEILING(([.F225]-[.F22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777667819" calcext:value-type="float">
            <text:p>18835777667819</text:p>
          </table:table-cell>
          <table:table-cell office:value-type="float" office:value="3" calcext:value-type="float">
            <text:p>3</text:p>
          </table:table-cell>
          <table:table-cell office:value-type="float" office:value="1.477766994803E+018" calcext:value-type="float">
            <text:p>1.477766994803E+018</text:p>
          </table:table-cell>
          <table:table-cell table:formula="of:=[.D225]+[.$B$5]" office:value-type="float" office:value="1.47776699474669E+018" calcext:value-type="float">
            <text:p>1.47776699474669E+018</text:p>
          </table:table-cell>
          <table:table-cell table:formula="of:=CEILING(([.F225]-[.G225]) / 1000000)" office:value-type="float" office:value="57" calcext:value-type="float">
            <text:p>57</text:p>
          </table:table-cell>
          <table:table-cell/>
          <table:table-cell table:formula="of:=CEILING(([.G226]-[.G225])/1000000)" office:value-type="float" office:value="20" calcext:value-type="float">
            <text:p>20</text:p>
          </table:table-cell>
          <table:table-cell table:formula="of:=CEILING(([.F226]-[.F22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797656833" calcext:value-type="float">
            <text:p>18835797656833</text:p>
          </table:table-cell>
          <table:table-cell office:value-type="float" office:value="3" calcext:value-type="float">
            <text:p>3</text:p>
          </table:table-cell>
          <table:table-cell office:value-type="float" office:value="1.477766994823E+018" calcext:value-type="float">
            <text:p>1.477766994823E+018</text:p>
          </table:table-cell>
          <table:table-cell table:formula="of:=[.D226]+[.$B$5]" office:value-type="float" office:value="1.47776699476668E+018" calcext:value-type="float">
            <text:p>1.47776699476668E+018</text:p>
          </table:table-cell>
          <table:table-cell table:formula="of:=CEILING(([.F226]-[.G226]) / 1000000)" office:value-type="float" office:value="57" calcext:value-type="float">
            <text:p>57</text:p>
          </table:table-cell>
          <table:table-cell/>
          <table:table-cell table:formula="of:=CEILING(([.G227]-[.G226])/1000000)" office:value-type="float" office:value="20" calcext:value-type="float">
            <text:p>20</text:p>
          </table:table-cell>
          <table:table-cell table:formula="of:=CEILING(([.F227]-[.F226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817645846" calcext:value-type="float">
            <text:p>18835817645846</text:p>
          </table:table-cell>
          <table:table-cell office:value-type="float" office:value="3" calcext:value-type="float">
            <text:p>3</text:p>
          </table:table-cell>
          <table:table-cell office:value-type="float" office:value="1.477766994845E+018" calcext:value-type="float">
            <text:p>1.477766994845E+018</text:p>
          </table:table-cell>
          <table:table-cell table:formula="of:=[.D227]+[.$B$5]" office:value-type="float" office:value="1.47776699478667E+018" calcext:value-type="float">
            <text:p>1.47776699478667E+018</text:p>
          </table:table-cell>
          <table:table-cell table:formula="of:=CEILING(([.F227]-[.G227]) / 1000000)" office:value-type="float" office:value="59" calcext:value-type="float">
            <text:p>59</text:p>
          </table:table-cell>
          <table:table-cell/>
          <table:table-cell table:formula="of:=CEILING(([.G228]-[.G227])/1000000)" office:value-type="float" office:value="20" calcext:value-type="float">
            <text:p>20</text:p>
          </table:table-cell>
          <table:table-cell table:formula="of:=CEILING(([.F228]-[.F22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837573825" calcext:value-type="float">
            <text:p>18835837573825</text:p>
          </table:table-cell>
          <table:table-cell office:value-type="float" office:value="3" calcext:value-type="float">
            <text:p>3</text:p>
          </table:table-cell>
          <table:table-cell office:value-type="float" office:value="1.477766994864E+018" calcext:value-type="float">
            <text:p>1.477766994864E+018</text:p>
          </table:table-cell>
          <table:table-cell table:formula="of:=[.D228]+[.$B$5]" office:value-type="float" office:value="1.4777669948066E+018" calcext:value-type="float">
            <text:p>1.4777669948066E+018</text:p>
          </table:table-cell>
          <table:table-cell table:formula="of:=CEILING(([.F228]-[.G228]) / 1000000)" office:value-type="float" office:value="58" calcext:value-type="float">
            <text:p>58</text:p>
          </table:table-cell>
          <table:table-cell/>
          <table:table-cell table:formula="of:=CEILING(([.G229]-[.G228])/1000000)" office:value-type="float" office:value="20" calcext:value-type="float">
            <text:p>20</text:p>
          </table:table-cell>
          <table:table-cell table:formula="of:=CEILING(([.F229]-[.F22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857562838" calcext:value-type="float">
            <text:p>18835857562838</text:p>
          </table:table-cell>
          <table:table-cell office:value-type="float" office:value="3" calcext:value-type="float">
            <text:p>3</text:p>
          </table:table-cell>
          <table:table-cell office:value-type="float" office:value="1.477766994883E+018" calcext:value-type="float">
            <text:p>1.477766994883E+018</text:p>
          </table:table-cell>
          <table:table-cell table:formula="of:=[.D229]+[.$B$5]" office:value-type="float" office:value="1.47776699482659E+018" calcext:value-type="float">
            <text:p>1.47776699482659E+018</text:p>
          </table:table-cell>
          <table:table-cell table:formula="of:=CEILING(([.F229]-[.G229]) / 1000000)" office:value-type="float" office:value="57" calcext:value-type="float">
            <text:p>57</text:p>
          </table:table-cell>
          <table:table-cell/>
          <table:table-cell table:formula="of:=CEILING(([.G230]-[.G229])/1000000)" office:value-type="float" office:value="20" calcext:value-type="float">
            <text:p>20</text:p>
          </table:table-cell>
          <table:table-cell table:formula="of:=CEILING(([.F230]-[.F22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877551852" calcext:value-type="float">
            <text:p>18835877551852</text:p>
          </table:table-cell>
          <table:table-cell office:value-type="float" office:value="3" calcext:value-type="float">
            <text:p>3</text:p>
          </table:table-cell>
          <table:table-cell office:value-type="float" office:value="1.477766994903E+018" calcext:value-type="float">
            <text:p>1.477766994903E+018</text:p>
          </table:table-cell>
          <table:table-cell table:formula="of:=[.D230]+[.$B$5]" office:value-type="float" office:value="1.47776699484658E+018" calcext:value-type="float">
            <text:p>1.47776699484658E+018</text:p>
          </table:table-cell>
          <table:table-cell table:formula="of:=CEILING(([.F230]-[.G230]) / 1000000)" office:value-type="float" office:value="57" calcext:value-type="float">
            <text:p>57</text:p>
          </table:table-cell>
          <table:table-cell/>
          <table:table-cell table:formula="of:=CEILING(([.G231]-[.G230])/1000000)" office:value-type="float" office:value="20" calcext:value-type="float">
            <text:p>20</text:p>
          </table:table-cell>
          <table:table-cell table:formula="of:=CEILING(([.F231]-[.F23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897540866" calcext:value-type="float">
            <text:p>18835897540866</text:p>
          </table:table-cell>
          <table:table-cell office:value-type="float" office:value="3" calcext:value-type="float">
            <text:p>3</text:p>
          </table:table-cell>
          <table:table-cell office:value-type="float" office:value="1.477766994923E+018" calcext:value-type="float">
            <text:p>1.477766994923E+018</text:p>
          </table:table-cell>
          <table:table-cell table:formula="of:=[.D231]+[.$B$5]" office:value-type="float" office:value="1.47776699486657E+018" calcext:value-type="float">
            <text:p>1.47776699486657E+018</text:p>
          </table:table-cell>
          <table:table-cell table:formula="of:=CEILING(([.F231]-[.G231]) / 1000000)" office:value-type="float" office:value="57" calcext:value-type="float">
            <text:p>57</text:p>
          </table:table-cell>
          <table:table-cell/>
          <table:table-cell table:formula="of:=CEILING(([.G232]-[.G231])/1000000)" office:value-type="float" office:value="20" calcext:value-type="float">
            <text:p>20</text:p>
          </table:table-cell>
          <table:table-cell table:formula="of:=CEILING(([.F232]-[.F23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917529879" calcext:value-type="float">
            <text:p>18835917529879</text:p>
          </table:table-cell>
          <table:table-cell office:value-type="float" office:value="3" calcext:value-type="float">
            <text:p>3</text:p>
          </table:table-cell>
          <table:table-cell office:value-type="float" office:value="1.477766994943E+018" calcext:value-type="float">
            <text:p>1.477766994943E+018</text:p>
          </table:table-cell>
          <table:table-cell table:formula="of:=[.D232]+[.$B$5]" office:value-type="float" office:value="1.47776699488656E+018" calcext:value-type="float">
            <text:p>1.47776699488656E+018</text:p>
          </table:table-cell>
          <table:table-cell table:formula="of:=CEILING(([.F232]-[.G232]) / 1000000)" office:value-type="float" office:value="57" calcext:value-type="float">
            <text:p>57</text:p>
          </table:table-cell>
          <table:table-cell/>
          <table:table-cell table:formula="of:=CEILING(([.G233]-[.G232])/1000000)" office:value-type="float" office:value="21" calcext:value-type="float">
            <text:p>21</text:p>
          </table:table-cell>
          <table:table-cell table:formula="of:=CEILING(([.F233]-[.F23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937549411" calcext:value-type="float">
            <text:p>18835937549411</text:p>
          </table:table-cell>
          <table:table-cell office:value-type="float" office:value="3" calcext:value-type="float">
            <text:p>3</text:p>
          </table:table-cell>
          <table:table-cell office:value-type="float" office:value="1.477766994963E+018" calcext:value-type="float">
            <text:p>1.477766994963E+018</text:p>
          </table:table-cell>
          <table:table-cell table:formula="of:=[.D233]+[.$B$5]" office:value-type="float" office:value="1.47776699490657E+018" calcext:value-type="float">
            <text:p>1.47776699490657E+018</text:p>
          </table:table-cell>
          <table:table-cell table:formula="of:=CEILING(([.F233]-[.G233]) / 1000000)" office:value-type="float" office:value="57" calcext:value-type="float">
            <text:p>57</text:p>
          </table:table-cell>
          <table:table-cell/>
          <table:table-cell table:formula="of:=CEILING(([.G234]-[.G233])/1000000)" office:value-type="float" office:value="21" calcext:value-type="float">
            <text:p>21</text:p>
          </table:table-cell>
          <table:table-cell table:formula="of:=CEILING(([.F234]-[.F23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957568942" calcext:value-type="float">
            <text:p>18835957568942</text:p>
          </table:table-cell>
          <table:table-cell office:value-type="float" office:value="3" calcext:value-type="float">
            <text:p>3</text:p>
          </table:table-cell>
          <table:table-cell office:value-type="float" office:value="1.477766994983E+018" calcext:value-type="float">
            <text:p>1.477766994983E+018</text:p>
          </table:table-cell>
          <table:table-cell table:formula="of:=[.D234]+[.$B$5]" office:value-type="float" office:value="1.47776699492659E+018" calcext:value-type="float">
            <text:p>1.47776699492659E+018</text:p>
          </table:table-cell>
          <table:table-cell table:formula="of:=CEILING(([.F234]-[.G234]) / 1000000)" office:value-type="float" office:value="57" calcext:value-type="float">
            <text:p>57</text:p>
          </table:table-cell>
          <table:table-cell/>
          <table:table-cell table:formula="of:=CEILING(([.G235]-[.G234])/1000000)" office:value-type="float" office:value="20" calcext:value-type="float">
            <text:p>20</text:p>
          </table:table-cell>
          <table:table-cell table:formula="of:=CEILING(([.F235]-[.F23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977527438" calcext:value-type="float">
            <text:p>18835977527438</text:p>
          </table:table-cell>
          <table:table-cell office:value-type="float" office:value="3" calcext:value-type="float">
            <text:p>3</text:p>
          </table:table-cell>
          <table:table-cell office:value-type="float" office:value="1.477766995003E+018" calcext:value-type="float">
            <text:p>1.477766995003E+018</text:p>
          </table:table-cell>
          <table:table-cell table:formula="of:=[.D235]+[.$B$5]" office:value-type="float" office:value="1.47776699494655E+018" calcext:value-type="float">
            <text:p>1.47776699494655E+018</text:p>
          </table:table-cell>
          <table:table-cell table:formula="of:=CEILING(([.F235]-[.G235]) / 1000000)" office:value-type="float" office:value="57" calcext:value-type="float">
            <text:p>57</text:p>
          </table:table-cell>
          <table:table-cell/>
          <table:table-cell table:formula="of:=CEILING(([.G236]-[.G235])/1000000)" office:value-type="float" office:value="20" calcext:value-type="float">
            <text:p>20</text:p>
          </table:table-cell>
          <table:table-cell table:formula="of:=CEILING(([.F236]-[.F235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5997516452" calcext:value-type="float">
            <text:p>18835997516452</text:p>
          </table:table-cell>
          <table:table-cell office:value-type="float" office:value="3" calcext:value-type="float">
            <text:p>3</text:p>
          </table:table-cell>
          <table:table-cell office:value-type="float" office:value="1.477766995024E+018" calcext:value-type="float">
            <text:p>1.477766995024E+018</text:p>
          </table:table-cell>
          <table:table-cell table:formula="of:=[.D236]+[.$B$5]" office:value-type="float" office:value="1.47776699496654E+018" calcext:value-type="float">
            <text:p>1.47776699496654E+018</text:p>
          </table:table-cell>
          <table:table-cell table:formula="of:=CEILING(([.F236]-[.G236]) / 1000000)" office:value-type="float" office:value="58" calcext:value-type="float">
            <text:p>58</text:p>
          </table:table-cell>
          <table:table-cell/>
          <table:table-cell table:formula="of:=CEILING(([.G237]-[.G236])/1000000)" office:value-type="float" office:value="20" calcext:value-type="float">
            <text:p>20</text:p>
          </table:table-cell>
          <table:table-cell table:formula="of:=CEILING(([.F237]-[.F23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017505465" calcext:value-type="float">
            <text:p>18836017505465</text:p>
          </table:table-cell>
          <table:table-cell office:value-type="float" office:value="3" calcext:value-type="float">
            <text:p>3</text:p>
          </table:table-cell>
          <table:table-cell office:value-type="float" office:value="1.477766995043E+018" calcext:value-type="float">
            <text:p>1.477766995043E+018</text:p>
          </table:table-cell>
          <table:table-cell table:formula="of:=[.D237]+[.$B$5]" office:value-type="float" office:value="1.47776699498653E+018" calcext:value-type="float">
            <text:p>1.47776699498653E+018</text:p>
          </table:table-cell>
          <table:table-cell table:formula="of:=CEILING(([.F237]-[.G237]) / 1000000)" office:value-type="float" office:value="57" calcext:value-type="float">
            <text:p>57</text:p>
          </table:table-cell>
          <table:table-cell/>
          <table:table-cell table:formula="of:=CEILING(([.G238]-[.G237])/1000000)" office:value-type="float" office:value="20" calcext:value-type="float">
            <text:p>20</text:p>
          </table:table-cell>
          <table:table-cell table:formula="of:=CEILING(([.F238]-[.F23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037494479" calcext:value-type="float">
            <text:p>18836037494479</text:p>
          </table:table-cell>
          <table:table-cell office:value-type="float" office:value="3" calcext:value-type="float">
            <text:p>3</text:p>
          </table:table-cell>
          <table:table-cell office:value-type="float" office:value="1.477766995063E+018" calcext:value-type="float">
            <text:p>1.477766995063E+018</text:p>
          </table:table-cell>
          <table:table-cell table:formula="of:=[.D238]+[.$B$5]" office:value-type="float" office:value="1.47776699500652E+018" calcext:value-type="float">
            <text:p>1.47776699500652E+018</text:p>
          </table:table-cell>
          <table:table-cell table:formula="of:=CEILING(([.F238]-[.G238]) / 1000000)" office:value-type="float" office:value="57" calcext:value-type="float">
            <text:p>57</text:p>
          </table:table-cell>
          <table:table-cell/>
          <table:table-cell table:formula="of:=CEILING(([.G239]-[.G238])/1000000)" office:value-type="float" office:value="20" calcext:value-type="float">
            <text:p>20</text:p>
          </table:table-cell>
          <table:table-cell table:formula="of:=CEILING(([.F239]-[.F23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057452975" calcext:value-type="float">
            <text:p>18836057452975</text:p>
          </table:table-cell>
          <table:table-cell office:value-type="float" office:value="3" calcext:value-type="float">
            <text:p>3</text:p>
          </table:table-cell>
          <table:table-cell office:value-type="float" office:value="1.477766995083E+018" calcext:value-type="float">
            <text:p>1.477766995083E+018</text:p>
          </table:table-cell>
          <table:table-cell table:formula="of:=[.D239]+[.$B$5]" office:value-type="float" office:value="1.47776699502648E+018" calcext:value-type="float">
            <text:p>1.47776699502648E+018</text:p>
          </table:table-cell>
          <table:table-cell table:formula="of:=CEILING(([.F239]-[.G239]) / 1000000)" office:value-type="float" office:value="57" calcext:value-type="float">
            <text:p>57</text:p>
          </table:table-cell>
          <table:table-cell/>
          <table:table-cell table:formula="of:=CEILING(([.G240]-[.G239])/1000000)" office:value-type="float" office:value="20" calcext:value-type="float">
            <text:p>20</text:p>
          </table:table-cell>
          <table:table-cell table:formula="of:=CEILING(([.F240]-[.F23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077441989" calcext:value-type="float">
            <text:p>18836077441989</text:p>
          </table:table-cell>
          <table:table-cell office:value-type="float" office:value="3" calcext:value-type="float">
            <text:p>3</text:p>
          </table:table-cell>
          <table:table-cell office:value-type="float" office:value="1.477766995103E+018" calcext:value-type="float">
            <text:p>1.477766995103E+018</text:p>
          </table:table-cell>
          <table:table-cell table:formula="of:=[.D240]+[.$B$5]" office:value-type="float" office:value="1.47776699504647E+018" calcext:value-type="float">
            <text:p>1.47776699504647E+018</text:p>
          </table:table-cell>
          <table:table-cell table:formula="of:=CEILING(([.F240]-[.G240]) / 1000000)" office:value-type="float" office:value="57" calcext:value-type="float">
            <text:p>57</text:p>
          </table:table-cell>
          <table:table-cell/>
          <table:table-cell table:formula="of:=CEILING(([.G241]-[.G240])/1000000)" office:value-type="float" office:value="20" calcext:value-type="float">
            <text:p>20</text:p>
          </table:table-cell>
          <table:table-cell table:formula="of:=CEILING(([.F241]-[.F240])/10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097431002" calcext:value-type="float">
            <text:p>18836097431002</text:p>
          </table:table-cell>
          <table:table-cell office:value-type="float" office:value="3" calcext:value-type="float">
            <text:p>3</text:p>
          </table:table-cell>
          <table:table-cell office:value-type="float" office:value="1.477766995127E+018" calcext:value-type="float">
            <text:p>1.477766995127E+018</text:p>
          </table:table-cell>
          <table:table-cell table:formula="of:=[.D241]+[.$B$5]" office:value-type="float" office:value="1.47776699506646E+018" calcext:value-type="float">
            <text:p>1.47776699506646E+018</text:p>
          </table:table-cell>
          <table:table-cell table:formula="of:=CEILING(([.F241]-[.G241]) / 1000000)" office:value-type="float" office:value="61" calcext:value-type="float">
            <text:p>61</text:p>
          </table:table-cell>
          <table:table-cell/>
          <table:table-cell table:formula="of:=CEILING(([.G242]-[.G241])/1000000)" office:value-type="float" office:value="20" calcext:value-type="float">
            <text:p>20</text:p>
          </table:table-cell>
          <table:table-cell table:formula="of:=CEILING(([.F242]-[.F241])/10000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117420016" calcext:value-type="float">
            <text:p>18836117420016</text:p>
          </table:table-cell>
          <table:table-cell office:value-type="float" office:value="3" calcext:value-type="float">
            <text:p>3</text:p>
          </table:table-cell>
          <table:table-cell office:value-type="float" office:value="1.477766995143E+018" calcext:value-type="float">
            <text:p>1.477766995143E+018</text:p>
          </table:table-cell>
          <table:table-cell table:formula="of:=[.D242]+[.$B$5]" office:value-type="float" office:value="1.47776699508645E+018" calcext:value-type="float">
            <text:p>1.47776699508645E+018</text:p>
          </table:table-cell>
          <table:table-cell table:formula="of:=CEILING(([.F242]-[.G242]) / 1000000)" office:value-type="float" office:value="57" calcext:value-type="float">
            <text:p>57</text:p>
          </table:table-cell>
          <table:table-cell/>
          <table:table-cell table:formula="of:=CEILING(([.G243]-[.G242])/1000000)" office:value-type="float" office:value="20" calcext:value-type="float">
            <text:p>20</text:p>
          </table:table-cell>
          <table:table-cell table:formula="of:=CEILING(([.F243]-[.F242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137409030" calcext:value-type="float">
            <text:p>18836137409030</text:p>
          </table:table-cell>
          <table:table-cell office:value-type="float" office:value="3" calcext:value-type="float">
            <text:p>3</text:p>
          </table:table-cell>
          <table:table-cell office:value-type="float" office:value="1.477766995164E+018" calcext:value-type="float">
            <text:p>1.477766995164E+018</text:p>
          </table:table-cell>
          <table:table-cell table:formula="of:=[.D243]+[.$B$5]" office:value-type="float" office:value="1.47776699510643E+018" calcext:value-type="float">
            <text:p>1.47776699510643E+018</text:p>
          </table:table-cell>
          <table:table-cell table:formula="of:=CEILING(([.F243]-[.G243]) / 1000000)" office:value-type="float" office:value="58" calcext:value-type="float">
            <text:p>58</text:p>
          </table:table-cell>
          <table:table-cell/>
          <table:table-cell table:formula="of:=CEILING(([.G244]-[.G243])/1000000)" office:value-type="float" office:value="20" calcext:value-type="float">
            <text:p>20</text:p>
          </table:table-cell>
          <table:table-cell table:formula="of:=CEILING(([.F244]-[.F24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157367526" calcext:value-type="float">
            <text:p>18836157367526</text:p>
          </table:table-cell>
          <table:table-cell office:value-type="float" office:value="3" calcext:value-type="float">
            <text:p>3</text:p>
          </table:table-cell>
          <table:table-cell office:value-type="float" office:value="1.477766995184E+018" calcext:value-type="float">
            <text:p>1.477766995184E+018</text:p>
          </table:table-cell>
          <table:table-cell table:formula="of:=[.D244]+[.$B$5]" office:value-type="float" office:value="1.47776699512639E+018" calcext:value-type="float">
            <text:p>1.47776699512639E+018</text:p>
          </table:table-cell>
          <table:table-cell table:formula="of:=CEILING(([.F244]-[.G244]) / 1000000)" office:value-type="float" office:value="58" calcext:value-type="float">
            <text:p>58</text:p>
          </table:table-cell>
          <table:table-cell/>
          <table:table-cell table:formula="of:=CEILING(([.G245]-[.G244])/1000000)" office:value-type="float" office:value="20" calcext:value-type="float">
            <text:p>20</text:p>
          </table:table-cell>
          <table:table-cell table:formula="of:=CEILING(([.F245]-[.F24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177356540" calcext:value-type="float">
            <text:p>18836177356540</text:p>
          </table:table-cell>
          <table:table-cell office:value-type="float" office:value="3" calcext:value-type="float">
            <text:p>3</text:p>
          </table:table-cell>
          <table:table-cell office:value-type="float" office:value="1.477766995204E+018" calcext:value-type="float">
            <text:p>1.477766995204E+018</text:p>
          </table:table-cell>
          <table:table-cell table:formula="of:=[.D245]+[.$B$5]" office:value-type="float" office:value="1.47776699514638E+018" calcext:value-type="float">
            <text:p>1.47776699514638E+018</text:p>
          </table:table-cell>
          <table:table-cell table:formula="of:=CEILING(([.F245]-[.G245]) / 1000000)" office:value-type="float" office:value="58" calcext:value-type="float">
            <text:p>58</text:p>
          </table:table-cell>
          <table:table-cell/>
          <table:table-cell table:formula="of:=CEILING(([.G246]-[.G245])/1000000)" office:value-type="float" office:value="20" calcext:value-type="float">
            <text:p>20</text:p>
          </table:table-cell>
          <table:table-cell table:formula="of:=CEILING(([.F246]-[.F24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197345553" calcext:value-type="float">
            <text:p>18836197345553</text:p>
          </table:table-cell>
          <table:table-cell office:value-type="float" office:value="3" calcext:value-type="float">
            <text:p>3</text:p>
          </table:table-cell>
          <table:table-cell office:value-type="float" office:value="1.477766995224E+018" calcext:value-type="float">
            <text:p>1.477766995224E+018</text:p>
          </table:table-cell>
          <table:table-cell table:formula="of:=[.D246]+[.$B$5]" office:value-type="float" office:value="1.47776699516637E+018" calcext:value-type="float">
            <text:p>1.47776699516637E+018</text:p>
          </table:table-cell>
          <table:table-cell table:formula="of:=CEILING(([.F246]-[.G246]) / 1000000)" office:value-type="float" office:value="58" calcext:value-type="float">
            <text:p>58</text:p>
          </table:table-cell>
          <table:table-cell/>
          <table:table-cell table:formula="of:=CEILING(([.G247]-[.G246])/1000000)" office:value-type="float" office:value="20" calcext:value-type="float">
            <text:p>20</text:p>
          </table:table-cell>
          <table:table-cell table:formula="of:=CEILING(([.F247]-[.F246])/10000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217334567" calcext:value-type="float">
            <text:p>18836217334567</text:p>
          </table:table-cell>
          <table:table-cell office:value-type="float" office:value="3" calcext:value-type="float">
            <text:p>3</text:p>
          </table:table-cell>
          <table:table-cell office:value-type="float" office:value="1.477766995246E+018" calcext:value-type="float">
            <text:p>1.477766995246E+018</text:p>
          </table:table-cell>
          <table:table-cell table:formula="of:=[.D247]+[.$B$5]" office:value-type="float" office:value="1.47776699518636E+018" calcext:value-type="float">
            <text:p>1.47776699518636E+018</text:p>
          </table:table-cell>
          <table:table-cell table:formula="of:=CEILING(([.F247]-[.G247]) / 1000000)" office:value-type="float" office:value="60" calcext:value-type="float">
            <text:p>60</text:p>
          </table:table-cell>
          <table:table-cell/>
          <table:table-cell table:formula="of:=CEILING(([.G248]-[.G247])/1000000)" office:value-type="float" office:value="20" calcext:value-type="float">
            <text:p>20</text:p>
          </table:table-cell>
          <table:table-cell table:formula="of:=CEILING(([.F248]-[.F247])/10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237293063" calcext:value-type="float">
            <text:p>18836237293063</text:p>
          </table:table-cell>
          <table:table-cell office:value-type="float" office:value="3" calcext:value-type="float">
            <text:p>3</text:p>
          </table:table-cell>
          <table:table-cell office:value-type="float" office:value="1.477766995264E+018" calcext:value-type="float">
            <text:p>1.477766995264E+018</text:p>
          </table:table-cell>
          <table:table-cell table:formula="of:=[.D248]+[.$B$5]" office:value-type="float" office:value="1.47776699520632E+018" calcext:value-type="float">
            <text:p>1.47776699520632E+018</text:p>
          </table:table-cell>
          <table:table-cell table:formula="of:=CEILING(([.F248]-[.G248]) / 1000000)" office:value-type="float" office:value="58" calcext:value-type="float">
            <text:p>58</text:p>
          </table:table-cell>
          <table:table-cell/>
          <table:table-cell table:formula="of:=CEILING(([.G249]-[.G248])/1000000)" office:value-type="float" office:value="21" calcext:value-type="float">
            <text:p>21</text:p>
          </table:table-cell>
          <table:table-cell table:formula="of:=CEILING(([.F249]-[.F24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257312594" calcext:value-type="float">
            <text:p>18836257312594</text:p>
          </table:table-cell>
          <table:table-cell office:value-type="float" office:value="3" calcext:value-type="float">
            <text:p>3</text:p>
          </table:table-cell>
          <table:table-cell office:value-type="float" office:value="1.477766995283E+018" calcext:value-type="float">
            <text:p>1.477766995283E+018</text:p>
          </table:table-cell>
          <table:table-cell table:formula="of:=[.D249]+[.$B$5]" office:value-type="float" office:value="1.47776699522634E+018" calcext:value-type="float">
            <text:p>1.47776699522634E+018</text:p>
          </table:table-cell>
          <table:table-cell table:formula="of:=CEILING(([.F249]-[.G249]) / 1000000)" office:value-type="float" office:value="57" calcext:value-type="float">
            <text:p>57</text:p>
          </table:table-cell>
          <table:table-cell/>
          <table:table-cell table:formula="of:=CEILING(([.G250]-[.G249])/1000000)" office:value-type="float" office:value="20" calcext:value-type="float">
            <text:p>20</text:p>
          </table:table-cell>
          <table:table-cell table:formula="of:=CEILING(([.F250]-[.F24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277240573" calcext:value-type="float">
            <text:p>18836277240573</text:p>
          </table:table-cell>
          <table:table-cell office:value-type="float" office:value="3" calcext:value-type="float">
            <text:p>3</text:p>
          </table:table-cell>
          <table:table-cell office:value-type="float" office:value="1.477766995302E+018" calcext:value-type="float">
            <text:p>1.477766995302E+018</text:p>
          </table:table-cell>
          <table:table-cell table:formula="of:=[.D250]+[.$B$5]" office:value-type="float" office:value="1.47776699524627E+018" calcext:value-type="float">
            <text:p>1.47776699524627E+018</text:p>
          </table:table-cell>
          <table:table-cell table:formula="of:=CEILING(([.F250]-[.G250]) / 1000000)" office:value-type="float" office:value="56" calcext:value-type="float">
            <text:p>56</text:p>
          </table:table-cell>
          <table:table-cell/>
          <table:table-cell table:formula="of:=CEILING(([.G251]-[.G250])/1000000)" office:value-type="float" office:value="20" calcext:value-type="float">
            <text:p>20</text:p>
          </table:table-cell>
          <table:table-cell table:formula="of:=CEILING(([.F251]-[.F250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297199069" calcext:value-type="float">
            <text:p>18836297199069</text:p>
          </table:table-cell>
          <table:table-cell office:value-type="float" office:value="3" calcext:value-type="float">
            <text:p>3</text:p>
          </table:table-cell>
          <table:table-cell office:value-type="float" office:value="1.477766995323E+018" calcext:value-type="float">
            <text:p>1.477766995323E+018</text:p>
          </table:table-cell>
          <table:table-cell table:formula="of:=[.D251]+[.$B$5]" office:value-type="float" office:value="1.47776699526622E+018" calcext:value-type="float">
            <text:p>1.47776699526622E+018</text:p>
          </table:table-cell>
          <table:table-cell table:formula="of:=CEILING(([.F251]-[.G251]) / 1000000)" office:value-type="float" office:value="57" calcext:value-type="float">
            <text:p>57</text:p>
          </table:table-cell>
          <table:table-cell/>
          <table:table-cell table:formula="of:=CEILING(([.G252]-[.G251])/1000000)" office:value-type="float" office:value="21" calcext:value-type="float">
            <text:p>21</text:p>
          </table:table-cell>
          <table:table-cell table:formula="of:=CEILING(([.F252]-[.F251])/10000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317218600" calcext:value-type="float">
            <text:p>18836317218600</text:p>
          </table:table-cell>
          <table:table-cell office:value-type="float" office:value="3" calcext:value-type="float">
            <text:p>3</text:p>
          </table:table-cell>
          <table:table-cell office:value-type="float" office:value="1.477766995348E+018" calcext:value-type="float">
            <text:p>1.477766995348E+018</text:p>
          </table:table-cell>
          <table:table-cell table:formula="of:=[.D252]+[.$B$5]" office:value-type="float" office:value="1.47776699528624E+018" calcext:value-type="float">
            <text:p>1.47776699528624E+018</text:p>
          </table:table-cell>
          <table:table-cell table:formula="of:=CEILING(([.F252]-[.G252]) / 1000000)" office:value-type="float" office:value="62" calcext:value-type="float">
            <text:p>62</text:p>
          </table:table-cell>
          <table:table-cell/>
          <table:table-cell table:formula="of:=CEILING(([.G253]-[.G252])/1000000)" office:value-type="float" office:value="20" calcext:value-type="float">
            <text:p>20</text:p>
          </table:table-cell>
          <table:table-cell table:formula="of:=CEILING(([.F253]-[.F25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337207614" calcext:value-type="float">
            <text:p>18836337207614</text:p>
          </table:table-cell>
          <table:table-cell office:value-type="float" office:value="3" calcext:value-type="float">
            <text:p>3</text:p>
          </table:table-cell>
          <table:table-cell office:value-type="float" office:value="1.477766995367E+018" calcext:value-type="float">
            <text:p>1.477766995367E+018</text:p>
          </table:table-cell>
          <table:table-cell table:formula="of:=[.D253]+[.$B$5]" office:value-type="float" office:value="1.47776699530623E+018" calcext:value-type="float">
            <text:p>1.47776699530623E+018</text:p>
          </table:table-cell>
          <table:table-cell table:formula="of:=CEILING(([.F253]-[.G253]) / 1000000)" office:value-type="float" office:value="61" calcext:value-type="float">
            <text:p>61</text:p>
          </table:table-cell>
          <table:table-cell/>
          <table:table-cell table:formula="of:=CEILING(([.G254]-[.G253])/1000000)" office:value-type="float" office:value="20" calcext:value-type="float">
            <text:p>20</text:p>
          </table:table-cell>
          <table:table-cell table:formula="of:=CEILING(([.F254]-[.F253])/10000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357166110" calcext:value-type="float">
            <text:p>18836357166110</text:p>
          </table:table-cell>
          <table:table-cell office:value-type="float" office:value="3" calcext:value-type="float">
            <text:p>3</text:p>
          </table:table-cell>
          <table:table-cell office:value-type="float" office:value="1.477766995383E+018" calcext:value-type="float">
            <text:p>1.477766995383E+018</text:p>
          </table:table-cell>
          <table:table-cell table:formula="of:=[.D254]+[.$B$5]" office:value-type="float" office:value="1.47776699532619E+018" calcext:value-type="float">
            <text:p>1.47776699532619E+018</text:p>
          </table:table-cell>
          <table:table-cell table:formula="of:=CEILING(([.F254]-[.G254]) / 1000000)" office:value-type="float" office:value="57" calcext:value-type="float">
            <text:p>57</text:p>
          </table:table-cell>
          <table:table-cell/>
          <table:table-cell table:formula="of:=CEILING(([.G255]-[.G254])/1000000)" office:value-type="float" office:value="20" calcext:value-type="float">
            <text:p>20</text:p>
          </table:table-cell>
          <table:table-cell table:formula="of:=CEILING(([.F255]-[.F25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377124606" calcext:value-type="float">
            <text:p>18836377124606</text:p>
          </table:table-cell>
          <table:table-cell office:value-type="float" office:value="3" calcext:value-type="float">
            <text:p>3</text:p>
          </table:table-cell>
          <table:table-cell office:value-type="float" office:value="1.477766995403E+018" calcext:value-type="float">
            <text:p>1.477766995403E+018</text:p>
          </table:table-cell>
          <table:table-cell table:formula="of:=[.D255]+[.$B$5]" office:value-type="float" office:value="1.47776699534615E+018" calcext:value-type="float">
            <text:p>1.47776699534615E+018</text:p>
          </table:table-cell>
          <table:table-cell table:formula="of:=CEILING(([.F255]-[.G255]) / 1000000)" office:value-type="float" office:value="57" calcext:value-type="float">
            <text:p>57</text:p>
          </table:table-cell>
          <table:table-cell/>
          <table:table-cell table:formula="of:=CEILING(([.G256]-[.G255])/1000000)" office:value-type="float" office:value="20" calcext:value-type="float">
            <text:p>20</text:p>
          </table:table-cell>
          <table:table-cell table:formula="of:=CEILING(([.F256]-[.F25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397113620" calcext:value-type="float">
            <text:p>18836397113620</text:p>
          </table:table-cell>
          <table:table-cell office:value-type="float" office:value="3" calcext:value-type="float">
            <text:p>3</text:p>
          </table:table-cell>
          <table:table-cell office:value-type="float" office:value="1.477766995423E+018" calcext:value-type="float">
            <text:p>1.477766995423E+018</text:p>
          </table:table-cell>
          <table:table-cell table:formula="of:=[.D256]+[.$B$5]" office:value-type="float" office:value="1.47776699536614E+018" calcext:value-type="float">
            <text:p>1.47776699536614E+018</text:p>
          </table:table-cell>
          <table:table-cell table:formula="of:=CEILING(([.F256]-[.G256]) / 1000000)" office:value-type="float" office:value="57" calcext:value-type="float">
            <text:p>57</text:p>
          </table:table-cell>
          <table:table-cell/>
          <table:table-cell table:formula="of:=CEILING(([.G257]-[.G256])/1000000)" office:value-type="float" office:value="21" calcext:value-type="float">
            <text:p>21</text:p>
          </table:table-cell>
          <table:table-cell table:formula="of:=CEILING(([.F257]-[.F256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417133151" calcext:value-type="float">
            <text:p>18836417133151</text:p>
          </table:table-cell>
          <table:table-cell office:value-type="float" office:value="3" calcext:value-type="float">
            <text:p>3</text:p>
          </table:table-cell>
          <table:table-cell office:value-type="float" office:value="1.477766995444E+018" calcext:value-type="float">
            <text:p>1.477766995444E+018</text:p>
          </table:table-cell>
          <table:table-cell table:formula="of:=[.D257]+[.$B$5]" office:value-type="float" office:value="1.47776699538616E+018" calcext:value-type="float">
            <text:p>1.47776699538616E+018</text:p>
          </table:table-cell>
          <table:table-cell table:formula="of:=CEILING(([.F257]-[.G257]) / 1000000)" office:value-type="float" office:value="58" calcext:value-type="float">
            <text:p>58</text:p>
          </table:table-cell>
          <table:table-cell/>
          <table:table-cell table:formula="of:=CEILING(([.G258]-[.G257])/1000000)" office:value-type="float" office:value="21" calcext:value-type="float">
            <text:p>21</text:p>
          </table:table-cell>
          <table:table-cell table:formula="of:=CEILING(([.F258]-[.F25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437152682" calcext:value-type="float">
            <text:p>18836437152682</text:p>
          </table:table-cell>
          <table:table-cell office:value-type="float" office:value="3" calcext:value-type="float">
            <text:p>3</text:p>
          </table:table-cell>
          <table:table-cell office:value-type="float" office:value="1.477766995464E+018" calcext:value-type="float">
            <text:p>1.477766995464E+018</text:p>
          </table:table-cell>
          <table:table-cell table:formula="of:=[.D258]+[.$B$5]" office:value-type="float" office:value="1.47776699540618E+018" calcext:value-type="float">
            <text:p>1.47776699540618E+018</text:p>
          </table:table-cell>
          <table:table-cell table:formula="of:=CEILING(([.F258]-[.G258]) / 1000000)" office:value-type="float" office:value="58" calcext:value-type="float">
            <text:p>58</text:p>
          </table:table-cell>
          <table:table-cell/>
          <table:table-cell table:formula="of:=CEILING(([.G259]-[.G258])/1000000)" office:value-type="float" office:value="20" calcext:value-type="float">
            <text:p>20</text:p>
          </table:table-cell>
          <table:table-cell table:formula="of:=CEILING(([.F259]-[.F25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457141696" calcext:value-type="float">
            <text:p>18836457141696</text:p>
          </table:table-cell>
          <table:table-cell office:value-type="float" office:value="3" calcext:value-type="float">
            <text:p>3</text:p>
          </table:table-cell>
          <table:table-cell office:value-type="float" office:value="1.477766995483E+018" calcext:value-type="float">
            <text:p>1.477766995483E+018</text:p>
          </table:table-cell>
          <table:table-cell table:formula="of:=[.D259]+[.$B$5]" office:value-type="float" office:value="1.47776699542617E+018" calcext:value-type="float">
            <text:p>1.47776699542617E+018</text:p>
          </table:table-cell>
          <table:table-cell table:formula="of:=CEILING(([.F259]-[.G259]) / 1000000)" office:value-type="float" office:value="57" calcext:value-type="float">
            <text:p>57</text:p>
          </table:table-cell>
          <table:table-cell/>
          <table:table-cell table:formula="of:=CEILING(([.G260]-[.G259])/1000000)" office:value-type="float" office:value="20" calcext:value-type="float">
            <text:p>20</text:p>
          </table:table-cell>
          <table:table-cell table:formula="of:=CEILING(([.F260]-[.F25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477130710" calcext:value-type="float">
            <text:p>18836477130710</text:p>
          </table:table-cell>
          <table:table-cell office:value-type="float" office:value="3" calcext:value-type="float">
            <text:p>3</text:p>
          </table:table-cell>
          <table:table-cell office:value-type="float" office:value="1.477766995503E+018" calcext:value-type="float">
            <text:p>1.477766995503E+018</text:p>
          </table:table-cell>
          <table:table-cell table:formula="of:=[.D260]+[.$B$5]" office:value-type="float" office:value="1.47776699544616E+018" calcext:value-type="float">
            <text:p>1.47776699544616E+018</text:p>
          </table:table-cell>
          <table:table-cell table:formula="of:=CEILING(([.F260]-[.G260]) / 1000000)" office:value-type="float" office:value="57" calcext:value-type="float">
            <text:p>57</text:p>
          </table:table-cell>
          <table:table-cell/>
          <table:table-cell table:formula="of:=CEILING(([.G261]-[.G260])/1000000)" office:value-type="float" office:value="20" calcext:value-type="float">
            <text:p>20</text:p>
          </table:table-cell>
          <table:table-cell table:formula="of:=CEILING(([.F261]-[.F26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497119723" calcext:value-type="float">
            <text:p>18836497119723</text:p>
          </table:table-cell>
          <table:table-cell office:value-type="float" office:value="3" calcext:value-type="float">
            <text:p>3</text:p>
          </table:table-cell>
          <table:table-cell office:value-type="float" office:value="1.477766995523E+018" calcext:value-type="float">
            <text:p>1.477766995523E+018</text:p>
          </table:table-cell>
          <table:table-cell table:formula="of:=[.D261]+[.$B$5]" office:value-type="float" office:value="1.47776699546615E+018" calcext:value-type="float">
            <text:p>1.47776699546615E+018</text:p>
          </table:table-cell>
          <table:table-cell table:formula="of:=CEILING(([.F261]-[.G261]) / 1000000)" office:value-type="float" office:value="57" calcext:value-type="float">
            <text:p>57</text:p>
          </table:table-cell>
          <table:table-cell/>
          <table:table-cell table:formula="of:=CEILING(([.G262]-[.G261])/1000000)" office:value-type="float" office:value="20" calcext:value-type="float">
            <text:p>20</text:p>
          </table:table-cell>
          <table:table-cell table:formula="of:=CEILING(([.F262]-[.F261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517078219" calcext:value-type="float">
            <text:p>18836517078219</text:p>
          </table:table-cell>
          <table:table-cell office:value-type="float" office:value="3" calcext:value-type="float">
            <text:p>3</text:p>
          </table:table-cell>
          <table:table-cell office:value-type="float" office:value="1.477766995544E+018" calcext:value-type="float">
            <text:p>1.477766995544E+018</text:p>
          </table:table-cell>
          <table:table-cell table:formula="of:=[.D262]+[.$B$5]" office:value-type="float" office:value="1.4777669954861E+018" calcext:value-type="float">
            <text:p>1.4777669954861E+018</text:p>
          </table:table-cell>
          <table:table-cell table:formula="of:=CEILING(([.F262]-[.G262]) / 1000000)" office:value-type="float" office:value="58" calcext:value-type="float">
            <text:p>58</text:p>
          </table:table-cell>
          <table:table-cell/>
          <table:table-cell table:formula="of:=CEILING(([.G263]-[.G262])/1000000)" office:value-type="float" office:value="20" calcext:value-type="float">
            <text:p>20</text:p>
          </table:table-cell>
          <table:table-cell table:formula="of:=CEILING(([.F263]-[.F26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537067233" calcext:value-type="float">
            <text:p>18836537067233</text:p>
          </table:table-cell>
          <table:table-cell office:value-type="float" office:value="3" calcext:value-type="float">
            <text:p>3</text:p>
          </table:table-cell>
          <table:table-cell office:value-type="float" office:value="1.477766995564E+018" calcext:value-type="float">
            <text:p>1.477766995564E+018</text:p>
          </table:table-cell>
          <table:table-cell table:formula="of:=[.D263]+[.$B$5]" office:value-type="float" office:value="1.47776699550609E+018" calcext:value-type="float">
            <text:p>1.47776699550609E+018</text:p>
          </table:table-cell>
          <table:table-cell table:formula="of:=CEILING(([.F263]-[.G263]) / 1000000)" office:value-type="float" office:value="58" calcext:value-type="float">
            <text:p>58</text:p>
          </table:table-cell>
          <table:table-cell/>
          <table:table-cell table:formula="of:=CEILING(([.G264]-[.G263])/1000000)" office:value-type="float" office:value="20" calcext:value-type="float">
            <text:p>20</text:p>
          </table:table-cell>
          <table:table-cell table:formula="of:=CEILING(([.F264]-[.F26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557056247" calcext:value-type="float">
            <text:p>18836557056247</text:p>
          </table:table-cell>
          <table:table-cell office:value-type="float" office:value="3" calcext:value-type="float">
            <text:p>3</text:p>
          </table:table-cell>
          <table:table-cell office:value-type="float" office:value="1.477766995584E+018" calcext:value-type="float">
            <text:p>1.477766995584E+018</text:p>
          </table:table-cell>
          <table:table-cell table:formula="of:=[.D264]+[.$B$5]" office:value-type="float" office:value="1.47776699552608E+018" calcext:value-type="float">
            <text:p>1.47776699552608E+018</text:p>
          </table:table-cell>
          <table:table-cell table:formula="of:=CEILING(([.F264]-[.G264]) / 1000000)" office:value-type="float" office:value="58" calcext:value-type="float">
            <text:p>58</text:p>
          </table:table-cell>
          <table:table-cell/>
          <table:table-cell table:formula="of:=CEILING(([.G265]-[.G264])/1000000)" office:value-type="float" office:value="20" calcext:value-type="float">
            <text:p>20</text:p>
          </table:table-cell>
          <table:table-cell table:formula="of:=CEILING(([.F265]-[.F26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577045260" calcext:value-type="float">
            <text:p>18836577045260</text:p>
          </table:table-cell>
          <table:table-cell office:value-type="float" office:value="3" calcext:value-type="float">
            <text:p>3</text:p>
          </table:table-cell>
          <table:table-cell office:value-type="float" office:value="1.477766995603E+018" calcext:value-type="float">
            <text:p>1.477766995603E+018</text:p>
          </table:table-cell>
          <table:table-cell table:formula="of:=[.D265]+[.$B$5]" office:value-type="float" office:value="1.47776699554607E+018" calcext:value-type="float">
            <text:p>1.47776699554607E+018</text:p>
          </table:table-cell>
          <table:table-cell table:formula="of:=CEILING(([.F265]-[.G265]) / 1000000)" office:value-type="float" office:value="57" calcext:value-type="float">
            <text:p>57</text:p>
          </table:table-cell>
          <table:table-cell/>
          <table:table-cell table:formula="of:=CEILING(([.G266]-[.G265])/1000000)" office:value-type="float" office:value="20" calcext:value-type="float">
            <text:p>20</text:p>
          </table:table-cell>
          <table:table-cell table:formula="of:=CEILING(([.F266]-[.F26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597034274" calcext:value-type="float">
            <text:p>18836597034274</text:p>
          </table:table-cell>
          <table:table-cell office:value-type="float" office:value="3" calcext:value-type="float">
            <text:p>3</text:p>
          </table:table-cell>
          <table:table-cell office:value-type="float" office:value="1.477766995623E+018" calcext:value-type="float">
            <text:p>1.477766995623E+018</text:p>
          </table:table-cell>
          <table:table-cell table:formula="of:=[.D266]+[.$B$5]" office:value-type="float" office:value="1.47776699556606E+018" calcext:value-type="float">
            <text:p>1.47776699556606E+018</text:p>
          </table:table-cell>
          <table:table-cell table:formula="of:=CEILING(([.F266]-[.G266]) / 1000000)" office:value-type="float" office:value="57" calcext:value-type="float">
            <text:p>57</text:p>
          </table:table-cell>
          <table:table-cell/>
          <table:table-cell table:formula="of:=CEILING(([.G267]-[.G266])/1000000)" office:value-type="float" office:value="20" calcext:value-type="float">
            <text:p>20</text:p>
          </table:table-cell>
          <table:table-cell table:formula="of:=CEILING(([.F267]-[.F26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616992770" calcext:value-type="float">
            <text:p>18836616992770</text:p>
          </table:table-cell>
          <table:table-cell office:value-type="float" office:value="3" calcext:value-type="float">
            <text:p>3</text:p>
          </table:table-cell>
          <table:table-cell office:value-type="float" office:value="1.477766995643E+018" calcext:value-type="float">
            <text:p>1.477766995643E+018</text:p>
          </table:table-cell>
          <table:table-cell table:formula="of:=[.D267]+[.$B$5]" office:value-type="float" office:value="1.47776699558602E+018" calcext:value-type="float">
            <text:p>1.47776699558602E+018</text:p>
          </table:table-cell>
          <table:table-cell table:formula="of:=CEILING(([.F267]-[.G267]) / 1000000)" office:value-type="float" office:value="57" calcext:value-type="float">
            <text:p>57</text:p>
          </table:table-cell>
          <table:table-cell/>
          <table:table-cell table:formula="of:=CEILING(([.G268]-[.G267])/1000000)" office:value-type="float" office:value="20" calcext:value-type="float">
            <text:p>20</text:p>
          </table:table-cell>
          <table:table-cell table:formula="of:=CEILING(([.F268]-[.F267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636981784" calcext:value-type="float">
            <text:p>18836636981784</text:p>
          </table:table-cell>
          <table:table-cell office:value-type="float" office:value="3" calcext:value-type="float">
            <text:p>3</text:p>
          </table:table-cell>
          <table:table-cell office:value-type="float" office:value="1.477766995664E+018" calcext:value-type="float">
            <text:p>1.477766995664E+018</text:p>
          </table:table-cell>
          <table:table-cell table:formula="of:=[.D268]+[.$B$5]" office:value-type="float" office:value="1.47776699560601E+018" calcext:value-type="float">
            <text:p>1.47776699560601E+018</text:p>
          </table:table-cell>
          <table:table-cell table:formula="of:=CEILING(([.F268]-[.G268]) / 1000000)" office:value-type="float" office:value="58" calcext:value-type="float">
            <text:p>58</text:p>
          </table:table-cell>
          <table:table-cell/>
          <table:table-cell table:formula="of:=CEILING(([.G269]-[.G268])/1000000)" office:value-type="float" office:value="20" calcext:value-type="float">
            <text:p>20</text:p>
          </table:table-cell>
          <table:table-cell table:formula="of:=CEILING(([.F269]-[.F26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656970797" calcext:value-type="float">
            <text:p>18836656970797</text:p>
          </table:table-cell>
          <table:table-cell office:value-type="float" office:value="3" calcext:value-type="float">
            <text:p>3</text:p>
          </table:table-cell>
          <table:table-cell office:value-type="float" office:value="1.477766995683E+018" calcext:value-type="float">
            <text:p>1.477766995683E+018</text:p>
          </table:table-cell>
          <table:table-cell table:formula="of:=[.D269]+[.$B$5]" office:value-type="float" office:value="1.477766995626E+018" calcext:value-type="float">
            <text:p>1.477766995626E+018</text:p>
          </table:table-cell>
          <table:table-cell table:formula="of:=CEILING(([.F269]-[.G269]) / 1000000)" office:value-type="float" office:value="58" calcext:value-type="float">
            <text:p>58</text:p>
          </table:table-cell>
          <table:table-cell/>
          <table:table-cell table:formula="of:=CEILING(([.G270]-[.G269])/1000000)" office:value-type="float" office:value="20" calcext:value-type="float">
            <text:p>20</text:p>
          </table:table-cell>
          <table:table-cell table:formula="of:=CEILING(([.F270]-[.F26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676959811" calcext:value-type="float">
            <text:p>18836676959811</text:p>
          </table:table-cell>
          <table:table-cell office:value-type="float" office:value="3" calcext:value-type="float">
            <text:p>3</text:p>
          </table:table-cell>
          <table:table-cell office:value-type="float" office:value="1.477766995703E+018" calcext:value-type="float">
            <text:p>1.477766995703E+018</text:p>
          </table:table-cell>
          <table:table-cell table:formula="of:=[.D270]+[.$B$5]" office:value-type="float" office:value="1.47776699564599E+018" calcext:value-type="float">
            <text:p>1.47776699564599E+018</text:p>
          </table:table-cell>
          <table:table-cell table:formula="of:=CEILING(([.F270]-[.G270]) / 1000000)" office:value-type="float" office:value="58" calcext:value-type="float">
            <text:p>58</text:p>
          </table:table-cell>
          <table:table-cell/>
          <table:table-cell table:formula="of:=CEILING(([.G271]-[.G270])/1000000)" office:value-type="float" office:value="20" calcext:value-type="float">
            <text:p>20</text:p>
          </table:table-cell>
          <table:table-cell table:formula="of:=CEILING(([.F271]-[.F27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696918307" calcext:value-type="float">
            <text:p>18836696918307</text:p>
          </table:table-cell>
          <table:table-cell office:value-type="float" office:value="3" calcext:value-type="float">
            <text:p>3</text:p>
          </table:table-cell>
          <table:table-cell office:value-type="float" office:value="1.477766995723E+018" calcext:value-type="float">
            <text:p>1.477766995723E+018</text:p>
          </table:table-cell>
          <table:table-cell table:formula="of:=[.D271]+[.$B$5]" office:value-type="float" office:value="1.47776699566594E+018" calcext:value-type="float">
            <text:p>1.47776699566594E+018</text:p>
          </table:table-cell>
          <table:table-cell table:formula="of:=CEILING(([.F271]-[.G271]) / 1000000)" office:value-type="float" office:value="58" calcext:value-type="float">
            <text:p>58</text:p>
          </table:table-cell>
          <table:table-cell/>
          <table:table-cell table:formula="of:=CEILING(([.G272]-[.G271])/1000000)" office:value-type="float" office:value="21" calcext:value-type="float">
            <text:p>21</text:p>
          </table:table-cell>
          <table:table-cell table:formula="of:=CEILING(([.F272]-[.F27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717059909" calcext:value-type="float">
            <text:p>18836717059909</text:p>
          </table:table-cell>
          <table:table-cell office:value-type="float" office:value="3" calcext:value-type="float">
            <text:p>3</text:p>
          </table:table-cell>
          <table:table-cell office:value-type="float" office:value="1.477766995743E+018" calcext:value-type="float">
            <text:p>1.477766995743E+018</text:p>
          </table:table-cell>
          <table:table-cell table:formula="of:=[.D272]+[.$B$5]" office:value-type="float" office:value="1.47776699568609E+018" calcext:value-type="float">
            <text:p>1.47776699568609E+018</text:p>
          </table:table-cell>
          <table:table-cell table:formula="of:=CEILING(([.F272]-[.G272]) / 1000000)" office:value-type="float" office:value="57" calcext:value-type="float">
            <text:p>57</text:p>
          </table:table-cell>
          <table:table-cell/>
          <table:table-cell table:formula="of:=CEILING(([.G273]-[.G272])/1000000)" office:value-type="float" office:value="20" calcext:value-type="float">
            <text:p>20</text:p>
          </table:table-cell>
          <table:table-cell table:formula="of:=CEILING(([.F273]-[.F27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736865817" calcext:value-type="float">
            <text:p>18836736865817</text:p>
          </table:table-cell>
          <table:table-cell office:value-type="float" office:value="3" calcext:value-type="float">
            <text:p>3</text:p>
          </table:table-cell>
          <table:table-cell office:value-type="float" office:value="1.477766995763E+018" calcext:value-type="float">
            <text:p>1.477766995763E+018</text:p>
          </table:table-cell>
          <table:table-cell table:formula="of:=[.D273]+[.$B$5]" office:value-type="float" office:value="1.47776699570589E+018" calcext:value-type="float">
            <text:p>1.47776699570589E+018</text:p>
          </table:table-cell>
          <table:table-cell table:formula="of:=CEILING(([.F273]-[.G273]) / 1000000)" office:value-type="float" office:value="58" calcext:value-type="float">
            <text:p>58</text:p>
          </table:table-cell>
          <table:table-cell/>
          <table:table-cell table:formula="of:=CEILING(([.G274]-[.G273])/1000000)" office:value-type="float" office:value="20" calcext:value-type="float">
            <text:p>20</text:p>
          </table:table-cell>
          <table:table-cell table:formula="of:=CEILING(([.F274]-[.F273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756854831" calcext:value-type="float">
            <text:p>18836756854831</text:p>
          </table:table-cell>
          <table:table-cell office:value-type="float" office:value="3" calcext:value-type="float">
            <text:p>3</text:p>
          </table:table-cell>
          <table:table-cell office:value-type="float" office:value="1.477766995784E+018" calcext:value-type="float">
            <text:p>1.477766995784E+018</text:p>
          </table:table-cell>
          <table:table-cell table:formula="of:=[.D274]+[.$B$5]" office:value-type="float" office:value="1.47776699572588E+018" calcext:value-type="float">
            <text:p>1.47776699572588E+018</text:p>
          </table:table-cell>
          <table:table-cell table:formula="of:=CEILING(([.F274]-[.G274]) / 1000000)" office:value-type="float" office:value="59" calcext:value-type="float">
            <text:p>59</text:p>
          </table:table-cell>
          <table:table-cell/>
          <table:table-cell table:formula="of:=CEILING(([.G275]-[.G274])/1000000)" office:value-type="float" office:value="20" calcext:value-type="float">
            <text:p>20</text:p>
          </table:table-cell>
          <table:table-cell table:formula="of:=CEILING(([.F275]-[.F274])/10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776813327" calcext:value-type="float">
            <text:p>18836776813327</text:p>
          </table:table-cell>
          <table:table-cell office:value-type="float" office:value="3" calcext:value-type="float">
            <text:p>3</text:p>
          </table:table-cell>
          <table:table-cell office:value-type="float" office:value="1.477766995802E+018" calcext:value-type="float">
            <text:p>1.477766995802E+018</text:p>
          </table:table-cell>
          <table:table-cell table:formula="of:=[.D275]+[.$B$5]" office:value-type="float" office:value="1.47776699574584E+018" calcext:value-type="float">
            <text:p>1.47776699574584E+018</text:p>
          </table:table-cell>
          <table:table-cell table:formula="of:=CEILING(([.F275]-[.G275]) / 1000000)" office:value-type="float" office:value="57" calcext:value-type="float">
            <text:p>57</text:p>
          </table:table-cell>
          <table:table-cell/>
          <table:table-cell table:formula="of:=CEILING(([.G276]-[.G275])/1000000)" office:value-type="float" office:value="20" calcext:value-type="float">
            <text:p>20</text:p>
          </table:table-cell>
          <table:table-cell table:formula="of:=CEILING(([.F276]-[.F275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796771823" calcext:value-type="float">
            <text:p>18836796771823</text:p>
          </table:table-cell>
          <table:table-cell office:value-type="float" office:value="3" calcext:value-type="float">
            <text:p>3</text:p>
          </table:table-cell>
          <table:table-cell office:value-type="float" office:value="1.477766995823E+018" calcext:value-type="float">
            <text:p>1.477766995823E+018</text:p>
          </table:table-cell>
          <table:table-cell table:formula="of:=[.D276]+[.$B$5]" office:value-type="float" office:value="1.4777669957658E+018" calcext:value-type="float">
            <text:p>1.4777669957658E+018</text:p>
          </table:table-cell>
          <table:table-cell table:formula="of:=CEILING(([.F276]-[.G276]) / 1000000)" office:value-type="float" office:value="58" calcext:value-type="float">
            <text:p>58</text:p>
          </table:table-cell>
          <table:table-cell/>
          <table:table-cell table:formula="of:=CEILING(([.G277]-[.G276])/1000000)" office:value-type="float" office:value="20" calcext:value-type="float">
            <text:p>20</text:p>
          </table:table-cell>
          <table:table-cell table:formula="of:=CEILING(([.F277]-[.F27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816730319" calcext:value-type="float">
            <text:p>18836816730319</text:p>
          </table:table-cell>
          <table:table-cell office:value-type="float" office:value="3" calcext:value-type="float">
            <text:p>3</text:p>
          </table:table-cell>
          <table:table-cell office:value-type="float" office:value="1.477766995843E+018" calcext:value-type="float">
            <text:p>1.477766995843E+018</text:p>
          </table:table-cell>
          <table:table-cell table:formula="of:=[.D277]+[.$B$5]" office:value-type="float" office:value="1.47776699578576E+018" calcext:value-type="float">
            <text:p>1.47776699578576E+018</text:p>
          </table:table-cell>
          <table:table-cell table:formula="of:=CEILING(([.F277]-[.G277]) / 1000000)" office:value-type="float" office:value="58" calcext:value-type="float">
            <text:p>58</text:p>
          </table:table-cell>
          <table:table-cell/>
          <table:table-cell table:formula="of:=CEILING(([.G278]-[.G277])/1000000)" office:value-type="float" office:value="20" calcext:value-type="float">
            <text:p>20</text:p>
          </table:table-cell>
          <table:table-cell table:formula="of:=CEILING(([.F278]-[.F27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836688815" calcext:value-type="float">
            <text:p>18836836688815</text:p>
          </table:table-cell>
          <table:table-cell office:value-type="float" office:value="3" calcext:value-type="float">
            <text:p>3</text:p>
          </table:table-cell>
          <table:table-cell office:value-type="float" office:value="1.477766995863E+018" calcext:value-type="float">
            <text:p>1.477766995863E+018</text:p>
          </table:table-cell>
          <table:table-cell table:formula="of:=[.D278]+[.$B$5]" office:value-type="float" office:value="1.47776699580571E+018" calcext:value-type="float">
            <text:p>1.47776699580571E+018</text:p>
          </table:table-cell>
          <table:table-cell table:formula="of:=CEILING(([.F278]-[.G278]) / 1000000)" office:value-type="float" office:value="58" calcext:value-type="float">
            <text:p>58</text:p>
          </table:table-cell>
          <table:table-cell/>
          <table:table-cell table:formula="of:=CEILING(([.G279]-[.G278])/1000000)" office:value-type="float" office:value="20" calcext:value-type="float">
            <text:p>20</text:p>
          </table:table-cell>
          <table:table-cell table:formula="of:=CEILING(([.F279]-[.F27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856677829" calcext:value-type="float">
            <text:p>18836856677829</text:p>
          </table:table-cell>
          <table:table-cell office:value-type="float" office:value="3" calcext:value-type="float">
            <text:p>3</text:p>
          </table:table-cell>
          <table:table-cell office:value-type="float" office:value="1.477766995883E+018" calcext:value-type="float">
            <text:p>1.477766995883E+018</text:p>
          </table:table-cell>
          <table:table-cell table:formula="of:=[.D279]+[.$B$5]" office:value-type="float" office:value="1.4777669958257E+018" calcext:value-type="float">
            <text:p>1.4777669958257E+018</text:p>
          </table:table-cell>
          <table:table-cell table:formula="of:=CEILING(([.F279]-[.G279]) / 1000000)" office:value-type="float" office:value="58" calcext:value-type="float">
            <text:p>58</text:p>
          </table:table-cell>
          <table:table-cell/>
          <table:table-cell table:formula="of:=CEILING(([.G280]-[.G279])/1000000)" office:value-type="float" office:value="21" calcext:value-type="float">
            <text:p>21</text:p>
          </table:table-cell>
          <table:table-cell table:formula="of:=CEILING(([.F280]-[.F27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876758395" calcext:value-type="float">
            <text:p>18836876758395</text:p>
          </table:table-cell>
          <table:table-cell office:value-type="float" office:value="3" calcext:value-type="float">
            <text:p>3</text:p>
          </table:table-cell>
          <table:table-cell office:value-type="float" office:value="1.477766995902E+018" calcext:value-type="float">
            <text:p>1.477766995902E+018</text:p>
          </table:table-cell>
          <table:table-cell table:formula="of:=[.D280]+[.$B$5]" office:value-type="float" office:value="1.47776699584578E+018" calcext:value-type="float">
            <text:p>1.47776699584578E+018</text:p>
          </table:table-cell>
          <table:table-cell table:formula="of:=CEILING(([.F280]-[.G280]) / 1000000)" office:value-type="float" office:value="57" calcext:value-type="float">
            <text:p>57</text:p>
          </table:table-cell>
          <table:table-cell/>
          <table:table-cell table:formula="of:=CEILING(([.G281]-[.G280])/1000000)" office:value-type="float" office:value="20" calcext:value-type="float">
            <text:p>20</text:p>
          </table:table-cell>
          <table:table-cell table:formula="of:=CEILING(([.F281]-[.F28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896625338" calcext:value-type="float">
            <text:p>18836896625338</text:p>
          </table:table-cell>
          <table:table-cell office:value-type="float" office:value="3" calcext:value-type="float">
            <text:p>3</text:p>
          </table:table-cell>
          <table:table-cell office:value-type="float" office:value="1.477766995922E+018" calcext:value-type="float">
            <text:p>1.477766995922E+018</text:p>
          </table:table-cell>
          <table:table-cell table:formula="of:=[.D281]+[.$B$5]" office:value-type="float" office:value="1.47776699586565E+018" calcext:value-type="float">
            <text:p>1.47776699586565E+018</text:p>
          </table:table-cell>
          <table:table-cell table:formula="of:=CEILING(([.F281]-[.G281]) / 1000000)" office:value-type="float" office:value="57" calcext:value-type="float">
            <text:p>57</text:p>
          </table:table-cell>
          <table:table-cell/>
          <table:table-cell table:formula="of:=CEILING(([.G282]-[.G281])/1000000)" office:value-type="float" office:value="20" calcext:value-type="float">
            <text:p>20</text:p>
          </table:table-cell>
          <table:table-cell table:formula="of:=CEILING(([.F282]-[.F281])/10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916614352" calcext:value-type="float">
            <text:p>18836916614352</text:p>
          </table:table-cell>
          <table:table-cell office:value-type="float" office:value="3" calcext:value-type="float">
            <text:p>3</text:p>
          </table:table-cell>
          <table:table-cell office:value-type="float" office:value="1.477766995945E+018" calcext:value-type="float">
            <text:p>1.477766995945E+018</text:p>
          </table:table-cell>
          <table:table-cell table:formula="of:=[.D282]+[.$B$5]" office:value-type="float" office:value="1.47776699588564E+018" calcext:value-type="float">
            <text:p>1.47776699588564E+018</text:p>
          </table:table-cell>
          <table:table-cell table:formula="of:=CEILING(([.F282]-[.G282]) / 1000000)" office:value-type="float" office:value="60" calcext:value-type="float">
            <text:p>60</text:p>
          </table:table-cell>
          <table:table-cell/>
          <table:table-cell table:formula="of:=CEILING(([.G283]-[.G282])/1000000)" office:value-type="float" office:value="21" calcext:value-type="float">
            <text:p>21</text:p>
          </table:table-cell>
          <table:table-cell table:formula="of:=CEILING(([.F283]-[.F282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936633883" calcext:value-type="float">
            <text:p>18836936633883</text:p>
          </table:table-cell>
          <table:table-cell office:value-type="float" office:value="3" calcext:value-type="float">
            <text:p>3</text:p>
          </table:table-cell>
          <table:table-cell office:value-type="float" office:value="1.477766995963E+018" calcext:value-type="float">
            <text:p>1.477766995963E+018</text:p>
          </table:table-cell>
          <table:table-cell table:formula="of:=[.D283]+[.$B$5]" office:value-type="float" office:value="1.47776699590566E+018" calcext:value-type="float">
            <text:p>1.47776699590566E+018</text:p>
          </table:table-cell>
          <table:table-cell table:formula="of:=CEILING(([.F283]-[.G283]) / 1000000)" office:value-type="float" office:value="58" calcext:value-type="float">
            <text:p>58</text:p>
          </table:table-cell>
          <table:table-cell/>
          <table:table-cell table:formula="of:=CEILING(([.G284]-[.G283])/1000000)" office:value-type="float" office:value="20" calcext:value-type="float">
            <text:p>20</text:p>
          </table:table-cell>
          <table:table-cell table:formula="of:=CEILING(([.F284]-[.F28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956592379" calcext:value-type="float">
            <text:p>18836956592379</text:p>
          </table:table-cell>
          <table:table-cell office:value-type="float" office:value="3" calcext:value-type="float">
            <text:p>3</text:p>
          </table:table-cell>
          <table:table-cell office:value-type="float" office:value="1.477766995982E+018" calcext:value-type="float">
            <text:p>1.477766995982E+018</text:p>
          </table:table-cell>
          <table:table-cell table:formula="of:=[.D284]+[.$B$5]" office:value-type="float" office:value="1.47776699592562E+018" calcext:value-type="float">
            <text:p>1.47776699592562E+018</text:p>
          </table:table-cell>
          <table:table-cell table:formula="of:=CEILING(([.F284]-[.G284]) / 1000000)" office:value-type="float" office:value="57" calcext:value-type="float">
            <text:p>57</text:p>
          </table:table-cell>
          <table:table-cell/>
          <table:table-cell table:formula="of:=CEILING(([.G285]-[.G284])/1000000)" office:value-type="float" office:value="21" calcext:value-type="float">
            <text:p>21</text:p>
          </table:table-cell>
          <table:table-cell table:formula="of:=CEILING(([.F285]-[.F284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976611911" calcext:value-type="float">
            <text:p>18836976611911</text:p>
          </table:table-cell>
          <table:table-cell office:value-type="float" office:value="3" calcext:value-type="float">
            <text:p>3</text:p>
          </table:table-cell>
          <table:table-cell office:value-type="float" office:value="1.477766996004E+018" calcext:value-type="float">
            <text:p>1.477766996004E+018</text:p>
          </table:table-cell>
          <table:table-cell table:formula="of:=[.D285]+[.$B$5]" office:value-type="float" office:value="1.47776699594564E+018" calcext:value-type="float">
            <text:p>1.47776699594564E+018</text:p>
          </table:table-cell>
          <table:table-cell table:formula="of:=CEILING(([.F285]-[.G285]) / 1000000)" office:value-type="float" office:value="59" calcext:value-type="float">
            <text:p>59</text:p>
          </table:table-cell>
          <table:table-cell/>
          <table:table-cell table:formula="of:=CEILING(([.G286]-[.G285])/1000000)" office:value-type="float" office:value="20" calcext:value-type="float">
            <text:p>20</text:p>
          </table:table-cell>
          <table:table-cell table:formula="of:=CEILING(([.F286]-[.F285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6996570407" calcext:value-type="float">
            <text:p>18836996570407</text:p>
          </table:table-cell>
          <table:table-cell office:value-type="float" office:value="3" calcext:value-type="float">
            <text:p>3</text:p>
          </table:table-cell>
          <table:table-cell office:value-type="float" office:value="1.477766996022E+018" calcext:value-type="float">
            <text:p>1.477766996022E+018</text:p>
          </table:table-cell>
          <table:table-cell table:formula="of:=[.D286]+[.$B$5]" office:value-type="float" office:value="1.4777669959656E+018" calcext:value-type="float">
            <text:p>1.4777669959656E+018</text:p>
          </table:table-cell>
          <table:table-cell table:formula="of:=CEILING(([.F286]-[.G286]) / 1000000)" office:value-type="float" office:value="57" calcext:value-type="float">
            <text:p>57</text:p>
          </table:table-cell>
          <table:table-cell/>
          <table:table-cell table:formula="of:=CEILING(([.G287]-[.G286])/1000000)" office:value-type="float" office:value="20" calcext:value-type="float">
            <text:p>20</text:p>
          </table:table-cell>
          <table:table-cell table:formula="of:=CEILING(([.F287]-[.F28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016559420" calcext:value-type="float">
            <text:p>18837016559420</text:p>
          </table:table-cell>
          <table:table-cell office:value-type="float" office:value="3" calcext:value-type="float">
            <text:p>3</text:p>
          </table:table-cell>
          <table:table-cell office:value-type="float" office:value="1.477766996042E+018" calcext:value-type="float">
            <text:p>1.477766996042E+018</text:p>
          </table:table-cell>
          <table:table-cell table:formula="of:=[.D287]+[.$B$5]" office:value-type="float" office:value="1.47776699598558E+018" calcext:value-type="float">
            <text:p>1.47776699598558E+018</text:p>
          </table:table-cell>
          <table:table-cell table:formula="of:=CEILING(([.F287]-[.G287]) / 1000000)" office:value-type="float" office:value="57" calcext:value-type="float">
            <text:p>57</text:p>
          </table:table-cell>
          <table:table-cell/>
          <table:table-cell table:formula="of:=CEILING(([.G288]-[.G287])/1000000)" office:value-type="float" office:value="20" calcext:value-type="float">
            <text:p>20</text:p>
          </table:table-cell>
          <table:table-cell table:formula="of:=CEILING(([.F288]-[.F287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036548434" calcext:value-type="float">
            <text:p>18837036548434</text:p>
          </table:table-cell>
          <table:table-cell office:value-type="float" office:value="3" calcext:value-type="float">
            <text:p>3</text:p>
          </table:table-cell>
          <table:table-cell office:value-type="float" office:value="1.477766996063E+018" calcext:value-type="float">
            <text:p>1.477766996063E+018</text:p>
          </table:table-cell>
          <table:table-cell table:formula="of:=[.D288]+[.$B$5]" office:value-type="float" office:value="1.47776699600557E+018" calcext:value-type="float">
            <text:p>1.47776699600557E+018</text:p>
          </table:table-cell>
          <table:table-cell table:formula="of:=CEILING(([.F288]-[.G288]) / 1000000)" office:value-type="float" office:value="58" calcext:value-type="float">
            <text:p>58</text:p>
          </table:table-cell>
          <table:table-cell/>
          <table:table-cell table:formula="of:=CEILING(([.G289]-[.G288])/1000000)" office:value-type="float" office:value="20" calcext:value-type="float">
            <text:p>20</text:p>
          </table:table-cell>
          <table:table-cell table:formula="of:=CEILING(([.F289]-[.F28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056506930" calcext:value-type="float">
            <text:p>18837056506930</text:p>
          </table:table-cell>
          <table:table-cell office:value-type="float" office:value="3" calcext:value-type="float">
            <text:p>3</text:p>
          </table:table-cell>
          <table:table-cell office:value-type="float" office:value="1.477766996083E+018" calcext:value-type="float">
            <text:p>1.477766996083E+018</text:p>
          </table:table-cell>
          <table:table-cell table:formula="of:=[.D289]+[.$B$5]" office:value-type="float" office:value="1.47776699602553E+018" calcext:value-type="float">
            <text:p>1.47776699602553E+018</text:p>
          </table:table-cell>
          <table:table-cell table:formula="of:=CEILING(([.F289]-[.G289]) / 1000000)" office:value-type="float" office:value="58" calcext:value-type="float">
            <text:p>58</text:p>
          </table:table-cell>
          <table:table-cell/>
          <table:table-cell table:formula="of:=CEILING(([.G290]-[.G289])/1000000)" office:value-type="float" office:value="20" calcext:value-type="float">
            <text:p>20</text:p>
          </table:table-cell>
          <table:table-cell table:formula="of:=CEILING(([.F290]-[.F289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076495944" calcext:value-type="float">
            <text:p>18837076495944</text:p>
          </table:table-cell>
          <table:table-cell office:value-type="float" office:value="3" calcext:value-type="float">
            <text:p>3</text:p>
          </table:table-cell>
          <table:table-cell office:value-type="float" office:value="1.477766996102E+018" calcext:value-type="float">
            <text:p>1.477766996102E+018</text:p>
          </table:table-cell>
          <table:table-cell table:formula="of:=[.D290]+[.$B$5]" office:value-type="float" office:value="1.47776699604552E+018" calcext:value-type="float">
            <text:p>1.47776699604552E+018</text:p>
          </table:table-cell>
          <table:table-cell table:formula="of:=CEILING(([.F290]-[.G290]) / 1000000)" office:value-type="float" office:value="57" calcext:value-type="float">
            <text:p>57</text:p>
          </table:table-cell>
          <table:table-cell/>
          <table:table-cell table:formula="of:=CEILING(([.G291]-[.G290])/1000000)" office:value-type="float" office:value="20" calcext:value-type="float">
            <text:p>20</text:p>
          </table:table-cell>
          <table:table-cell table:formula="of:=CEILING(([.F291]-[.F290])/10000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096484958" calcext:value-type="float">
            <text:p>18837096484958</text:p>
          </table:table-cell>
          <table:table-cell office:value-type="float" office:value="3" calcext:value-type="float">
            <text:p>3</text:p>
          </table:table-cell>
          <table:table-cell office:value-type="float" office:value="1.477766996125E+018" calcext:value-type="float">
            <text:p>1.477766996125E+018</text:p>
          </table:table-cell>
          <table:table-cell table:formula="of:=[.D291]+[.$B$5]" office:value-type="float" office:value="1.47776699606551E+018" calcext:value-type="float">
            <text:p>1.47776699606551E+018</text:p>
          </table:table-cell>
          <table:table-cell table:formula="of:=CEILING(([.F291]-[.G291]) / 1000000)" office:value-type="float" office:value="60" calcext:value-type="float">
            <text:p>60</text:p>
          </table:table-cell>
          <table:table-cell/>
          <table:table-cell table:formula="of:=CEILING(([.G292]-[.G291])/1000000)" office:value-type="float" office:value="20" calcext:value-type="float">
            <text:p>20</text:p>
          </table:table-cell>
          <table:table-cell table:formula="of:=CEILING(([.F292]-[.F291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116473971" calcext:value-type="float">
            <text:p>18837116473971</text:p>
          </table:table-cell>
          <table:table-cell office:value-type="float" office:value="3" calcext:value-type="float">
            <text:p>3</text:p>
          </table:table-cell>
          <table:table-cell office:value-type="float" office:value="1.477766996143E+018" calcext:value-type="float">
            <text:p>1.477766996143E+018</text:p>
          </table:table-cell>
          <table:table-cell table:formula="of:=[.D292]+[.$B$5]" office:value-type="float" office:value="1.4777669960855E+018" calcext:value-type="float">
            <text:p>1.4777669960855E+018</text:p>
          </table:table-cell>
          <table:table-cell table:formula="of:=CEILING(([.F292]-[.G292]) / 1000000)" office:value-type="float" office:value="58" calcext:value-type="float">
            <text:p>58</text:p>
          </table:table-cell>
          <table:table-cell/>
          <table:table-cell table:formula="of:=CEILING(([.G293]-[.G292])/1000000)" office:value-type="float" office:value="20" calcext:value-type="float">
            <text:p>20</text:p>
          </table:table-cell>
          <table:table-cell table:formula="of:=CEILING(([.F293]-[.F29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136432467" calcext:value-type="float">
            <text:p>18837136432467</text:p>
          </table:table-cell>
          <table:table-cell office:value-type="float" office:value="3" calcext:value-type="float">
            <text:p>3</text:p>
          </table:table-cell>
          <table:table-cell office:value-type="float" office:value="1.477766996163E+018" calcext:value-type="float">
            <text:p>1.477766996163E+018</text:p>
          </table:table-cell>
          <table:table-cell table:formula="of:=[.D293]+[.$B$5]" office:value-type="float" office:value="1.47776699610546E+018" calcext:value-type="float">
            <text:p>1.47776699610546E+018</text:p>
          </table:table-cell>
          <table:table-cell table:formula="of:=CEILING(([.F293]-[.G293]) / 1000000)" office:value-type="float" office:value="58" calcext:value-type="float">
            <text:p>58</text:p>
          </table:table-cell>
          <table:table-cell/>
          <table:table-cell table:formula="of:=CEILING(([.G294]-[.G293])/1000000)" office:value-type="float" office:value="20" calcext:value-type="float">
            <text:p>20</text:p>
          </table:table-cell>
          <table:table-cell table:formula="of:=CEILING(([.F294]-[.F29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156421481" calcext:value-type="float">
            <text:p>18837156421481</text:p>
          </table:table-cell>
          <table:table-cell office:value-type="float" office:value="3" calcext:value-type="float">
            <text:p>3</text:p>
          </table:table-cell>
          <table:table-cell office:value-type="float" office:value="1.477766996182E+018" calcext:value-type="float">
            <text:p>1.477766996182E+018</text:p>
          </table:table-cell>
          <table:table-cell table:formula="of:=[.D294]+[.$B$5]" office:value-type="float" office:value="1.47776699612545E+018" calcext:value-type="float">
            <text:p>1.47776699612545E+018</text:p>
          </table:table-cell>
          <table:table-cell table:formula="of:=CEILING(([.F294]-[.G294]) / 1000000)" office:value-type="float" office:value="57" calcext:value-type="float">
            <text:p>57</text:p>
          </table:table-cell>
          <table:table-cell/>
          <table:table-cell table:formula="of:=CEILING(([.G295]-[.G294])/1000000)" office:value-type="float" office:value="21" calcext:value-type="float">
            <text:p>21</text:p>
          </table:table-cell>
          <table:table-cell table:formula="of:=CEILING(([.F295]-[.F294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176441012" calcext:value-type="float">
            <text:p>18837176441012</text:p>
          </table:table-cell>
          <table:table-cell office:value-type="float" office:value="3" calcext:value-type="float">
            <text:p>3</text:p>
          </table:table-cell>
          <table:table-cell office:value-type="float" office:value="1.477766996203E+018" calcext:value-type="float">
            <text:p>1.477766996203E+018</text:p>
          </table:table-cell>
          <table:table-cell table:formula="of:=[.D295]+[.$B$5]" office:value-type="float" office:value="1.47776699614547E+018" calcext:value-type="float">
            <text:p>1.47776699614547E+018</text:p>
          </table:table-cell>
          <table:table-cell table:formula="of:=CEILING(([.F295]-[.G295]) / 1000000)" office:value-type="float" office:value="58" calcext:value-type="float">
            <text:p>58</text:p>
          </table:table-cell>
          <table:table-cell/>
          <table:table-cell table:formula="of:=CEILING(([.G296]-[.G295])/1000000)" office:value-type="float" office:value="20" calcext:value-type="float">
            <text:p>20</text:p>
          </table:table-cell>
          <table:table-cell table:formula="of:=CEILING(([.F296]-[.F295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196399508" calcext:value-type="float">
            <text:p>18837196399508</text:p>
          </table:table-cell>
          <table:table-cell office:value-type="float" office:value="3" calcext:value-type="float">
            <text:p>3</text:p>
          </table:table-cell>
          <table:table-cell office:value-type="float" office:value="1.477766996223E+018" calcext:value-type="float">
            <text:p>1.477766996223E+018</text:p>
          </table:table-cell>
          <table:table-cell table:formula="of:=[.D296]+[.$B$5]" office:value-type="float" office:value="1.47776699616543E+018" calcext:value-type="float">
            <text:p>1.47776699616543E+018</text:p>
          </table:table-cell>
          <table:table-cell table:formula="of:=CEILING(([.F296]-[.G296]) / 1000000)" office:value-type="float" office:value="58" calcext:value-type="float">
            <text:p>58</text:p>
          </table:table-cell>
          <table:table-cell/>
          <table:table-cell table:formula="of:=CEILING(([.G297]-[.G296])/1000000)" office:value-type="float" office:value="20" calcext:value-type="float">
            <text:p>20</text:p>
          </table:table-cell>
          <table:table-cell table:formula="of:=CEILING(([.F297]-[.F296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216388522" calcext:value-type="float">
            <text:p>18837216388522</text:p>
          </table:table-cell>
          <table:table-cell office:value-type="float" office:value="3" calcext:value-type="float">
            <text:p>3</text:p>
          </table:table-cell>
          <table:table-cell office:value-type="float" office:value="1.477766996242E+018" calcext:value-type="float">
            <text:p>1.477766996242E+018</text:p>
          </table:table-cell>
          <table:table-cell table:formula="of:=[.D297]+[.$B$5]" office:value-type="float" office:value="1.47776699618541E+018" calcext:value-type="float">
            <text:p>1.47776699618541E+018</text:p>
          </table:table-cell>
          <table:table-cell table:formula="of:=CEILING(([.F297]-[.G297]) / 1000000)" office:value-type="float" office:value="57" calcext:value-type="float">
            <text:p>57</text:p>
          </table:table-cell>
          <table:table-cell/>
          <table:table-cell table:formula="of:=CEILING(([.G298]-[.G297])/1000000)" office:value-type="float" office:value="20" calcext:value-type="float">
            <text:p>20</text:p>
          </table:table-cell>
          <table:table-cell table:formula="of:=CEILING(([.F298]-[.F297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236377536" calcext:value-type="float">
            <text:p>18837236377536</text:p>
          </table:table-cell>
          <table:table-cell office:value-type="float" office:value="3" calcext:value-type="float">
            <text:p>3</text:p>
          </table:table-cell>
          <table:table-cell office:value-type="float" office:value="1.477766996263E+018" calcext:value-type="float">
            <text:p>1.477766996263E+018</text:p>
          </table:table-cell>
          <table:table-cell table:formula="of:=[.D298]+[.$B$5]" office:value-type="float" office:value="1.4777669962054E+018" calcext:value-type="float">
            <text:p>1.4777669962054E+018</text:p>
          </table:table-cell>
          <table:table-cell table:formula="of:=CEILING(([.F298]-[.G298]) / 1000000)" office:value-type="float" office:value="58" calcext:value-type="float">
            <text:p>58</text:p>
          </table:table-cell>
          <table:table-cell/>
          <table:table-cell table:formula="of:=CEILING(([.G299]-[.G298])/1000000)" office:value-type="float" office:value="20" calcext:value-type="float">
            <text:p>20</text:p>
          </table:table-cell>
          <table:table-cell table:formula="of:=CEILING(([.F299]-[.F298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256366549" calcext:value-type="float">
            <text:p>18837256366549</text:p>
          </table:table-cell>
          <table:table-cell office:value-type="float" office:value="3" calcext:value-type="float">
            <text:p>3</text:p>
          </table:table-cell>
          <table:table-cell office:value-type="float" office:value="1.477766996282E+018" calcext:value-type="float">
            <text:p>1.477766996282E+018</text:p>
          </table:table-cell>
          <table:table-cell table:formula="of:=[.D299]+[.$B$5]" office:value-type="float" office:value="1.47776699622539E+018" calcext:value-type="float">
            <text:p>1.47776699622539E+018</text:p>
          </table:table-cell>
          <table:table-cell table:formula="of:=CEILING(([.F299]-[.G299]) / 1000000)" office:value-type="float" office:value="57" calcext:value-type="float">
            <text:p>57</text:p>
          </table:table-cell>
          <table:table-cell/>
          <table:table-cell table:formula="of:=CEILING(([.G300]-[.G299])/1000000)" office:value-type="float" office:value="20" calcext:value-type="float">
            <text:p>20</text:p>
          </table:table-cell>
          <table:table-cell table:formula="of:=CEILING(([.F300]-[.F299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276355563" calcext:value-type="float">
            <text:p>18837276355563</text:p>
          </table:table-cell>
          <table:table-cell office:value-type="float" office:value="3" calcext:value-type="float">
            <text:p>3</text:p>
          </table:table-cell>
          <table:table-cell office:value-type="float" office:value="1.477766996303E+018" calcext:value-type="float">
            <text:p>1.477766996303E+018</text:p>
          </table:table-cell>
          <table:table-cell table:formula="of:=[.D300]+[.$B$5]" office:value-type="float" office:value="1.47776699624538E+018" calcext:value-type="float">
            <text:p>1.47776699624538E+018</text:p>
          </table:table-cell>
          <table:table-cell table:formula="of:=CEILING(([.F300]-[.G300]) / 1000000)" office:value-type="float" office:value="58" calcext:value-type="float">
            <text:p>58</text:p>
          </table:table-cell>
          <table:table-cell/>
          <table:table-cell table:formula="of:=CEILING(([.G301]-[.G300])/1000000)" office:value-type="float" office:value="20" calcext:value-type="float">
            <text:p>20</text:p>
          </table:table-cell>
          <table:table-cell table:formula="of:=CEILING(([.F301]-[.F30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296344577" calcext:value-type="float">
            <text:p>18837296344577</text:p>
          </table:table-cell>
          <table:table-cell office:value-type="float" office:value="3" calcext:value-type="float">
            <text:p>3</text:p>
          </table:table-cell>
          <table:table-cell office:value-type="float" office:value="1.477766996323E+018" calcext:value-type="float">
            <text:p>1.477766996323E+018</text:p>
          </table:table-cell>
          <table:table-cell table:formula="of:=[.D301]+[.$B$5]" office:value-type="float" office:value="1.47776699626537E+018" calcext:value-type="float">
            <text:p>1.47776699626537E+018</text:p>
          </table:table-cell>
          <table:table-cell table:formula="of:=CEILING(([.F301]-[.G301]) / 1000000)" office:value-type="float" office:value="58" calcext:value-type="float">
            <text:p>58</text:p>
          </table:table-cell>
          <table:table-cell/>
          <table:table-cell table:formula="of:=CEILING(([.G302]-[.G301])/1000000)" office:value-type="float" office:value="20" calcext:value-type="float">
            <text:p>20</text:p>
          </table:table-cell>
          <table:table-cell table:formula="of:=CEILING(([.F302]-[.F30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316303073" calcext:value-type="float">
            <text:p>18837316303073</text:p>
          </table:table-cell>
          <table:table-cell office:value-type="float" office:value="3" calcext:value-type="float">
            <text:p>3</text:p>
          </table:table-cell>
          <table:table-cell office:value-type="float" office:value="1.477766996342E+018" calcext:value-type="float">
            <text:p>1.477766996342E+018</text:p>
          </table:table-cell>
          <table:table-cell table:formula="of:=[.D302]+[.$B$5]" office:value-type="float" office:value="1.47776699628533E+018" calcext:value-type="float">
            <text:p>1.47776699628533E+018</text:p>
          </table:table-cell>
          <table:table-cell table:formula="of:=CEILING(([.F302]-[.G302]) / 1000000)" office:value-type="float" office:value="57" calcext:value-type="float">
            <text:p>57</text:p>
          </table:table-cell>
          <table:table-cell/>
          <table:table-cell table:formula="of:=CEILING(([.G303]-[.G302])/1000000)" office:value-type="float" office:value="20" calcext:value-type="float">
            <text:p>20</text:p>
          </table:table-cell>
          <table:table-cell table:formula="of:=CEILING(([.F303]-[.F302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336231051" calcext:value-type="float">
            <text:p>18837336231051</text:p>
          </table:table-cell>
          <table:table-cell office:value-type="float" office:value="3" calcext:value-type="float">
            <text:p>3</text:p>
          </table:table-cell>
          <table:table-cell office:value-type="float" office:value="1.477766996362E+018" calcext:value-type="float">
            <text:p>1.477766996362E+018</text:p>
          </table:table-cell>
          <table:table-cell table:formula="of:=[.D303]+[.$B$5]" office:value-type="float" office:value="1.47776699630526E+018" calcext:value-type="float">
            <text:p>1.47776699630526E+018</text:p>
          </table:table-cell>
          <table:table-cell table:formula="of:=CEILING(([.F303]-[.G303]) / 1000000)" office:value-type="float" office:value="57" calcext:value-type="float">
            <text:p>57</text:p>
          </table:table-cell>
          <table:table-cell/>
          <table:table-cell table:formula="of:=CEILING(([.G304]-[.G303])/1000000)" office:value-type="float" office:value="20" calcext:value-type="float">
            <text:p>20</text:p>
          </table:table-cell>
          <table:table-cell table:formula="of:=CEILING(([.F304]-[.F303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356189547" calcext:value-type="float">
            <text:p>18837356189547</text:p>
          </table:table-cell>
          <table:table-cell office:value-type="float" office:value="3" calcext:value-type="float">
            <text:p>3</text:p>
          </table:table-cell>
          <table:table-cell office:value-type="float" office:value="1.477766996382E+018" calcext:value-type="float">
            <text:p>1.477766996382E+018</text:p>
          </table:table-cell>
          <table:table-cell table:formula="of:=[.D304]+[.$B$5]" office:value-type="float" office:value="1.47776699632522E+018" calcext:value-type="float">
            <text:p>1.47776699632522E+018</text:p>
          </table:table-cell>
          <table:table-cell table:formula="of:=CEILING(([.F304]-[.G304]) / 1000000)" office:value-type="float" office:value="57" calcext:value-type="float">
            <text:p>57</text:p>
          </table:table-cell>
          <table:table-cell/>
          <table:table-cell table:formula="of:=CEILING(([.G305]-[.G304])/1000000)" office:value-type="float" office:value="20" calcext:value-type="float">
            <text:p>20</text:p>
          </table:table-cell>
          <table:table-cell table:formula="of:=CEILING(([.F305]-[.F304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376178561" calcext:value-type="float">
            <text:p>18837376178561</text:p>
          </table:table-cell>
          <table:table-cell office:value-type="float" office:value="3" calcext:value-type="float">
            <text:p>3</text:p>
          </table:table-cell>
          <table:table-cell office:value-type="float" office:value="1.477766996402E+018" calcext:value-type="float">
            <text:p>1.477766996402E+018</text:p>
          </table:table-cell>
          <table:table-cell table:formula="of:=[.D305]+[.$B$5]" office:value-type="float" office:value="1.4777669963452E+018" calcext:value-type="float">
            <text:p>1.4777669963452E+018</text:p>
          </table:table-cell>
          <table:table-cell table:formula="of:=CEILING(([.F305]-[.G305]) / 1000000)" office:value-type="float" office:value="57" calcext:value-type="float">
            <text:p>57</text:p>
          </table:table-cell>
          <table:table-cell/>
          <table:table-cell table:formula="of:=CEILING(([.G306]-[.G305])/1000000)" office:value-type="float" office:value="21" calcext:value-type="float">
            <text:p>21</text:p>
          </table:table-cell>
          <table:table-cell table:formula="of:=CEILING(([.F306]-[.F305])/10000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396198092" calcext:value-type="float">
            <text:p>18837396198092</text:p>
          </table:table-cell>
          <table:table-cell office:value-type="float" office:value="3" calcext:value-type="float">
            <text:p>3</text:p>
          </table:table-cell>
          <table:table-cell office:value-type="float" office:value="1.477766996424E+018" calcext:value-type="float">
            <text:p>1.477766996424E+018</text:p>
          </table:table-cell>
          <table:table-cell table:formula="of:=[.D306]+[.$B$5]" office:value-type="float" office:value="1.47776699636522E+018" calcext:value-type="float">
            <text:p>1.47776699636522E+018</text:p>
          </table:table-cell>
          <table:table-cell table:formula="of:=CEILING(([.F306]-[.G306]) / 1000000)" office:value-type="float" office:value="59" calcext:value-type="float">
            <text:p>59</text:p>
          </table:table-cell>
          <table:table-cell/>
          <table:table-cell table:formula="of:=CEILING(([.G307]-[.G306])/1000000)" office:value-type="float" office:value="20" calcext:value-type="float">
            <text:p>20</text:p>
          </table:table-cell>
          <table:table-cell table:formula="of:=CEILING(([.F307]-[.F306])/10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416187106" calcext:value-type="float">
            <text:p>18837416187106</text:p>
          </table:table-cell>
          <table:table-cell office:value-type="float" office:value="3" calcext:value-type="float">
            <text:p>3</text:p>
          </table:table-cell>
          <table:table-cell office:value-type="float" office:value="1.477766996442E+018" calcext:value-type="float">
            <text:p>1.477766996442E+018</text:p>
          </table:table-cell>
          <table:table-cell table:formula="of:=[.D307]+[.$B$5]" office:value-type="float" office:value="1.47776699638521E+018" calcext:value-type="float">
            <text:p>1.47776699638521E+018</text:p>
          </table:table-cell>
          <table:table-cell table:formula="of:=CEILING(([.F307]-[.G307]) / 1000000)" office:value-type="float" office:value="57" calcext:value-type="float">
            <text:p>57</text:p>
          </table:table-cell>
          <table:table-cell/>
          <table:table-cell table:formula="of:=CEILING(([.G308]-[.G307])/1000000)" office:value-type="float" office:value="20" calcext:value-type="float">
            <text:p>20</text:p>
          </table:table-cell>
          <table:table-cell table:formula="of:=CEILING(([.F308]-[.F307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436176120" calcext:value-type="float">
            <text:p>18837436176120</text:p>
          </table:table-cell>
          <table:table-cell office:value-type="float" office:value="3" calcext:value-type="float">
            <text:p>3</text:p>
          </table:table-cell>
          <table:table-cell office:value-type="float" office:value="1.477766996462E+018" calcext:value-type="float">
            <text:p>1.477766996462E+018</text:p>
          </table:table-cell>
          <table:table-cell table:formula="of:=[.D308]+[.$B$5]" office:value-type="float" office:value="1.4777669964052E+018" calcext:value-type="float">
            <text:p>1.4777669964052E+018</text:p>
          </table:table-cell>
          <table:table-cell table:formula="of:=CEILING(([.F308]-[.G308]) / 1000000)" office:value-type="float" office:value="57" calcext:value-type="float">
            <text:p>57</text:p>
          </table:table-cell>
          <table:table-cell/>
          <table:table-cell table:formula="of:=CEILING(([.G309]-[.G308])/1000000)" office:value-type="float" office:value="20" calcext:value-type="float">
            <text:p>20</text:p>
          </table:table-cell>
          <table:table-cell table:formula="of:=CEILING(([.F309]-[.F308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456165133" calcext:value-type="float">
            <text:p>18837456165133</text:p>
          </table:table-cell>
          <table:table-cell office:value-type="float" office:value="3" calcext:value-type="float">
            <text:p>3</text:p>
          </table:table-cell>
          <table:table-cell office:value-type="float" office:value="1.477766996481E+018" calcext:value-type="float">
            <text:p>1.477766996481E+018</text:p>
          </table:table-cell>
          <table:table-cell table:formula="of:=[.D309]+[.$B$5]" office:value-type="float" office:value="1.47776699642519E+018" calcext:value-type="float">
            <text:p>1.47776699642519E+018</text:p>
          </table:table-cell>
          <table:table-cell table:formula="of:=CEILING(([.F309]-[.G309]) / 1000000)" office:value-type="float" office:value="56" calcext:value-type="float">
            <text:p>56</text:p>
          </table:table-cell>
          <table:table-cell/>
          <table:table-cell table:formula="of:=CEILING(([.G310]-[.G309])/1000000)" office:value-type="float" office:value="20" calcext:value-type="float">
            <text:p>20</text:p>
          </table:table-cell>
          <table:table-cell table:formula="of:=CEILING(([.F310]-[.F309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476154147" calcext:value-type="float">
            <text:p>18837476154147</text:p>
          </table:table-cell>
          <table:table-cell office:value-type="float" office:value="3" calcext:value-type="float">
            <text:p>3</text:p>
          </table:table-cell>
          <table:table-cell office:value-type="float" office:value="1.477766996502E+018" calcext:value-type="float">
            <text:p>1.477766996502E+018</text:p>
          </table:table-cell>
          <table:table-cell table:formula="of:=[.D310]+[.$B$5]" office:value-type="float" office:value="1.47776699644518E+018" calcext:value-type="float">
            <text:p>1.47776699644518E+018</text:p>
          </table:table-cell>
          <table:table-cell table:formula="of:=CEILING(([.F310]-[.G310]) / 1000000)" office:value-type="float" office:value="57" calcext:value-type="float">
            <text:p>57</text:p>
          </table:table-cell>
          <table:table-cell/>
          <table:table-cell table:formula="of:=CEILING(([.G311]-[.G310])/1000000)" office:value-type="float" office:value="20" calcext:value-type="float">
            <text:p>20</text:p>
          </table:table-cell>
          <table:table-cell table:formula="of:=CEILING(([.F311]-[.F310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496112643" calcext:value-type="float">
            <text:p>18837496112643</text:p>
          </table:table-cell>
          <table:table-cell office:value-type="float" office:value="3" calcext:value-type="float">
            <text:p>3</text:p>
          </table:table-cell>
          <table:table-cell office:value-type="float" office:value="1.477766996522E+018" calcext:value-type="float">
            <text:p>1.477766996522E+018</text:p>
          </table:table-cell>
          <table:table-cell table:formula="of:=[.D311]+[.$B$5]" office:value-type="float" office:value="1.47776699646514E+018" calcext:value-type="float">
            <text:p>1.47776699646514E+018</text:p>
          </table:table-cell>
          <table:table-cell table:formula="of:=CEILING(([.F311]-[.G311]) / 1000000)" office:value-type="float" office:value="57" calcext:value-type="float">
            <text:p>57</text:p>
          </table:table-cell>
          <table:table-cell/>
          <table:table-cell table:formula="of:=CEILING(([.G312]-[.G311])/1000000)" office:value-type="float" office:value="20" calcext:value-type="float">
            <text:p>20</text:p>
          </table:table-cell>
          <table:table-cell table:formula="of:=CEILING(([.F312]-[.F311])/10000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516101657" calcext:value-type="float">
            <text:p>18837516101657</text:p>
          </table:table-cell>
          <table:table-cell office:value-type="float" office:value="3" calcext:value-type="float">
            <text:p>3</text:p>
          </table:table-cell>
          <table:table-cell office:value-type="float" office:value="1.477766996549E+018" calcext:value-type="float">
            <text:p>1.477766996549E+018</text:p>
          </table:table-cell>
          <table:table-cell table:formula="of:=[.D312]+[.$B$5]" office:value-type="float" office:value="1.47776699648513E+018" calcext:value-type="float">
            <text:p>1.47776699648513E+018</text:p>
          </table:table-cell>
          <table:table-cell table:formula="of:=CEILING(([.F312]-[.G312]) / 1000000)" office:value-type="float" office:value="64" calcext:value-type="float">
            <text:p>64</text:p>
          </table:table-cell>
          <table:table-cell/>
          <table:table-cell table:formula="of:=CEILING(([.G313]-[.G312])/1000000)" office:value-type="float" office:value="21" calcext:value-type="float">
            <text:p>21</text:p>
          </table:table-cell>
          <table:table-cell table:formula="of:=CEILING(([.F313]-[.F312])/10000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536182223" calcext:value-type="float">
            <text:p>18837536182223</text:p>
          </table:table-cell>
          <table:table-cell office:value-type="float" office:value="3" calcext:value-type="float">
            <text:p>3</text:p>
          </table:table-cell>
          <table:table-cell office:value-type="float" office:value="1.477766996564E+018" calcext:value-type="float">
            <text:p>1.477766996564E+018</text:p>
          </table:table-cell>
          <table:table-cell table:formula="of:=[.D313]+[.$B$5]" office:value-type="float" office:value="1.47776699650521E+018" calcext:value-type="float">
            <text:p>1.47776699650521E+018</text:p>
          </table:table-cell>
          <table:table-cell table:formula="of:=CEILING(([.F313]-[.G313]) / 1000000)" office:value-type="float" office:value="59" calcext:value-type="float">
            <text:p>59</text:p>
          </table:table-cell>
          <table:table-cell/>
          <table:table-cell table:formula="of:=CEILING(([.G314]-[.G313])/1000000)" office:value-type="float" office:value="20" calcext:value-type="float">
            <text:p>20</text:p>
          </table:table-cell>
          <table:table-cell table:formula="of:=CEILING(([.F314]-[.F313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556110202" calcext:value-type="float">
            <text:p>18837556110202</text:p>
          </table:table-cell>
          <table:table-cell office:value-type="float" office:value="3" calcext:value-type="float">
            <text:p>3</text:p>
          </table:table-cell>
          <table:table-cell office:value-type="float" office:value="1.477766996583E+018" calcext:value-type="float">
            <text:p>1.477766996583E+018</text:p>
          </table:table-cell>
          <table:table-cell table:formula="of:=[.D314]+[.$B$5]" office:value-type="float" office:value="1.47776699652514E+018" calcext:value-type="float">
            <text:p>1.47776699652514E+018</text:p>
          </table:table-cell>
          <table:table-cell table:formula="of:=CEILING(([.F314]-[.G314]) / 1000000)" office:value-type="float" office:value="58" calcext:value-type="float">
            <text:p>58</text:p>
          </table:table-cell>
          <table:table-cell/>
          <table:table-cell table:formula="of:=CEILING(([.G315]-[.G314])/1000000)" office:value-type="float" office:value="20" calcext:value-type="float">
            <text:p>20</text:p>
          </table:table-cell>
          <table:table-cell table:formula="of:=CEILING(([.F315]-[.F314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576099215" calcext:value-type="float">
            <text:p>18837576099215</text:p>
          </table:table-cell>
          <table:table-cell office:value-type="float" office:value="3" calcext:value-type="float">
            <text:p>3</text:p>
          </table:table-cell>
          <table:table-cell office:value-type="float" office:value="1.477766996602E+018" calcext:value-type="float">
            <text:p>1.477766996602E+018</text:p>
          </table:table-cell>
          <table:table-cell table:formula="of:=[.D315]+[.$B$5]" office:value-type="float" office:value="1.47776699654512E+018" calcext:value-type="float">
            <text:p>1.47776699654512E+018</text:p>
          </table:table-cell>
          <table:table-cell table:formula="of:=CEILING(([.F315]-[.G315]) / 1000000)" office:value-type="float" office:value="57" calcext:value-type="float">
            <text:p>57</text:p>
          </table:table-cell>
          <table:table-cell/>
          <table:table-cell table:formula="of:=CEILING(([.G316]-[.G315])/1000000)" office:value-type="float" office:value="20" calcext:value-type="float">
            <text:p>20</text:p>
          </table:table-cell>
          <table:table-cell table:formula="of:=CEILING(([.F316]-[.F315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596088229" calcext:value-type="float">
            <text:p>18837596088229</text:p>
          </table:table-cell>
          <table:table-cell office:value-type="float" office:value="3" calcext:value-type="float">
            <text:p>3</text:p>
          </table:table-cell>
          <table:table-cell office:value-type="float" office:value="1.477766996622E+018" calcext:value-type="float">
            <text:p>1.477766996622E+018</text:p>
          </table:table-cell>
          <table:table-cell table:formula="of:=[.D316]+[.$B$5]" office:value-type="float" office:value="1.47776699656511E+018" calcext:value-type="float">
            <text:p>1.47776699656511E+018</text:p>
          </table:table-cell>
          <table:table-cell table:formula="of:=CEILING(([.F316]-[.G316]) / 1000000)" office:value-type="float" office:value="57" calcext:value-type="float">
            <text:p>57</text:p>
          </table:table-cell>
          <table:table-cell/>
          <table:table-cell table:formula="of:=CEILING(([.G317]-[.G316])/1000000)" office:value-type="float" office:value="20" calcext:value-type="float">
            <text:p>20</text:p>
          </table:table-cell>
          <table:table-cell table:formula="of:=CEILING(([.F317]-[.F31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616077243" calcext:value-type="float">
            <text:p>18837616077243</text:p>
          </table:table-cell>
          <table:table-cell office:value-type="float" office:value="3" calcext:value-type="float">
            <text:p>3</text:p>
          </table:table-cell>
          <table:table-cell office:value-type="float" office:value="1.477766996642E+018" calcext:value-type="float">
            <text:p>1.477766996642E+018</text:p>
          </table:table-cell>
          <table:table-cell table:formula="of:=[.D317]+[.$B$5]" office:value-type="float" office:value="1.4777669965851E+018" calcext:value-type="float">
            <text:p>1.4777669965851E+018</text:p>
          </table:table-cell>
          <table:table-cell table:formula="of:=CEILING(([.F317]-[.G317]) / 1000000)" office:value-type="float" office:value="57" calcext:value-type="float">
            <text:p>57</text:p>
          </table:table-cell>
          <table:table-cell/>
          <table:table-cell table:formula="of:=CEILING(([.G318]-[.G317])/1000000)" office:value-type="float" office:value="20" calcext:value-type="float">
            <text:p>20</text:p>
          </table:table-cell>
          <table:table-cell table:formula="of:=CEILING(([.F318]-[.F317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636066256" calcext:value-type="float">
            <text:p>18837636066256</text:p>
          </table:table-cell>
          <table:table-cell office:value-type="float" office:value="3" calcext:value-type="float">
            <text:p>3</text:p>
          </table:table-cell>
          <table:table-cell office:value-type="float" office:value="1.477766996663E+018" calcext:value-type="float">
            <text:p>1.477766996663E+018</text:p>
          </table:table-cell>
          <table:table-cell table:formula="of:=[.D318]+[.$B$5]" office:value-type="float" office:value="1.47776699660509E+018" calcext:value-type="float">
            <text:p>1.47776699660509E+018</text:p>
          </table:table-cell>
          <table:table-cell table:formula="of:=CEILING(([.F318]-[.G318]) / 1000000)" office:value-type="float" office:value="58" calcext:value-type="float">
            <text:p>58</text:p>
          </table:table-cell>
          <table:table-cell/>
          <table:table-cell table:formula="of:=CEILING(([.G319]-[.G318])/1000000)" office:value-type="float" office:value="20" calcext:value-type="float">
            <text:p>20</text:p>
          </table:table-cell>
          <table:table-cell table:formula="of:=CEILING(([.F319]-[.F318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656024752" calcext:value-type="float">
            <text:p>18837656024752</text:p>
          </table:table-cell>
          <table:table-cell office:value-type="float" office:value="3" calcext:value-type="float">
            <text:p>3</text:p>
          </table:table-cell>
          <table:table-cell office:value-type="float" office:value="1.477766996683E+018" calcext:value-type="float">
            <text:p>1.477766996683E+018</text:p>
          </table:table-cell>
          <table:table-cell table:formula="of:=[.D319]+[.$B$5]" office:value-type="float" office:value="1.47776699662505E+018" calcext:value-type="float">
            <text:p>1.47776699662505E+018</text:p>
          </table:table-cell>
          <table:table-cell table:formula="of:=CEILING(([.F319]-[.G319]) / 1000000)" office:value-type="float" office:value="58" calcext:value-type="float">
            <text:p>58</text:p>
          </table:table-cell>
          <table:table-cell/>
          <table:table-cell table:formula="of:=CEILING(([.G320]-[.G319])/1000000)" office:value-type="float" office:value="21" calcext:value-type="float">
            <text:p>21</text:p>
          </table:table-cell>
          <table:table-cell table:formula="of:=CEILING(([.F320]-[.F319])/10000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676044284" calcext:value-type="float">
            <text:p>18837676044284</text:p>
          </table:table-cell>
          <table:table-cell office:value-type="float" office:value="3" calcext:value-type="float">
            <text:p>3</text:p>
          </table:table-cell>
          <table:table-cell office:value-type="float" office:value="1.477766996706E+018" calcext:value-type="float">
            <text:p>1.477766996706E+018</text:p>
          </table:table-cell>
          <table:table-cell table:formula="of:=[.D320]+[.$B$5]" office:value-type="float" office:value="1.47776699664507E+018" calcext:value-type="float">
            <text:p>1.47776699664507E+018</text:p>
          </table:table-cell>
          <table:table-cell table:formula="of:=CEILING(([.F320]-[.G320]) / 1000000)" office:value-type="float" office:value="61" calcext:value-type="float">
            <text:p>61</text:p>
          </table:table-cell>
          <table:table-cell/>
          <table:table-cell table:formula="of:=CEILING(([.G321]-[.G320])/1000000)" office:value-type="float" office:value="20" calcext:value-type="float">
            <text:p>20</text:p>
          </table:table-cell>
          <table:table-cell table:formula="of:=CEILING(([.F321]-[.F320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696002780" calcext:value-type="float">
            <text:p>18837696002780</text:p>
          </table:table-cell>
          <table:table-cell office:value-type="float" office:value="3" calcext:value-type="float">
            <text:p>3</text:p>
          </table:table-cell>
          <table:table-cell office:value-type="float" office:value="1.477766996724E+018" calcext:value-type="float">
            <text:p>1.477766996724E+018</text:p>
          </table:table-cell>
          <table:table-cell table:formula="of:=[.D321]+[.$B$5]" office:value-type="float" office:value="1.47776699666503E+018" calcext:value-type="float">
            <text:p>1.47776699666503E+018</text:p>
          </table:table-cell>
          <table:table-cell table:formula="of:=CEILING(([.F321]-[.G321]) / 1000000)" office:value-type="float" office:value="59" calcext:value-type="float">
            <text:p>59</text:p>
          </table:table-cell>
          <table:table-cell/>
          <table:table-cell table:formula="of:=CEILING(([.G322]-[.G321])/1000000)" office:value-type="float" office:value="20" calcext:value-type="float">
            <text:p>20</text:p>
          </table:table-cell>
          <table:table-cell table:formula="of:=CEILING(([.F322]-[.F32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715991793" calcext:value-type="float">
            <text:p>18837715991793</text:p>
          </table:table-cell>
          <table:table-cell office:value-type="float" office:value="3" calcext:value-type="float">
            <text:p>3</text:p>
          </table:table-cell>
          <table:table-cell office:value-type="float" office:value="1.477766996743E+018" calcext:value-type="float">
            <text:p>1.477766996743E+018</text:p>
          </table:table-cell>
          <table:table-cell table:formula="of:=[.D322]+[.$B$5]" office:value-type="float" office:value="1.47776699668502E+018" calcext:value-type="float">
            <text:p>1.47776699668502E+018</text:p>
          </table:table-cell>
          <table:table-cell table:formula="of:=CEILING(([.F322]-[.G322]) / 1000000)" office:value-type="float" office:value="58" calcext:value-type="float">
            <text:p>58</text:p>
          </table:table-cell>
          <table:table-cell/>
          <table:table-cell table:formula="of:=CEILING(([.G323]-[.G322])/1000000)" office:value-type="float" office:value="20" calcext:value-type="float">
            <text:p>20</text:p>
          </table:table-cell>
          <table:table-cell table:formula="of:=CEILING(([.F323]-[.F322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735980807" calcext:value-type="float">
            <text:p>18837735980807</text:p>
          </table:table-cell>
          <table:table-cell office:value-type="float" office:value="3" calcext:value-type="float">
            <text:p>3</text:p>
          </table:table-cell>
          <table:table-cell office:value-type="float" office:value="1.477766996765E+018" calcext:value-type="float">
            <text:p>1.477766996765E+018</text:p>
          </table:table-cell>
          <table:table-cell table:formula="of:=[.D323]+[.$B$5]" office:value-type="float" office:value="1.47776699670501E+018" calcext:value-type="float">
            <text:p>1.47776699670501E+018</text:p>
          </table:table-cell>
          <table:table-cell table:formula="of:=CEILING(([.F323]-[.G323]) / 1000000)" office:value-type="float" office:value="60" calcext:value-type="float">
            <text:p>60</text:p>
          </table:table-cell>
          <table:table-cell/>
          <table:table-cell table:formula="of:=CEILING(([.G324]-[.G323])/1000000)" office:value-type="float" office:value="21" calcext:value-type="float">
            <text:p>21</text:p>
          </table:table-cell>
          <table:table-cell table:formula="of:=CEILING(([.F324]-[.F323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756000338" calcext:value-type="float">
            <text:p>18837756000338</text:p>
          </table:table-cell>
          <table:table-cell office:value-type="float" office:value="3" calcext:value-type="float">
            <text:p>3</text:p>
          </table:table-cell>
          <table:table-cell office:value-type="float" office:value="1.477766996783E+018" calcext:value-type="float">
            <text:p>1.477766996783E+018</text:p>
          </table:table-cell>
          <table:table-cell table:formula="of:=[.D324]+[.$B$5]" office:value-type="float" office:value="1.47776699672503E+018" calcext:value-type="float">
            <text:p>1.47776699672503E+018</text:p>
          </table:table-cell>
          <table:table-cell table:formula="of:=CEILING(([.F324]-[.G324]) / 1000000)" office:value-type="float" office:value="58" calcext:value-type="float">
            <text:p>58</text:p>
          </table:table-cell>
          <table:table-cell/>
          <table:table-cell table:formula="of:=CEILING(([.G325]-[.G324])/1000000)" office:value-type="float" office:value="20" calcext:value-type="float">
            <text:p>20</text:p>
          </table:table-cell>
          <table:table-cell table:formula="of:=CEILING(([.F325]-[.F324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775958835" calcext:value-type="float">
            <text:p>18837775958835</text:p>
          </table:table-cell>
          <table:table-cell office:value-type="float" office:value="3" calcext:value-type="float">
            <text:p>3</text:p>
          </table:table-cell>
          <table:table-cell office:value-type="float" office:value="1.477766996805E+018" calcext:value-type="float">
            <text:p>1.477766996805E+018</text:p>
          </table:table-cell>
          <table:table-cell table:formula="of:=[.D325]+[.$B$5]" office:value-type="float" office:value="1.47776699674498E+018" calcext:value-type="float">
            <text:p>1.47776699674498E+018</text:p>
          </table:table-cell>
          <table:table-cell table:formula="of:=CEILING(([.F325]-[.G325]) / 1000000)" office:value-type="float" office:value="61" calcext:value-type="float">
            <text:p>61</text:p>
          </table:table-cell>
          <table:table-cell/>
          <table:table-cell table:formula="of:=CEILING(([.G326]-[.G325])/1000000)" office:value-type="float" office:value="20" calcext:value-type="float">
            <text:p>20</text:p>
          </table:table-cell>
          <table:table-cell table:formula="of:=CEILING(([.F326]-[.F325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795947848" calcext:value-type="float">
            <text:p>18837795947848</text:p>
          </table:table-cell>
          <table:table-cell office:value-type="float" office:value="3" calcext:value-type="float">
            <text:p>3</text:p>
          </table:table-cell>
          <table:table-cell office:value-type="float" office:value="1.477766996823E+018" calcext:value-type="float">
            <text:p>1.477766996823E+018</text:p>
          </table:table-cell>
          <table:table-cell table:formula="of:=[.D326]+[.$B$5]" office:value-type="float" office:value="1.47776699676497E+018" calcext:value-type="float">
            <text:p>1.47776699676497E+018</text:p>
          </table:table-cell>
          <table:table-cell table:formula="of:=CEILING(([.F326]-[.G326]) / 1000000)" office:value-type="float" office:value="59" calcext:value-type="float">
            <text:p>59</text:p>
          </table:table-cell>
          <table:table-cell/>
          <table:table-cell table:formula="of:=CEILING(([.G327]-[.G326])/1000000)" office:value-type="float" office:value="20" calcext:value-type="float">
            <text:p>20</text:p>
          </table:table-cell>
          <table:table-cell table:formula="of:=CEILING(([.F327]-[.F326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815936862" calcext:value-type="float">
            <text:p>18837815936862</text:p>
          </table:table-cell>
          <table:table-cell office:value-type="float" office:value="3" calcext:value-type="float">
            <text:p>3</text:p>
          </table:table-cell>
          <table:table-cell office:value-type="float" office:value="1.477766996843E+018" calcext:value-type="float">
            <text:p>1.477766996843E+018</text:p>
          </table:table-cell>
          <table:table-cell table:formula="of:=[.D327]+[.$B$5]" office:value-type="float" office:value="1.47776699678496E+018" calcext:value-type="float">
            <text:p>1.47776699678496E+018</text:p>
          </table:table-cell>
          <table:table-cell table:formula="of:=CEILING(([.F327]-[.G327]) / 1000000)" office:value-type="float" office:value="59" calcext:value-type="float">
            <text:p>59</text:p>
          </table:table-cell>
          <table:table-cell/>
          <table:table-cell table:formula="of:=CEILING(([.G328]-[.G327])/1000000)" office:value-type="float" office:value="20" calcext:value-type="float">
            <text:p>20</text:p>
          </table:table-cell>
          <table:table-cell table:formula="of:=CEILING(([.F328]-[.F327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835895358" calcext:value-type="float">
            <text:p>18837835895358</text:p>
          </table:table-cell>
          <table:table-cell office:value-type="float" office:value="3" calcext:value-type="float">
            <text:p>3</text:p>
          </table:table-cell>
          <table:table-cell office:value-type="float" office:value="1.477766996863E+018" calcext:value-type="float">
            <text:p>1.477766996863E+018</text:p>
          </table:table-cell>
          <table:table-cell table:formula="of:=[.D328]+[.$B$5]" office:value-type="float" office:value="1.47776699680492E+018" calcext:value-type="float">
            <text:p>1.47776699680492E+018</text:p>
          </table:table-cell>
          <table:table-cell table:formula="of:=CEILING(([.F328]-[.G328]) / 1000000)" office:value-type="float" office:value="59" calcext:value-type="float">
            <text:p>59</text:p>
          </table:table-cell>
          <table:table-cell/>
          <table:table-cell table:formula="of:=CEILING(([.G329]-[.G328])/1000000)" office:value-type="float" office:value="20" calcext:value-type="float">
            <text:p>20</text:p>
          </table:table-cell>
          <table:table-cell table:formula="of:=CEILING(([.F329]-[.F328])/10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855884372" calcext:value-type="float">
            <text:p>18837855884372</text:p>
          </table:table-cell>
          <table:table-cell office:value-type="float" office:value="3" calcext:value-type="float">
            <text:p>3</text:p>
          </table:table-cell>
          <table:table-cell office:value-type="float" office:value="1.477766996885E+018" calcext:value-type="float">
            <text:p>1.477766996885E+018</text:p>
          </table:table-cell>
          <table:table-cell table:formula="of:=[.D329]+[.$B$5]" office:value-type="float" office:value="1.47776699682491E+018" calcext:value-type="float">
            <text:p>1.47776699682491E+018</text:p>
          </table:table-cell>
          <table:table-cell table:formula="of:=CEILING(([.F329]-[.G329]) / 1000000)" office:value-type="float" office:value="61" calcext:value-type="float">
            <text:p>61</text:p>
          </table:table-cell>
          <table:table-cell/>
          <table:table-cell table:formula="of:=CEILING(([.G330]-[.G329])/1000000)" office:value-type="float" office:value="20" calcext:value-type="float">
            <text:p>20</text:p>
          </table:table-cell>
          <table:table-cell table:formula="of:=CEILING(([.F330]-[.F329])/100000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875812350" calcext:value-type="float">
            <text:p>18837875812350</text:p>
          </table:table-cell>
          <table:table-cell office:value-type="float" office:value="3" calcext:value-type="float">
            <text:p>3</text:p>
          </table:table-cell>
          <table:table-cell office:value-type="float" office:value="1.477766996903E+018" calcext:value-type="float">
            <text:p>1.477766996903E+018</text:p>
          </table:table-cell>
          <table:table-cell table:formula="of:=[.D330]+[.$B$5]" office:value-type="float" office:value="1.47776699684484E+018" calcext:value-type="float">
            <text:p>1.47776699684484E+018</text:p>
          </table:table-cell>
          <table:table-cell table:formula="of:=CEILING(([.F330]-[.G330]) / 1000000)" office:value-type="float" office:value="59" calcext:value-type="float">
            <text:p>59</text:p>
          </table:table-cell>
          <table:table-cell/>
          <table:table-cell table:formula="of:=CEILING(([.G331]-[.G330])/1000000)" office:value-type="float" office:value="20" calcext:value-type="float">
            <text:p>20</text:p>
          </table:table-cell>
          <table:table-cell table:formula="of:=CEILING(([.F331]-[.F330])/10000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895801364" calcext:value-type="float">
            <text:p>18837895801364</text:p>
          </table:table-cell>
          <table:table-cell office:value-type="float" office:value="3" calcext:value-type="float">
            <text:p>3</text:p>
          </table:table-cell>
          <table:table-cell office:value-type="float" office:value="1.477766996924E+018" calcext:value-type="float">
            <text:p>1.477766996924E+018</text:p>
          </table:table-cell>
          <table:table-cell table:formula="of:=[.D331]+[.$B$5]" office:value-type="float" office:value="1.47776699686483E+018" calcext:value-type="float">
            <text:p>1.47776699686483E+018</text:p>
          </table:table-cell>
          <table:table-cell table:formula="of:=CEILING(([.F331]-[.G331]) / 1000000)" office:value-type="float" office:value="60" calcext:value-type="float">
            <text:p>60</text:p>
          </table:table-cell>
          <table:table-cell/>
          <table:table-cell table:formula="of:=CEILING(([.G332]-[.G331])/1000000)" office:value-type="float" office:value="20" calcext:value-type="float">
            <text:p>20</text:p>
          </table:table-cell>
          <table:table-cell table:formula="of:=CEILING(([.F332]-[.F331])/10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68989563" calcext:value-type="float">
            <text:p>-0.68989563</text:p>
          </table:table-cell>
          <table:table-cell office:value-type="float" office:value="-0.016067505" calcext:value-type="float">
            <text:p>-0.016067505</text:p>
          </table:table-cell>
          <table:table-cell office:value-type="float" office:value="10.153915" calcext:value-type="float">
            <text:p>10.153915</text:p>
          </table:table-cell>
          <table:table-cell office:value-type="float" office:value="18837915790377" calcext:value-type="float">
            <text:p>18837915790377</text:p>
          </table:table-cell>
          <table:table-cell office:value-type="float" office:value="3" calcext:value-type="float">
            <text:p>3</text:p>
          </table:table-cell>
          <table:table-cell office:value-type="float" office:value="1.477766996943E+018" calcext:value-type="float">
            <text:p>1.477766996943E+018</text:p>
          </table:table-cell>
          <table:table-cell table:formula="of:=[.D332]+[.$B$5]" office:value-type="float" office:value="1.47776699688482E+018" calcext:value-type="float">
            <text:p>1.47776699688482E+018</text:p>
          </table:table-cell>
          <table:table-cell table:formula="of:=CEILING(([.F332]-[.G332]) / 1000000)"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</table:table>
      <table:table table:name="jitter chart" table:style-name="ta1">
        <table:shapes>
          <draw:frame draw:z-index="0" draw:style-name="gr1" draw:text-style-name="P1" svg:width="913.92pt" svg:height="515.71pt" svg:x="0.03pt" svg:y="0.03pt">
            <loext:p draw:notify-on-update-of-ranges="'weighthistory correct ms ns conversion'.J8:'weighthistory correct ms ns conversion'.J8 'weighthistory correct ms ns conversion'.J9:'weighthistory correct ms ns conversion'.J331 'weighthistory correct ms ns conversion'.K8:'weighthistory correct ms ns conversion'.K8 'weighthistory correct ms ns conversion'.K9:'weighthistory correct ms ns conversion'.K3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table table:name="latency chart" table:style-name="ta1">
        <table:shapes>
          <draw:frame draw:z-index="0" draw:style-name="gr1" draw:text-style-name="P1" svg:width="1286.99pt" svg:height="569.93pt" svg:x="0.03pt" svg:y="0.03pt">
            <loext:p draw:notify-on-update-of-ranges="'weighthistory correct ms ns conversion'.H8:'weighthistory correct ms ns conversion'.H8 'weighthistory correct ms ns conversion'.H9:'weighthistory correct ms ns conversion'.H3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9T21:02:35.366022413</dc:date>
    <meta:editing-duration>PT12M9S</meta:editing-duration>
    <meta:editing-cycles>2</meta:editing-cycles>
    <meta:generator>LibreOffice/5.1.5.2$Linux_X86_64 LibreOffice_project/10m0$Build-2</meta:generator>
    <meta:document-statistic meta:table-count="4" meta:cell-count="32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242cm" svg:height="18.194cm" xlink:href=".." xlink:type="simple" chart:class="chart:line" chart:style-name="ch1">
        <chart:legend chart:legend-position="end" svg:x="27.247cm" svg:y="8.549cm" style:legend-expansion="high" chart:style-name="ch2"/>
        <chart:plot-area chart:style-name="ch3" table:cell-range-address="'weighthistory correct ms ns conversion'.J8:'weighthistory correct ms ns conversion'.K331" chart:data-source-has-labels="row" svg:x="0.644cm" svg:y="0.363cm" svg:width="25.959cm" svg:height="17.468cm">
          <chartooo:coordinate-region svg:x="1.265cm" svg:y="0.484cm" svg:width="25.338cm" svg:height="16.3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eighthistory correct ms ns conversion'.J9:'weighthistory correct ms ns conversion'.J331" chart:label-cell-address="'weighthistory correct ms ns conversion'.J8:'weighthistory correct ms ns conversion'.J8" chart:class="chart:line">
            <chart:data-point chart:repeated="323"/>
          </chart:series>
          <chart:series chart:style-name="ch7" chart:values-cell-range-address="'weighthistory correct ms ns conversion'.K9:'weighthistory correct ms ns conversion'.K331" chart:label-cell-address="'weighthistory correct ms ns conversion'.K8:'weighthistory correct ms ns conversion'.K8" chart:class="chart:line">
            <chart:data-point chart:repeated="3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: sensor [ms]</text:p>
                <draw:g>
                  <svg:desc>'weighthistory correct ms ns conversion'.J8:'weighthistory correct ms ns conversion'.J8</svg:desc>
                </draw:g>
              </table:table-cell>
              <table:table-cell office:value-type="string">
                <text:p>jitter: server receipt[ms]</text:p>
                <draw:g>
                  <svg:desc>'weighthistory correct ms ns conversion'.K8:'weighthistory correct ms ns conversion'.K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weighthistory correct ms ns conversion'.J9:'weighthistory correct ms ns conversion'.J331</svg:desc>
                </draw:g>
              </table:table-cell>
              <table:table-cell office:value-type="float" office:value="0">
                <text:p>0</text:p>
                <draw:g>
                  <svg:desc>'weighthistory correct ms ns conversion'.K9:'weighthistory correct ms ns conversion'.K3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d320"/>
    </style:style>
    <style:style style:name="ch8" style:family="chart">
      <style:graphic-properties svg:stroke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403cm" svg:height="20.107cm" xlink:href=".." xlink:type="simple" chart:class="chart:line" chart:style-name="ch1">
        <chart:legend chart:legend-position="end" svg:x="39.164cm" svg:y="9.505cm" style:legend-expansion="high" chart:style-name="ch2"/>
        <chart:plot-area chart:style-name="ch3" table:cell-range-address="'weighthistory correct ms ns conversion'.H8:'weighthistory correct ms ns conversion'.H332" chart:data-source-has-labels="row" svg:x="0.908cm" svg:y="0.402cm" svg:width="37.348cm" svg:height="19.303cm">
          <chartooo:coordinate-region svg:x="1.715cm" svg:y="0.523cm" svg:width="36.541cm" svg:height="18.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eighthistory correct ms ns conversion'.H9:'weighthistory correct ms ns conversion'.H332" chart:label-cell-address="'weighthistory correct ms ns conversion'.H8:'weighthistory correct ms ns conversion'.H8" chart:class="chart:line">
            <chart:mean-value chart:style-name="ch7"/>
            <chart:regression-curve chart:style-name="ch8"/>
            <chart:data-point chart:repeated="3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server-sensor [ms]</text:p>
                <draw:g>
                  <svg:desc>'weighthistory correct ms ns conversion'.H8:'weighthistory correct ms ns conversion'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">
                <text:p>152</text:p>
                <draw:g>
                  <svg:desc>'weighthistory correct ms ns conversion'.H9:'weighthistory correct ms ns conversion'.H3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